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23cm"/>
    </style:style>
    <style:style style:family="table-column" style:name="co2">
      <style:table-column-properties fo:break-before="auto" style:column-width="0.67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2.965cm"/>
    </style:style>
    <style:style style:family="table-column" style:name="co5">
      <style:table-column-properties fo:break-before="auto" style:column-width="2.154cm"/>
    </style:style>
    <style:style style:family="table-column" style:name="co6">
      <style:table-column-properties fo:break-before="auto" style:column-width="0.84cm"/>
    </style:style>
    <style:style style:family="table-column" style:name="co7">
      <style:table-column-properties fo:break-before="auto" style:column-width="2.21cm"/>
    </style:style>
    <style:style style:family="table-column" style:name="co8">
      <style:table-column-properties fo:break-before="auto" style:column-width="1.09cm"/>
    </style:style>
    <style:style style:family="table-column" style:name="co9">
      <style:table-column-properties fo:break-before="auto" style:column-width="0.923cm"/>
    </style:style>
    <style:style style:family="table-column" style:name="co10">
      <style:table-column-properties fo:break-before="auto" style:column-width="1.734cm"/>
    </style:style>
    <style:style style:family="table-column" style:name="co11">
      <style:table-column-properties fo:break-before="auto" style:column-width="4.978cm"/>
    </style:style>
    <style:style style:family="table-column" style:name="co12">
      <style:table-column-properties fo:break-before="auto" style:column-width="0.559cm"/>
    </style:style>
    <style:style style:family="table-column" style:name="co13">
      <style:table-column-properties fo:break-before="auto" style:column-width="1.314cm"/>
    </style:style>
    <style:style style:family="table-column" style:name="co14">
      <style:table-column-properties fo:break-before="auto" style:column-width="2.265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635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0.45cm"/>
    </style:style>
    <style:style style:family="table" style:name="ta1" style:master-page-name="PageStyle_5f_Zeeland_20_I">
      <style:table-properties style:writing-mode="lr-tb" table:display="true"/>
    </style:style>
    <style:style style:family="table" style:name="ta2" style:master-page-name="PageStyle_5f_Zeeland_20_II">
      <style:table-properties style:writing-mode="lr-tb" table:display="tru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0.071cm" style:diagonal-bl-tr="none" style:rotation-align="none" fo:border="none" style:diagonal-tl-br="none"/>
    </style:style>
    <style:style style:family="table-cell" style:parent-style-name="Default" style:name="ce2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 I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Default" table:number-columns-repeated="20"/>
        <table:table-column table:style-name="co4" table:default-cell-style-name="ce10"/>
        <table:table-column table:style-name="co5" table:default-cell-style-name="ce10" table:number-columns-repeated="5"/>
        <table:table-column table:style-name="co6" table:default-cell-style-name="ce34"/>
        <table:table-column table:style-name="co7" table:default-cell-style-name="ce34"/>
        <table:table-column table:style-name="co8" table:default-cell-style-name="ce34" table:number-columns-repeated="2"/>
        <table:table-column table:style-name="co9" table:default-cell-style-name="ce34"/>
        <table:table-column table:style-name="co10" table:default-cell-style-name="ce34"/>
        <table:table-column table:style-name="co3" table:default-cell-style-name="Default" table:number-columns-repeated="990"/>
        <table:table-row table:style-name="ro1">
          <table:table-cell ns41:value-type="string" table:style-name="TL Title" office:value-type="string">
            <text:p>PROVINCIE ZEELAND VIJFDE GEDEELTE INDEELING NAAR DE KERKGENOOTSCHAPPEN</text:p>
          </table:table-cell>
          <table:table-cell table:style-name="ce6" table:number-columns-repeated="27"/>
          <table:table-cell table:style-name="ce33" table:number-columns-repeated="5"/>
          <table:table-cell table:style-name="ce47"/>
          <table:table-cell table:number-columns-repeated="990"/>
        </table:table-row>
        <table:table-row table:style-name="ro1">
          <table:table-cell table:style-name="ce2"/>
          <table:table-cell table:style-name="ce11" table:number-columns-repeated="27"/>
          <table:table-cell table:number-columns-repeated="996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number-rows-spanned="4" table:style-name="ce12" table:number-columns-spanned="1"/>
          <table:table-cell ns41:value-type="string" table:number-rows-spanned="3" table:style-name="TL ColHeader" table:number-columns-spanned="2" office:value-type="string">
            <text:p>Nederduitsche Hervormd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Waalsche Hervormd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Remonstrant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Christelijke Gereformeerd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Doopsgezind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Evangelisch Luther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Hersteld Luther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Roomsch-Catholiek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Oud-Room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Nederduitsche Israeliet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Portugesche Israeliet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Tot een ander of tot geen kerkgenootschap behoorende, of onbekend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22"/>
          <table:table-cell ns41:value-type="string" table:number-rows-spanned="4" table:style-name="ce35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1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8" table:number-columns-spanned="1" office:value-type="string">
            <text:p>Image nr.</text:p>
          </table:table-cell>
          <table:table-cell table:number-columns-repeated="990"/>
        </table:table-row>
        <table:table-row table:style-name="ro3">
          <table:covered-table-cell table:style-name="ce4"/>
          <table:covered-table-cell table:style-name="ce13"/>
          <table:covered-table-cell table:style-name="ce16"/>
          <table:covered-table-cell table:style-name="TL ColHeader" table:number-columns-repeated="25"/>
          <table:covered-table-cell table:style-name="ce36"/>
          <table:covered-table-cell table:style-name="ce42" table:number-columns-repeated="4"/>
          <table:covered-table-cell table:style-name="ce49"/>
          <table:table-cell table:number-columns-repeated="990"/>
        </table:table-row>
        <table:table-row table:style-name="ro3">
          <table:covered-table-cell table:style-name="ce4"/>
          <table:covered-table-cell table:style-name="ce13"/>
          <table:covered-table-cell table:style-name="ce16"/>
          <table:covered-table-cell table:style-name="TL ColHeader" table:number-columns-repeated="25"/>
          <table:covered-table-cell table:style-name="ce36"/>
          <table:covered-table-cell table:style-name="ce42" table:number-columns-repeated="4"/>
          <table:covered-table-cell table:style-name="ce49"/>
          <table:table-cell table:number-columns-repeated="990"/>
        </table:table-row>
        <table:table-row table:style-name="ro1">
          <table:covered-table-cell table:style-name="ce5"/>
          <table:covered-table-cell table:style-name="ce13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37"/>
          <table:covered-table-cell table:style-name="ce43" table:number-columns-repeated="4"/>
          <table:covered-table-cell table:style-name="ce50"/>
          <table:table-cell table:number-columns-repeated="990"/>
        </table:table-row>
        <table:table-row table:style-name="ro1">
          <table:table-cell table:style-name="ce6"/>
          <table:table-cell table:style-name="ce14"/>
          <table:table-cell table:style-name="ce6" table:number-columns-repeated="22"/>
          <table:table-cell table:style-name="ce27" table:number-columns-repeated="4"/>
          <table:table-cell table:style-name="ce38" table:number-columns-repeated="6"/>
          <table:table-cell table:number-columns-repeated="990"/>
        </table:table-row>
        <table:table-row table:style-name="ro2">
          <table:table-cell ns41:value-type="string" table:style-name="TL RowHeader" office:value-type="string">
            <text:p>Aardenburg</text:p>
          </table:table-cell>
          <table:table-cell table:style-name="ce14"/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484" office:value-type="float">
            <text:p>48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4"/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41" office:value-type="float">
            <text:p>441</text:p>
          </table:table-cell>
          <table:table-cell table:style-name="TL Data" table:number-columns-repeated="8"/>
          <table:table-cell table:formula="of:=SUM([.C8]+[.E8]+[.G8]+[.I8]+[.K8]+[.M8]+[.O8]+[.Q8]+[.S8]+[.U8]+[.W8]+[.Y8])" ns41:value-type="float" table:style-name="TL Data" office:value-type="float" office:value="868">
            <text:p>868</text:p>
          </table:table-cell>
          <table:table-cell table:formula="of:=SUM([.Z8]+[.X8]+[.V8]+[.T8]+[.R8]+[.P8]+[.N8]+[.L8]+[.J8]+[.H8]+[.F8]+[.D8])" ns41:value-type="float" table:style-name="TL Data" office:value-type="float" office:value="951">
            <text:p>95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Axel</text:p>
          </table:table-cell>
          <table:table-cell table:style-name="ce14"/>
          <table:table-cell ns41:value-type="float" table:style-name="TL Data" office:value="1166" office:value-type="float">
            <text:p>1166</text:p>
          </table:table-cell>
          <table:table-cell ns41:value-type="float" table:style-name="TL Data" office:value="1229" office:value-type="float">
            <text:p>12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7" office:value-type="float">
            <text:p>9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50" office:value-type="float">
            <text:p>25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SUM([.C9]+[.E9]+[.G9]+[.I9]+[.K9]+[.M9]+[.O9]+[.Q9]+[.S9]+[.U9]+[.W9]+[.Y9])" ns41:value-type="float" table:style-name="TL Data" office:value-type="float" office:value="1545">
            <text:p>1545</text:p>
          </table:table-cell>
          <table:table-cell table:formula="of:=SUM([.Z9]+[.X9]+[.V9]+[.T9]+[.R9]+[.P9]+[.N9]+[.L9]+[.J9]+[.H9]+[.F9]+[.D9])" ns41:value-type="float" table:style-name="TL Data" office:value-type="float" office:value="1580">
            <text:p>158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iervliet</text:p>
          </table:table-cell>
          <table:table-cell table:style-name="ce14"/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757" office:value-type="float">
            <text:p>757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349" office:value-type="float">
            <text:p>349</text:p>
          </table:table-cell>
          <table:table-cell table:style-name="TL Data" table:number-columns-repeated="8"/>
          <table:table-cell table:formula="of:=SUM([.C10]+[.E10]+[.G10]+[.I10]+[.K10]+[.M10]+[.O10]+[.Q10]+[.S10]+[.U10]+[.W10]+[.Y10])" ns41:value-type="float" table:style-name="TL Data" office:value-type="float" office:value="1058">
            <text:p>1058</text:p>
          </table:table-cell>
          <table:table-cell table:formula="of:=SUM([.Z10]+[.X10]+[.V10]+[.T10]+[.R10]+[.P10]+[.N10]+[.L10]+[.J10]+[.H10]+[.F10]+[.D10])" ns41:value-type="float" table:style-name="TL Data" office:value-type="float" office:value="1107">
            <text:p>110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oschkapelle</text:p>
          </table:table-cell>
          <table:table-cell table:style-name="ce14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629" office:value-type="float">
            <text:p>629</text:p>
          </table:table-cell>
          <table:table-cell table:style-name="TL Data" table:number-columns-repeated="8"/>
          <table:table-cell table:formula="of:=SUM([.C11]+[.E11]+[.G11]+[.I11]+[.K11]+[.M11]+[.O11]+[.Q11]+[.S11]+[.U11]+[.W11]+[.Y11])" ns41:value-type="float" table:style-name="TL Data" office:value-type="float" office:value="624">
            <text:p>624</text:p>
          </table:table-cell>
          <table:table-cell table:formula="of:=SUM([.Z11]+[.X11]+[.V11]+[.T11]+[.R11]+[.P11]+[.N11]+[.L11]+[.J11]+[.H11]+[.F11]+[.D11])" ns41:value-type="float" table:style-name="TL Data" office:value-type="float" office:value="662">
            <text:p>66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reskens</text:p>
          </table:table-cell>
          <table:table-cell table:style-name="ce14"/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670" office:value-type="float">
            <text:p>670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formula="of:=SUM([.C12]+[.E12]+[.G12]+[.I12]+[.K12]+[.M12]+[.O12]+[.Q12]+[.S12]+[.U12]+[.W12]+[.Y12])" ns41:value-type="float" table:style-name="TL Data" office:value-type="float" office:value="720">
            <text:p>720</text:p>
          </table:table-cell>
          <table:table-cell table:formula="of:=SUM([.Z12]+[.X12]+[.V12]+[.T12]+[.R12]+[.P12]+[.N12]+[.L12]+[.J12]+[.H12]+[.F12]+[.D12])" ns41:value-type="float" table:style-name="TL Data" office:value-type="float" office:value="745">
            <text:p>74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Cadzand</text:p>
          </table:table-cell>
          <table:table-cell table:style-name="ce14"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561" office:value-type="float">
            <text:p>56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formula="of:=SUM([.C13]+[.E13]+[.G13]+[.I13]+[.K13]+[.M13]+[.O13]+[.Q13]+[.S13]+[.U13]+[.W13]+[.Y13])" ns41:value-type="float" table:style-name="TL Data" office:value-type="float" office:value="593">
            <text:p>593</text:p>
          </table:table-cell>
          <table:table-cell table:formula="of:=SUM([.Z13]+[.X13]+[.V13]+[.T13]+[.R13]+[.P13]+[.N13]+[.L13]+[.J13]+[.H13]+[.F13]+[.D13])" ns41:value-type="float" table:style-name="TL Data" office:value-type="float" office:value="598">
            <text:p>59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Clinge</text:p>
          </table:table-cell>
          <table:table-cell table:style-name="ce1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1161" office:value-type="float">
            <text:p>116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formula="of:=SUM([.C14]+[.E14]+[.G14]+[.I14]+[.K14]+[.M14]+[.O14]+[.Q14]+[.S14]+[.U14]+[.W14]+[.Y14])" ns41:value-type="float" table:style-name="TL Data" office:value-type="float" office:value="1194">
            <text:p>1194</text:p>
          </table:table-cell>
          <table:table-cell table:formula="of:=SUM([.Z14]+[.X14]+[.V14]+[.T14]+[.R14]+[.P14]+[.N14]+[.L14]+[.J14]+[.H14]+[.F14]+[.D14])" ns41:value-type="float" table:style-name="TL Data" office:value-type="float" office:value="1170">
            <text:p>117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Eede</text:p>
          </table:table-cell>
          <table:table-cell table:style-name="ce1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2"/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558" office:value-type="float">
            <text:p>558</text:p>
          </table:table-cell>
          <table:table-cell table:style-name="TL Data" table:number-columns-repeated="8"/>
          <table:table-cell table:formula="of:=SUM([.C15]+[.E15]+[.G15]+[.I15]+[.K15]+[.M15]+[.O15]+[.Q15]+[.S15]+[.U15]+[.W15]+[.Y15])" ns41:value-type="float" table:style-name="TL Data" office:value-type="float" office:value="669">
            <text:p>669</text:p>
          </table:table-cell>
          <table:table-cell table:formula="of:=SUM([.Z15]+[.X15]+[.V15]+[.T15]+[.R15]+[.P15]+[.N15]+[.L15]+[.J15]+[.H15]+[.F15]+[.D15])" ns41:value-type="float" table:style-name="TL Data" office:value-type="float" office:value="569">
            <text:p>56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Graauw</text:p>
          </table:table-cell>
          <table:table-cell table:style-name="ce1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12"/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942" office:value-type="float">
            <text:p>942</text:p>
          </table:table-cell>
          <table:table-cell table:style-name="TL Data" table:number-columns-repeated="8"/>
          <table:table-cell table:formula="of:=SUM([.C16]+[.E16]+[.G16]+[.I16]+[.K16]+[.M16]+[.O16]+[.Q16]+[.S16]+[.U16]+[.W16]+[.Y16])" ns41:value-type="float" table:style-name="TL Data" office:value-type="float" office:value="1011">
            <text:p>1011</text:p>
          </table:table-cell>
          <table:table-cell table:formula="of:=SUM([.Z16]+[.X16]+[.V16]+[.T16]+[.R16]+[.P16]+[.N16]+[.L16]+[.J16]+[.H16]+[.F16]+[.D16])" ns41:value-type="float" table:style-name="TL Data" office:value-type="float" office:value="968">
            <text:p>96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Groede</text:p>
          </table:table-cell>
          <table:table-cell table:style-name="ce14"/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1009" office:value-type="float">
            <text:p>1009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31" office:value-type="float">
            <text:p>231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formula="of:=SUM([.C17]+[.E17]+[.G17]+[.I17]+[.K17]+[.M17]+[.O17]+[.Q17]+[.S17]+[.U17]+[.W17]+[.Y17])" ns41:value-type="float" table:style-name="TL Data" office:value-type="float" office:value="1252">
            <text:p>1252</text:p>
          </table:table-cell>
          <table:table-cell table:formula="of:=SUM([.Z17]+[.X17]+[.V17]+[.T17]+[.R17]+[.P17]+[.N17]+[.L17]+[.J17]+[.H17]+[.F17]+[.D17])" ns41:value-type="float" table:style-name="TL Data" office:value-type="float" office:value="1285">
            <text:p>128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eille</text:p>
          </table:table-cell>
          <table:table-cell table:style-name="ce14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12"/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42" office:value-type="float">
            <text:p>242</text:p>
          </table:table-cell>
          <table:table-cell table:style-name="TL Data" table:number-columns-repeated="8"/>
          <table:table-cell table:formula="of:=SUM([.C18]+[.E18]+[.G18]+[.I18]+[.K18]+[.M18]+[.O18]+[.Q18]+[.S18]+[.U18]+[.W18]+[.Y18])" ns41:value-type="float" table:style-name="TL Data" office:value-type="float" office:value="303">
            <text:p>303</text:p>
          </table:table-cell>
          <table:table-cell table:formula="of:=SUM([.Z18]+[.X18]+[.V18]+[.T18]+[.R18]+[.P18]+[.N18]+[.L18]+[.J18]+[.H18]+[.F18]+[.D18])" ns41:value-type="float" table:style-name="TL Data" office:value-type="float" office:value="288">
            <text:p>28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engstdijk</text:p>
          </table:table-cell>
          <table:table-cell table:style-name="ce1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12"/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51" office:value-type="float">
            <text:p>351</text:p>
          </table:table-cell>
          <table:table-cell table:style-name="TL Data" table:number-columns-repeated="8"/>
          <table:table-cell table:formula="of:=SUM([.C19]+[.E19]+[.G19]+[.I19]+[.K19]+[.M19]+[.O19]+[.Q19]+[.S19]+[.U19]+[.W19]+[.Y19])" ns41:value-type="float" table:style-name="TL Data" office:value-type="float" office:value="360">
            <text:p>360</text:p>
          </table:table-cell>
          <table:table-cell table:formula="of:=SUM([.Z19]+[.X19]+[.V19]+[.T19]+[.R19]+[.P19]+[.N19]+[.L19]+[.J19]+[.H19]+[.F19]+[.D19])" ns41:value-type="float" table:style-name="TL Data" office:value-type="float" office:value="367">
            <text:p>36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oek</text:p>
          </table:table-cell>
          <table:table-cell table:style-name="ce14"/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830" office:value-type="float">
            <text:p>830</text:p>
          </table:table-cell>
          <table:table-cell table:style-name="TL Data" table:number-columns-repeated="4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6"/>
          <table:table-cell ns41:value-type="float" office:value="33" table:style-name="TL Data" table:number-columns-repeated="2" office:value-type="float">
            <text:p>33</text:p>
          </table:table-cell>
          <table:table-cell table:style-name="TL Data" table:number-columns-repeated="8"/>
          <table:table-cell table:formula="of:=SUM([.C20]+[.E20]+[.G20]+[.I20]+[.K20]+[.M20]+[.O20]+[.Q20]+[.S20]+[.U20]+[.W20]+[.Y20])" ns41:value-type="float" table:style-name="TL Data" office:value-type="float" office:value="926">
            <text:p>926</text:p>
          </table:table-cell>
          <table:table-cell table:formula="of:=SUM([.Z20]+[.X20]+[.V20]+[.T20]+[.R20]+[.P20]+[.N20]+[.L20]+[.J20]+[.H20]+[.F20]+[.D20])" ns41:value-type="float" table:style-name="TL Data" office:value-type="float" office:value="930">
            <text:p>93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ontenisse</text:p>
          </table:table-cell>
          <table:table-cell table:style-name="ce14"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2252" office:value-type="float">
            <text:p>2252</text:p>
          </table:table-cell>
          <table:table-cell ns41:value-type="float" table:style-name="TL Data" office:value="2422" office:value-type="float">
            <text:p>2422</text:p>
          </table:table-cell>
          <table:table-cell table:style-name="TL Data" table:number-columns-repeated="8"/>
          <table:table-cell table:formula="of:=SUM([.C21]+[.E21]+[.G21]+[.I21]+[.K21]+[.M21]+[.O21]+[.Q21]+[.S21]+[.U21]+[.W21]+[.Y21])" ns41:value-type="float" table:style-name="TL Data" office:value-type="float" office:value="2412">
            <text:p>2412</text:p>
          </table:table-cell>
          <table:table-cell table:formula="of:=SUM([.Z21]+[.X21]+[.V21]+[.T21]+[.R21]+[.P21]+[.N21]+[.L21]+[.J21]+[.H21]+[.F21]+[.D21])" ns41:value-type="float" table:style-name="TL Data" office:value-type="float" office:value="2569">
            <text:p>256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oofdplaat</text:p>
          </table:table-cell>
          <table:table-cell table:style-name="ce14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41" office:value-type="float">
            <text:p>241</text:p>
          </table:table-cell>
          <table:table-cell table:style-name="TL Data" table:number-columns-repeated="12"/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557" office:value-type="float">
            <text:p>557</text:p>
          </table:table-cell>
          <table:table-cell table:style-name="TL Data" table:number-columns-repeated="8"/>
          <table:table-cell table:formula="of:=SUM([.C22]+[.E22]+[.G22]+[.I22]+[.K22]+[.M22]+[.O22]+[.Q22]+[.S22]+[.U22]+[.W22]+[.Y22])" ns41:value-type="float" table:style-name="TL Data" office:value-type="float" office:value="737">
            <text:p>737</text:p>
          </table:table-cell>
          <table:table-cell table:formula="of:=SUM([.Z22]+[.X22]+[.V22]+[.T22]+[.R22]+[.P22]+[.N22]+[.L22]+[.J22]+[.H22]+[.F22]+[.D22])" ns41:value-type="float" table:style-name="TL Data" office:value-type="float" office:value="798">
            <text:p>79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ulst</text:p>
          </table:table-cell>
          <table:table-cell table:style-name="ce14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12"/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1225" office:value-type="float">
            <text:p>122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C23]+[.E23]+[.G23]+[.I23]+[.K23]+[.M23]+[.O23]+[.Q23]+[.S23]+[.U23]+[.W23]+[.Y23])" ns41:value-type="float" table:style-name="TL Data" office:value-type="float" office:value="1099">
            <text:p>1099</text:p>
          </table:table-cell>
          <table:table-cell table:formula="of:=SUM([.Z23]+[.X23]+[.V23]+[.T23]+[.R23]+[.P23]+[.N23]+[.L23]+[.J23]+[.H23]+[.F23]+[.D23])" ns41:value-type="float" table:style-name="TL Data" office:value-type="float" office:value="1330">
            <text:p>133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Koewacht</text:p>
          </table:table-cell>
          <table:table-cell table:style-name="ce1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1034" office:value-type="float">
            <text:p>1034</text:p>
          </table:table-cell>
          <table:table-cell table:style-name="TL Data" table:number-columns-repeated="8"/>
          <table:table-cell table:formula="of:=SUM([.C24]+[.E24]+[.G24]+[.I24]+[.K24]+[.M24]+[.O24]+[.Q24]+[.S24]+[.U24]+[.W24]+[.Y24])" ns41:value-type="float" table:style-name="TL Data" office:value-type="float" office:value="1088">
            <text:p>1088</text:p>
          </table:table-cell>
          <table:table-cell table:formula="of:=SUM([.Z24]+[.X24]+[.V24]+[.T24]+[.R24]+[.P24]+[.N24]+[.L24]+[.J24]+[.H24]+[.F24]+[.D24])" ns41:value-type="float" table:style-name="TL Data" office:value-type="float" office:value="1039">
            <text:p>103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Nieuwvliet</text:p>
          </table:table-cell>
          <table:table-cell table:style-name="ce14"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47" office:value-type="float">
            <text:p>347</text:p>
          </table:table-cell>
          <table:table-cell table:style-name="TL Data" table:number-columns-repeated="8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table:formula="of:=SUM([.C25]+[.E25]+[.G25]+[.I25]+[.K25]+[.M25]+[.O25]+[.Q25]+[.S25]+[.U25]+[.W25]+[.Y25])" ns41:value-type="float" table:style-name="TL Data" office:value-type="float" office:value="346">
            <text:p>346</text:p>
          </table:table-cell>
          <table:table-cell table:formula="of:=SUM([.Z25]+[.X25]+[.V25]+[.T25]+[.R25]+[.P25]+[.N25]+[.L25]+[.J25]+[.H25]+[.F25]+[.D25])" ns41:value-type="float" table:style-name="TL Data" office:value-type="float" office:value="357">
            <text:p>35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Oostburg</text:p>
          </table:table-cell>
          <table:table-cell table:style-name="ce14"/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737" office:value-type="float">
            <text:p>737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61" table:style-name="TL Data" table:number-columns-repeated="2" office:value-type="float">
            <text:p>261</text:p>
          </table:table-cell>
          <table:table-cell table:style-name="TL Data" table:number-columns-repeated="8"/>
          <table:table-cell table:formula="of:=SUM([.C26]+[.E26]+[.G26]+[.I26]+[.K26]+[.M26]+[.O26]+[.Q26]+[.S26]+[.U26]+[.W26]+[.Y26])" ns41:value-type="float" table:style-name="TL Data" office:value-type="float" office:value="911">
            <text:p>911</text:p>
          </table:table-cell>
          <table:table-cell table:formula="of:=SUM([.Z26]+[.X26]+[.V26]+[.T26]+[.R26]+[.P26]+[.N26]+[.L26]+[.J26]+[.H26]+[.F26]+[.D26])" ns41:value-type="float" table:style-name="TL Data" office:value-type="float" office:value="1005">
            <text:p>100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Ossenisse</text:p>
          </table:table-cell>
          <table:table-cell table:style-name="ce1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12"/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430" office:value-type="float">
            <text:p>430</text:p>
          </table:table-cell>
          <table:table-cell table:style-name="TL Data" table:number-columns-repeated="8"/>
          <table:table-cell table:formula="of:=SUM([.C27]+[.E27]+[.G27]+[.I27]+[.K27]+[.M27]+[.O27]+[.Q27]+[.S27]+[.U27]+[.W27]+[.Y27])" ns41:value-type="float" table:style-name="TL Data" office:value-type="float" office:value="453">
            <text:p>453</text:p>
          </table:table-cell>
          <table:table-cell table:formula="of:=SUM([.Z27]+[.X27]+[.V27]+[.T27]+[.R27]+[.P27]+[.N27]+[.L27]+[.J27]+[.H27]+[.F27]+[.D27])" ns41:value-type="float" table:style-name="TL Data" office:value-type="float" office:value="442">
            <text:p>44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Overslag</text:p>
          </table:table-cell>
          <table:table-cell table:style-name="ce14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32" office:value-type="float">
            <text:p>232</text:p>
          </table:table-cell>
          <table:table-cell table:style-name="TL Data" table:number-columns-repeated="8"/>
          <table:table-cell table:formula="of:=SUM([.C28]+[.E28]+[.G28]+[.I28]+[.K28]+[.M28]+[.O28]+[.Q28]+[.S28]+[.U28]+[.W28]+[.Y28])" ns41:value-type="float" table:style-name="TL Data" office:value-type="float" office:value="234">
            <text:p>234</text:p>
          </table:table-cell>
          <table:table-cell table:formula="of:=SUM([.Z28]+[.X28]+[.V28]+[.T28]+[.R28]+[.P28]+[.N28]+[.L28]+[.J28]+[.H28]+[.F28]+[.D28])" ns41:value-type="float" table:style-name="TL Data" office:value-type="float" office:value="232">
            <text:p>23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Philippine</text:p>
          </table:table-cell>
          <table:table-cell table:style-name="ce1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06" office:value-type="float">
            <text:p>306</text:p>
          </table:table-cell>
          <table:table-cell table:style-name="TL Data" table:number-columns-repeated="8"/>
          <table:table-cell table:formula="of:=SUM([.C29]+[.E29]+[.G29]+[.I29]+[.K29]+[.M29]+[.O29]+[.Q29]+[.S29]+[.U29]+[.W29]+[.Y29])" ns41:value-type="float" table:style-name="TL Data" office:value-type="float" office:value="361">
            <text:p>361</text:p>
          </table:table-cell>
          <table:table-cell table:formula="of:=SUM([.Z29]+[.X29]+[.V29]+[.T29]+[.R29]+[.P29]+[.N29]+[.L29]+[.J29]+[.H29]+[.F29]+[.D29])" ns41:value-type="float" table:style-name="TL Data" office:value-type="float" office:value="331">
            <text:p>33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Retranchement</text:p>
          </table:table-cell>
          <table:table-cell table:style-name="ce14"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57" office:value-type="float">
            <text:p>357</text:p>
          </table:table-cell>
          <table:table-cell table:style-name="TL Data" table:number-columns-repeated="12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8"/>
          <table:table-cell table:formula="of:=SUM([.C30]+[.E30]+[.G30]+[.I30]+[.K30]+[.M30]+[.O30]+[.Q30]+[.S30]+[.U30]+[.W30]+[.Y30])" ns41:value-type="float" table:style-name="TL Data" office:value-type="float" office:value="435">
            <text:p>435</text:p>
          </table:table-cell>
          <table:table-cell table:formula="of:=SUM([.Z30]+[.X30]+[.V30]+[.T30]+[.R30]+[.P30]+[.N30]+[.L30]+[.J30]+[.H30]+[.F30]+[.D30])" ns41:value-type="float" table:style-name="TL Data" office:value-type="float" office:value="429">
            <text:p>42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as van Gent</text:p>
          </table:table-cell>
          <table:table-cell table:style-name="ce14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531" office:value-type="float">
            <text:p>53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31]+[.E31]+[.G31]+[.I31]+[.K31]+[.M31]+[.O31]+[.Q31]+[.S31]+[.U31]+[.W31]+[.Y31])" ns41:value-type="float" table:style-name="TL Data" office:value-type="float" office:value="570">
            <text:p>570</text:p>
          </table:table-cell>
          <table:table-cell table:formula="of:=SUM([.Z31]+[.X31]+[.V31]+[.T31]+[.R31]+[.P31]+[.N31]+[.L31]+[.J31]+[.H31]+[.F31]+[.D31])" ns41:value-type="float" table:style-name="TL Data" office:value-type="float" office:value="626">
            <text:p>62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choondijke</text:p>
          </table:table-cell>
          <table:table-cell table:style-name="ce14"/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706" office:value-type="float">
            <text:p>706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13" office:value-type="float">
            <text:p>213</text:p>
          </table:table-cell>
          <table:table-cell table:style-name="TL Data" table:number-columns-repeated="6"/>
          <table:table-cell ns41:value-type="float" office:value="3" table:style-name="TL Data" table:number-columns-repeated="2" office:value-type="float">
            <text:p>3</text:p>
          </table:table-cell>
          <table:table-cell table:formula="of:=SUM([.C32]+[.E32]+[.G32]+[.I32]+[.K32]+[.M32]+[.O32]+[.Q32]+[.S32]+[.U32]+[.W32]+[.Y32])" ns41:value-type="float" table:style-name="TL Data" office:value-type="float" office:value="886">
            <text:p>886</text:p>
          </table:table-cell>
          <table:table-cell table:formula="of:=SUM([.Z32]+[.X32]+[.V32]+[.T32]+[.R32]+[.P32]+[.N32]+[.L32]+[.J32]+[.H32]+[.F32]+[.D32])" ns41:value-type="float" table:style-name="TL Data" office:value-type="float" office:value="931">
            <text:p>93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t. Anna ter Muiden</text:p>
          </table:table-cell>
          <table:table-cell table:style-name="ce14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12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8"/>
          <table:table-cell table:formula="of:=SUM([.C33]+[.E33]+[.G33]+[.I33]+[.K33]+[.M33]+[.O33]+[.Q33]+[.S33]+[.U33]+[.W33]+[.Y33])" ns41:value-type="float" table:style-name="TL Data" office:value-type="float" office:value="147">
            <text:p>147</text:p>
          </table:table-cell>
          <table:table-cell table:formula="of:=SUM([.Z33]+[.X33]+[.V33]+[.T33]+[.R33]+[.P33]+[.N33]+[.L33]+[.J33]+[.H33]+[.F33]+[.D33])" ns41:value-type="float" table:style-name="TL Data" office:value-type="float" office:value="143">
            <text:p>14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t. Jansteen</text:p>
          </table:table-cell>
          <table:table-cell table:style-name="ce1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12"/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945" office:value-type="float">
            <text:p>945</text:p>
          </table:table-cell>
          <table:table-cell table:style-name="TL Data" table:number-columns-repeated="8"/>
          <table:table-cell table:formula="of:=SUM([.C34]+[.E34]+[.G34]+[.I34]+[.K34]+[.M34]+[.O34]+[.Q34]+[.S34]+[.U34]+[.W34]+[.Y34])" ns41:value-type="float" table:style-name="TL Data" office:value-type="float" office:value="1009">
            <text:p>1009</text:p>
          </table:table-cell>
          <table:table-cell table:formula="of:=SUM([.Z34]+[.X34]+[.V34]+[.T34]+[.R34]+[.P34]+[.N34]+[.L34]+[.J34]+[.H34]+[.F34]+[.D34])" ns41:value-type="float" table:style-name="TL Data" office:value-type="float" office:value="957">
            <text:p>95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t. Kruis</text:p>
          </table:table-cell>
          <table:table-cell table:style-name="ce14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19" office:value-type="float">
            <text:p>219</text:p>
          </table:table-cell>
          <table:table-cell table:style-name="TL Data" table:number-columns-repeated="8"/>
          <table:table-cell table:formula="of:=SUM([.C35]+[.E35]+[.G35]+[.I35]+[.K35]+[.M35]+[.O35]+[.Q35]+[.S35]+[.U35]+[.W35]+[.Y35])" ns41:value-type="float" table:style-name="TL Data" office:value-type="float" office:value="375">
            <text:p>375</text:p>
          </table:table-cell>
          <table:table-cell table:formula="of:=SUM([.Z35]+[.X35]+[.V35]+[.T35]+[.R35]+[.P35]+[.N35]+[.L35]+[.J35]+[.H35]+[.F35]+[.D35])" ns41:value-type="float" table:style-name="TL Data" office:value-type="float" office:value="346">
            <text:p>34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luis</text:p>
          </table:table-cell>
          <table:table-cell table:style-name="ce14"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499" office:value-type="float">
            <text:p>49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65" office:value-type="float">
            <text:p>365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formula="of:=SUM([.C36]+[.E36]+[.G36]+[.I36]+[.K36]+[.M36]+[.O36]+[.Q36]+[.S36]+[.U36]+[.W36]+[.Y36])" ns41:value-type="float" table:style-name="TL Data" office:value-type="float" office:value="762">
            <text:p>762</text:p>
          </table:table-cell>
          <table:table-cell table:formula="of:=SUM([.Z36]+[.X36]+[.V36]+[.T36]+[.R36]+[.P36]+[.N36]+[.L36]+[.J36]+[.H36]+[.F36]+[.D36])" ns41:value-type="float" table:style-name="TL Data" office:value-type="float" office:value="872">
            <text:p>87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toppeldijk</text:p>
          </table:table-cell>
          <table:table-cell table:style-name="ce1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2"/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900" office:value-type="float">
            <text:p>900</text:p>
          </table:table-cell>
          <table:table-cell table:style-name="TL Data" table:number-columns-repeated="8"/>
          <table:table-cell table:formula="of:=SUM([.C37]+[.E37]+[.G37]+[.I37]+[.K37]+[.M37]+[.O37]+[.Q37]+[.S37]+[.U37]+[.W37]+[.Y37])" ns41:value-type="float" table:style-name="TL Data" office:value-type="float" office:value="909">
            <text:p>909</text:p>
          </table:table-cell>
          <table:table-cell table:formula="of:=SUM([.Z37]+[.X37]+[.V37]+[.T37]+[.R37]+[.P37]+[.N37]+[.L37]+[.J37]+[.H37]+[.F37]+[.D37])" ns41:value-type="float" table:style-name="TL Data" office:value-type="float" office:value="913">
            <text:p>91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er Neuzen</text:p>
          </table:table-cell>
          <table:table-cell table:style-name="ce14"/>
          <table:table-cell ns41:value-type="float" table:style-name="TL Data" office:value="1694" office:value-type="float">
            <text:p>1694</text:p>
          </table:table-cell>
          <table:table-cell ns41:value-type="float" table:style-name="TL Data" office:value="1836" office:value-type="float">
            <text:p>1836</text:p>
          </table:table-cell>
          <table:table-cell table:style-name="TL Data" table:number-columns-repeated="4"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70" office:value-type="float">
            <text:p>370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table:formula="of:=SUM([.C38]+[.E38]+[.G38]+[.I38]+[.K38]+[.M38]+[.O38]+[.Q38]+[.S38]+[.U38]+[.W38]+[.Y38])" ns41:value-type="float" table:style-name="TL Data" office:value-type="float" office:value="2263">
            <text:p>2263</text:p>
          </table:table-cell>
          <table:table-cell table:formula="of:=SUM([.Z38]+[.X38]+[.V38]+[.T38]+[.R38]+[.P38]+[.N38]+[.L38]+[.J38]+[.H38]+[.F38]+[.D38])" ns41:value-type="float" table:style-name="TL Data" office:value-type="float" office:value="2431">
            <text:p>243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aterlandkerkje</text:p>
          </table:table-cell>
          <table:table-cell table:style-name="ce14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47" office:value-type="float">
            <text:p>147</text:p>
          </table:table-cell>
          <table:table-cell table:style-name="TL Data" table:number-columns-repeated="12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91" office:value-type="float">
            <text:p>191</text:p>
          </table:table-cell>
          <table:table-cell table:style-name="TL Data" table:number-columns-repeated="8"/>
          <table:table-cell table:formula="of:=SUM([.C39]+[.E39]+[.G39]+[.I39]+[.K39]+[.M39]+[.O39]+[.Q39]+[.S39]+[.U39]+[.W39]+[.Y39])" ns41:value-type="float" table:style-name="TL Data" office:value-type="float" office:value="351">
            <text:p>351</text:p>
          </table:table-cell>
          <table:table-cell table:formula="of:=SUM([.Z39]+[.X39]+[.V39]+[.T39]+[.R39]+[.P39]+[.N39]+[.L39]+[.J39]+[.H39]+[.F39]+[.D39])" ns41:value-type="float" table:style-name="TL Data" office:value-type="float" office:value="338">
            <text:p>33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stdorpe</text:p>
          </table:table-cell>
          <table:table-cell table:style-name="ce1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12"/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825" office:value-type="float">
            <text:p>825</text:p>
          </table:table-cell>
          <table:table-cell table:style-name="TL Data" table:number-columns-repeated="8"/>
          <table:table-cell table:formula="of:=SUM([.C40]+[.E40]+[.G40]+[.I40]+[.K40]+[.M40]+[.O40]+[.Q40]+[.S40]+[.U40]+[.W40]+[.Y40])" ns41:value-type="float" table:style-name="TL Data" office:value-type="float" office:value="834">
            <text:p>834</text:p>
          </table:table-cell>
          <table:table-cell table:formula="of:=SUM([.Z40]+[.X40]+[.V40]+[.T40]+[.R40]+[.P40]+[.N40]+[.L40]+[.J40]+[.H40]+[.F40]+[.D40])" ns41:value-type="float" table:style-name="TL Data" office:value-type="float" office:value="866">
            <text:p>86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IJzendijke</text:p>
          </table:table-cell>
          <table:table-cell table:style-name="ce14"/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506" office:value-type="float">
            <text:p>50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1011" office:value-type="float">
            <text:p>1011</text:p>
          </table:table-cell>
          <table:table-cell table:style-name="TL Data" table:number-columns-repeated="8"/>
          <table:table-cell table:formula="of:=SUM([.C41]+[.E41]+[.G41]+[.I41]+[.K41]+[.M41]+[.O41]+[.Q41]+[.S41]+[.U41]+[.W41]+[.Y41])" ns41:value-type="float" table:style-name="TL Data" office:value-type="float" office:value="1489">
            <text:p>1489</text:p>
          </table:table-cell>
          <table:table-cell table:formula="of:=SUM([.Z41]+[.X41]+[.V41]+[.T41]+[.R41]+[.P41]+[.N41]+[.L41]+[.J41]+[.H41]+[.F41]+[.D41])" ns41:value-type="float" table:style-name="TL Data" office:value-type="float" office:value="1517">
            <text:p>151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Zaamslag</text:p>
          </table:table-cell>
          <table:table-cell table:style-name="ce14"/>
          <table:table-cell ns41:value-type="float" table:style-name="TL Data" office:value="1171" office:value-type="float">
            <text:p>1171</text:p>
          </table:table-cell>
          <table:table-cell ns41:value-type="float" table:style-name="TL Data" office:value="1182" office:value-type="float">
            <text:p>1182</text:p>
          </table:table-cell>
          <table:table-cell table:style-name="TL Data" table:number-columns-repeated="4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6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7" office:value-type="float">
            <text:p>17</text:p>
          </table:table-cell>
          <table:table-cell table:formula="of:=SUM([.C42]+[.E42]+[.G42]+[.I42]+[.K42]+[.M42]+[.O42]+[.Q42]+[.S42]+[.U42]+[.W42]+[.Y42])" ns41:value-type="float" table:style-name="TL Data" office:value-type="float" office:value="1440">
            <text:p>1440</text:p>
          </table:table-cell>
          <table:table-cell table:formula="of:=SUM([.Z42]+[.X42]+[.V42]+[.T42]+[.R42]+[.P42]+[.N42]+[.L42]+[.J42]+[.H42]+[.F42]+[.D42])" ns41:value-type="float" table:style-name="TL Data" office:value-type="float" office:value="1427">
            <text:p>142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Zuiddorpe</text:p>
          </table:table-cell>
          <table:table-cell table:style-name="ce14"/>
          <table:table-cell table:style-name="TL Data"/>
          <table:table-cell table:style-name="TL Data" table:number-columns-repeated="13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502" office:value-type="float">
            <text:p>502</text:p>
          </table:table-cell>
          <table:table-cell table:style-name="TL Data" table:number-columns-repeated="8"/>
          <table:table-cell table:formula="of:=SUM([.C43]+[.E43]+[.G43]+[.I43]+[.K43]+[.M43]+[.O43]+[.Q43]+[.S43]+[.U43]+[.W43]+[.Y43])" ns41:value-type="float" table:style-name="TL Data" office:value-type="float" office:value="483">
            <text:p>483</text:p>
          </table:table-cell>
          <table:table-cell table:formula="of:=SUM([.Z43]+[.X43]+[.V43]+[.T43]+[.R43]+[.P43]+[.N43]+[.L43]+[.J43]+[.H43]+[.F43]+[.D43])" ns41:value-type="float" table:style-name="TL Data" office:value-type="float" office:value="502">
            <text:p>50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Zuidzande</text:p>
          </table:table-cell>
          <table:table-cell table:style-name="ce14"/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571" office:value-type="float">
            <text:p>57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formula="of:=SUM([.C44]+[.E44]+[.G44]+[.I44]+[.K44]+[.M44]+[.O44]+[.Q44]+[.S44]+[.U44]+[.W44]+[.Y44])" ns41:value-type="float" table:style-name="TL Data" office:value-type="float" office:value="507">
            <text:p>507</text:p>
          </table:table-cell>
          <table:table-cell table:formula="of:=SUM([.Z44]+[.X44]+[.V44]+[.T44]+[.R44]+[.P44]+[.N44]+[.L44]+[.J44]+[.H44]+[.F44]+[.D44])" ns41:value-type="float" table:style-name="TL Data" office:value-type="float" office:value="580">
            <text:p>58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 table:style-name="ce14"/>
          <table:table-cell table:formula="of:=SUM([.C8:.C44])" ns41:value-type="float" table:style-name="TL Data" office:value-type="float" office:value="12623">
            <text:p>12623</text:p>
          </table:table-cell>
          <table:table-cell table:formula="of:=SUM([.D8:.D44])" ns41:value-type="float" table:style-name="TL Data" office:value-type="float" office:value="13435">
            <text:p>13435</text:p>
          </table:table-cell>
          <table:table-cell table:formula="of:=SUM([.E8:.E44])" ns41:value-type="float" table:style-name="TL Data" office:value-type="float" office:value="2">
            <text:p>2</text:p>
          </table:table-cell>
          <table:table-cell table:formula="of:=SUM([.F8:.F44])" ns41:value-type="float" table:style-name="TL Data" office:value-type="float" office:value="4">
            <text:p>4</text:p>
          </table:table-cell>
          <table:table-cell table:formula="of:=SUM([.G8:.G44])" ns41:value-type="float" table:style-name="TL Data" office:value-type="float" office:value="2">
            <text:p>2</text:p>
          </table:table-cell>
          <table:table-cell table:formula="of:=SUM([.H8:.H44])" ns41:value-type="float" table:style-name="TL Data" office:value-type="float" office:value="0">
            <text:p>0</text:p>
          </table:table-cell>
          <table:table-cell table:formula="of:=SUM([.I8:.I44])" ns41:value-type="float" table:style-name="TL Data" office:value-type="float" office:value="548">
            <text:p>548</text:p>
          </table:table-cell>
          <table:table-cell table:formula="of:=SUM([.J8:.J44])" ns41:value-type="float" table:style-name="TL Data" office:value-type="float" office:value="577">
            <text:p>577</text:p>
          </table:table-cell>
          <table:table-cell table:formula="of:=SUM([.K8:.K44])" ns41:value-type="float" table:style-name="TL Data" office:value-type="float" office:value="44">
            <text:p>44</text:p>
          </table:table-cell>
          <table:table-cell table:formula="of:=SUM([.L8:.L44])" ns41:value-type="float" table:style-name="TL Data" office:value-type="float" office:value="43">
            <text:p>43</text:p>
          </table:table-cell>
          <table:table-cell table:formula="of:=SUM([.M8:.M44])" ns41:value-type="float" table:style-name="TL Data" office:value-type="float" office:value="63">
            <text:p>63</text:p>
          </table:table-cell>
          <table:table-cell table:formula="of:=SUM([.N8:.N44])" ns41:value-type="float" table:style-name="TL Data" office:value-type="float" office:value="60">
            <text:p>60</text:p>
          </table:table-cell>
          <table:table-cell table:formula="of:=SUM([.O8:.O44])" ns41:value-type="float" table:style-name="TL Data" office:value-type="float" office:value="0">
            <text:p>0</text:p>
          </table:table-cell>
          <table:table-cell table:formula="of:=SUM([.P8:.P44])" ns41:value-type="float" table:style-name="TL Data" office:value-type="float" office:value="1">
            <text:p>1</text:p>
          </table:table-cell>
          <table:table-cell table:formula="of:=SUM([.Q8:.Q44])" ns41:value-type="float" table:style-name="TL Data" office:value-type="float" office:value="17848">
            <text:p>17848</text:p>
          </table:table-cell>
          <table:table-cell table:formula="of:=SUM([.R8:.R44])" ns41:value-type="float" table:style-name="TL Data" office:value-type="float" office:value="18008">
            <text:p>18008</text:p>
          </table:table-cell>
          <table:table-cell table:formula="of:=SUM([.S8:.S44])" ns41:value-type="float" table:style-name="TL Data" office:value-type="float" office:value="0">
            <text:p>0</text:p>
          </table:table-cell>
          <table:table-cell table:formula="of:=SUM([.T8:.T44])" ns41:value-type="float" table:style-name="TL Data" office:value-type="float" office:value="0">
            <text:p>0</text:p>
          </table:table-cell>
          <table:table-cell table:formula="of:=SUM([.U8:.U44])" ns41:value-type="float" table:style-name="TL Data" office:value-type="float" office:value="14">
            <text:p>14</text:p>
          </table:table-cell>
          <table:table-cell table:formula="of:=SUM([.V8:.V44])" ns41:value-type="float" table:style-name="TL Data" office:value-type="float" office:value="16">
            <text:p>16</text:p>
          </table:table-cell>
          <table:table-cell table:formula="of:=SUM([.W8:.W44])" ns41:value-type="float" table:style-name="TL Data" office:value-type="float" office:value="0">
            <text:p>0</text:p>
          </table:table-cell>
          <table:table-cell table:formula="of:=SUM([.X8:.X44])" ns41:value-type="float" table:style-name="TL Data" office:value-type="float" office:value="0">
            <text:p>0</text:p>
          </table:table-cell>
          <table:table-cell table:formula="of:=SUM([.Y8:.Y44])" ns41:value-type="float" table:style-name="TL Data" office:value-type="float" office:value="80">
            <text:p>80</text:p>
          </table:table-cell>
          <table:table-cell table:formula="of:=SUM([.Z8:.Z44])" ns41:value-type="float" table:style-name="TL Data" office:value-type="float" office:value="57">
            <text:p>57</text:p>
          </table:table-cell>
          <table:table-cell table:formula="of:=SUM([.AA8:.AA44])" ns41:value-type="float" table:style-name="TL Data" office:value-type="float" office:value="31224">
            <text:p>31224</text:p>
          </table:table-cell>
          <table:table-cell table:formula="of:=SUM([.AB8:.AB44])" ns41:value-type="float" table:style-name="TL Data" office:value-type="float" office:value="32201">
            <office:annotation draw:style-name="gr1" svg:height="0.371cm" draw:caption-point-y="0.275cm" svg:width="1.486cm" svg:x="55.236cm" draw:caption-point-x="-0.43cm" svg:y="20.002cm" draw:text-style-name="P1">
              <dc:creator>CDM</dc:creator>
              <dc:date>2014-12-12T00:00:00</dc:date>
              <text:p text:style-name="P1"><text:span text:style-name="T1">32201</text:span></text:p>
              <text:p text:style-name="P1"><text:span text:style-name="T2"/></text:p>
              <text:p text:style-name="P1"><text:span text:style-name="T2"/></text:p>
            </office:annotation>
            <text:p>3220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4" office:value="172" office:value-type="float">
            <text:p>172</text:p>
          </table:table-cell>
          <table:table-cell ns41:value-type="float" table:style-name="ce44" office:value="173" office:value-type="float">
            <text:p>173</text:p>
          </table:table-cell>
          <table:table-cell ns41:value-type="string" table:style-name="ce44" office:value-type="string">
            <text:p>ZE</text:p>
          </table:table-cell>
          <table:table-cell ns41:value-type="string" table:style-name="ce51" office:value-type="string">
            <text:p>35_0092</text:p>
          </table:table-cell>
          <table:table-cell table:style-name="ce54" table:number-columns-repeated="990"/>
        </table:table-row>
        <table:table-row table:style-name="ro2">
          <table:table-cell ns41:value-type="string" table:style-name="TL RowHeader" office:value-type="string">
            <text:p>Baarland</text:p>
          </table:table-cell>
          <table:table-cell table:style-name="ce14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77" office:value-type="float">
            <text:p>177</text:p>
          </table:table-cell>
          <table:table-cell table:style-name="TL Data" table:number-columns-repeated="4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 table:number-columns-repeated="6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formula="of:=SUM([.C46]+[.E46]+[.G46]+[.I46]+[.K46]+[.M46]+[.O46]+[.Q46]+[.S46]+[.U46]+[.W46]+[.Y46])" ns41:value-type="float" table:style-name="TL Data" office:value-type="float" office:value="367">
            <text:p>367</text:p>
          </table:table-cell>
          <table:table-cell table:formula="of:=SUM([.Z46]+[.X46]+[.V46]+[.T46]+[.R46]+[.P46]+[.N46]+[.L46]+[.J46]+[.H46]+[.F46]+[.D46])" ns41:value-type="float" table:style-name="TL Data" office:value-type="float" office:value="362">
            <text:p>36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orssele</text:p>
          </table:table-cell>
          <table:table-cell table:style-name="ce14"/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422" office:value-type="float">
            <text:p>422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6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 table:number-columns-repeated="5"/>
          <table:table-cell table:style-name="TL Data" table:number-columns-repeated="3"/>
          <table:table-cell table:formula="of:=SUM([.C47]+[.E47]+[.G47]+[.I47]+[.K47]+[.M47]+[.O47]+[.Q47]+[.S47]+[.U47]+[.W47]+[.Y47])" ns41:value-type="float" table:style-name="TL Data" office:value-type="float" office:value="529">
            <text:p>529</text:p>
          </table:table-cell>
          <table:table-cell table:formula="of:=SUM([.Z47]+[.X47]+[.V47]+[.T47]+[.R47]+[.P47]+[.N47]+[.L47]+[.J47]+[.H47]+[.F47]+[.D47])" ns41:value-type="float" table:style-name="TL Data" office:value-type="float" office:value="552">
            <text:p>55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Driewegen</text:p>
          </table:table-cell>
          <table:table-cell table:style-name="ce14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6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5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48]+[.E48]+[.G48]+[.I48]+[.K48]+[.M48]+[.O48]+[.Q48]+[.S48]+[.U48]+[.W48]+[.Y48])" ns41:value-type="float" table:style-name="TL Data" office:value-type="float" office:value="291">
            <text:p>291</text:p>
          </table:table-cell>
          <table:table-cell table:formula="of:=SUM([.Z48]+[.X48]+[.V48]+[.T48]+[.R48]+[.P48]+[.N48]+[.L48]+[.J48]+[.H48]+[.F48]+[.D48])" ns41:value-type="float" table:style-name="TL Data" office:value-type="float" office:value="314">
            <text:p>31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Ellewoutsdijk</text:p>
          </table:table-cell>
          <table:table-cell table:style-name="ce14"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45" office:value-type="float">
            <text:p>345</text:p>
          </table:table-cell>
          <table:table-cell table:style-name="TL Data" table:number-columns-repeated="4"/>
          <table:table-cell ns41:value-type="float" office:value="16" table:style-name="TL Data" table:number-columns-repeated="2" office:value-type="float">
            <text:p>16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TL Data"/>
          <table:table-cell table:style-name="TL Data" table:number-columns-repeated="2"/>
          <table:table-cell table:formula="of:=SUM([.C49]+[.E49]+[.G49]+[.I49]+[.K49]+[.M49]+[.O49]+[.Q49]+[.S49]+[.U49]+[.W49]+[.Y49])" ns41:value-type="float" table:style-name="TL Data" office:value-type="float" office:value="366">
            <text:p>366</text:p>
          </table:table-cell>
          <table:table-cell table:formula="of:=SUM([.Z49]+[.X49]+[.V49]+[.T49]+[.R49]+[.P49]+[.N49]+[.L49]+[.J49]+[.H49]+[.F49]+[.D49])" ns41:value-type="float" table:style-name="TL Data" office:value-type="float" office:value="371">
            <text:p>37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Goes</text:p>
          </table:table-cell>
          <table:table-cell table:style-name="ce14"/>
          <table:table-cell ns41:value-type="float" table:style-name="TL Data" office:value="2035" office:value-type="float">
            <text:p>2035</text:p>
          </table:table-cell>
          <table:table-cell ns41:value-type="float" table:style-name="TL Data" office:value="2283" office:value-type="float">
            <text:p>228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682" office:value-type="float">
            <text:p>682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table:style-name="TL Data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6" office:value-type="float">
            <text:p>86</text:p>
          </table:table-cell>
          <table:table-cell table:formula="of:=SUM([.C50]+[.E50]+[.G50]+[.I50]+[.K50]+[.M50]+[.O50]+[.Q50]+[.S50]+[.U50]+[.W50]+[.Y50])" ns41:value-type="float" table:style-name="TL Data" office:value-type="float" office:value="3059">
            <text:p>3059</text:p>
          </table:table-cell>
          <table:table-cell table:formula="of:=SUM([.Z50]+[.X50]+[.V50]+[.T50]+[.R50]+[.P50]+[.N50]+[.L50]+[.J50]+[.H50]+[.F50]+[.D50])" ns41:value-type="float" table:style-name="TL Data" office:value-type="float" office:value="3335">
            <text:p>333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 Gravenpolder</text:p>
          </table:table-cell>
          <table:table-cell table:style-name="ce14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79" office:value-type="float">
            <text:p>379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5"/>
          <table:table-cell table:style-name="TL Data"/>
          <table:table-cell table:style-name="TL Data" table:number-columns-repeated="2"/>
          <table:table-cell table:formula="of:=SUM([.C51]+[.E51]+[.G51]+[.I51]+[.K51]+[.M51]+[.O51]+[.Q51]+[.S51]+[.U51]+[.W51]+[.Y51])" ns41:value-type="float" table:style-name="TL Data" office:value-type="float" office:value="434">
            <text:p>434</text:p>
          </table:table-cell>
          <table:table-cell table:formula="of:=SUM([.Z51]+[.X51]+[.V51]+[.T51]+[.R51]+[.P51]+[.N51]+[.L51]+[.J51]+[.H51]+[.F51]+[.D51])" ns41:value-type="float" table:style-name="TL Data" office:value-type="float" office:value="444">
            <text:p>44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 Heer Abtskerke</text:p>
          </table:table-cell>
          <table:table-cell table:style-name="ce14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9" office:value-type="float">
            <text:p>119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office:value="34" table:style-name="TL Data" table:number-columns-repeated="2" office:value-type="float">
            <text:p>34</text:p>
          </table:table-cell>
          <table:table-cell table:style-name="TL Data" table:number-columns-repeated="5"/>
          <table:table-cell table:style-name="TL Data" table:number-columns-repeated="3"/>
          <table:table-cell table:formula="of:=SUM([.C52]+[.E52]+[.G52]+[.I52]+[.K52]+[.M52]+[.O52]+[.Q52]+[.S52]+[.U52]+[.W52]+[.Y52])" ns41:value-type="float" table:style-name="TL Data" office:value-type="float" office:value="159">
            <text:p>159</text:p>
          </table:table-cell>
          <table:table-cell table:formula="of:=SUM([.Z52]+[.X52]+[.V52]+[.T52]+[.R52]+[.P52]+[.N52]+[.L52]+[.J52]+[.H52]+[.F52]+[.D52])" ns41:value-type="float" table:style-name="TL Data" office:value-type="float" office:value="159">
            <text:p>15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 Heer Arendskerke</text:p>
          </table:table-cell>
          <table:table-cell table:style-name="ce14"/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838" office:value-type="float">
            <text:p>838</text:p>
          </table:table-cell>
          <table:table-cell table:style-name="TL Data" table:number-columns-repeated="4"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90" office:value-type="float">
            <text:p>29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65" office:value-type="float">
            <text:p>265</text:p>
          </table:table-cell>
          <table:table-cell table:style-name="TL Data" table:number-columns-repeated="5"/>
          <table:table-cell table:style-name="TL Data"/>
          <table:table-cell ns41:value-type="float" office:value="38" table:style-name="TL Data" table:number-columns-repeated="2" office:value-type="float">
            <text:p>38</text:p>
          </table:table-cell>
          <table:table-cell table:formula="of:=SUM([.C53]+[.E53]+[.G53]+[.I53]+[.K53]+[.M53]+[.O53]+[.Q53]+[.S53]+[.U53]+[.W53]+[.Y53])" ns41:value-type="float" table:style-name="TL Data" office:value-type="float" office:value="1417">
            <text:p>1417</text:p>
          </table:table-cell>
          <table:table-cell table:formula="of:=SUM([.Z53]+[.X53]+[.V53]+[.T53]+[.R53]+[.P53]+[.N53]+[.L53]+[.J53]+[.H53]+[.F53]+[.D53])" ns41:value-type="float" table:style-name="TL Data" office:value-type="float" office:value="1435">
            <text:p>143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 Heerenhoek</text:p>
          </table:table-cell>
          <table:table-cell table:style-name="ce14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6"/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414" office:value-type="float">
            <text:p>414</text:p>
          </table:table-cell>
          <table:table-cell table:style-name="TL Data" table:number-columns-repeated="5"/>
          <table:table-cell table:style-name="TL Data" table:number-columns-repeated="3"/>
          <table:table-cell table:formula="of:=SUM([.C54]+[.E54]+[.G54]+[.I54]+[.K54]+[.M54]+[.O54]+[.Q54]+[.S54]+[.U54]+[.W54]+[.Y54])" ns41:value-type="float" table:style-name="TL Data" office:value-type="float" office:value="490">
            <text:p>490</text:p>
          </table:table-cell>
          <table:table-cell table:formula="of:=SUM([.Z54]+[.X54]+[.V54]+[.T54]+[.R54]+[.P54]+[.N54]+[.L54]+[.J54]+[.H54]+[.F54]+[.D54])" ns41:value-type="float" table:style-name="TL Data" office:value-type="float" office:value="513">
            <text:p>51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einkenszand</text:p>
          </table:table-cell>
          <table:table-cell table:style-name="ce14"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56" office:value-type="float">
            <text:p>35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390" office:value-type="float">
            <text:p>390</text:p>
          </table:table-cell>
          <table:table-cell table:style-name="TL Data" table:number-columns-repeated="5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55]+[.E55]+[.G55]+[.I55]+[.K55]+[.M55]+[.O55]+[.Q55]+[.S55]+[.U55]+[.W55]+[.Y55])" ns41:value-type="float" table:style-name="TL Data" office:value-type="float" office:value="851">
            <text:p>851</text:p>
          </table:table-cell>
          <table:table-cell table:formula="of:=SUM([.Z55]+[.X55]+[.V55]+[.T55]+[.R55]+[.P55]+[.N55]+[.L55]+[.J55]+[.H55]+[.F55]+[.D55])" ns41:value-type="float" table:style-name="TL Data" office:value-type="float" office:value="835">
            <text:p>83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oedekenskerke</text:p>
          </table:table-cell>
          <table:table-cell table:style-name="ce14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52" office:value-type="float">
            <text:p>252</text:p>
          </table:table-cell>
          <table:table-cell table:style-name="TL Data" table:number-columns-repeated="4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6"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23" office:value-type="float">
            <text:p>223</text:p>
          </table:table-cell>
          <table:table-cell table:style-name="TL Data" table:number-columns-repeated="5"/>
          <table:table-cell table:style-name="TL Data" table:number-columns-repeated="3"/>
          <table:table-cell table:formula="of:=SUM([.C56]+[.E56]+[.G56]+[.I56]+[.K56]+[.M56]+[.O56]+[.Q56]+[.S56]+[.U56]+[.W56]+[.Y56])" ns41:value-type="float" table:style-name="TL Data" office:value-type="float" office:value="544">
            <text:p>544</text:p>
          </table:table-cell>
          <table:table-cell table:formula="of:=SUM([.Z56]+[.X56]+[.V56]+[.T56]+[.R56]+[.P56]+[.N56]+[.L56]+[.J56]+[.H56]+[.F56]+[.D56])" ns41:value-type="float" table:style-name="TL Data" office:value-type="float" office:value="508">
            <text:p>50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Kapelle</text:p>
          </table:table-cell>
          <table:table-cell table:style-name="ce14"/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793" office:value-type="float">
            <text:p>793</text:p>
          </table:table-cell>
          <table:table-cell table:style-name="TL Data" table:number-columns-repeated="4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 table:number-columns-repeated="6"/>
          <table:table-cell ns41:value-type="float" office:value="15" table:style-name="TL Data" table:number-columns-repeated="2" office:value-type="float">
            <text:p>15</text:p>
          </table:table-cell>
          <table:table-cell table:style-name="TL Data" table:number-columns-repeated="5"/>
          <table:table-cell table:style-name="TL Data" table:number-columns-repeated="3"/>
          <table:table-cell table:formula="of:=SUM([.C57]+[.E57]+[.G57]+[.I57]+[.K57]+[.M57]+[.O57]+[.Q57]+[.S57]+[.U57]+[.W57]+[.Y57])" ns41:value-type="float" table:style-name="TL Data" office:value-type="float" office:value="911">
            <text:p>911</text:p>
          </table:table-cell>
          <table:table-cell table:formula="of:=SUM([.Z57]+[.X57]+[.V57]+[.T57]+[.R57]+[.P57]+[.N57]+[.L57]+[.J57]+[.H57]+[.F57]+[.D57])" ns41:value-type="float" table:style-name="TL Data" office:value-type="float" office:value="899">
            <text:p>89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Kattendijke</text:p>
          </table:table-cell>
          <table:table-cell table:style-name="ce14"/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460" office:value-type="float">
            <text:p>460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58]+[.E58]+[.G58]+[.I58]+[.K58]+[.M58]+[.O58]+[.Q58]+[.S58]+[.U58]+[.W58]+[.Y58])" ns41:value-type="float" table:style-name="TL Data" office:value-type="float" office:value="535">
            <text:p>535</text:p>
          </table:table-cell>
          <table:table-cell table:formula="of:=SUM([.Z58]+[.X58]+[.V58]+[.T58]+[.R58]+[.P58]+[.N58]+[.L58]+[.J58]+[.H58]+[.F58]+[.D58])" ns41:value-type="float" table:style-name="TL Data" office:value-type="float" office:value="476">
            <text:p>47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Kloetinge</text:p>
          </table:table-cell>
          <table:table-cell table:style-name="ce14"/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463" office:value-type="float">
            <text:p>46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5"/>
          <table:table-cell table:style-name="TL Data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6" office:value-type="float">
            <text:p>36</text:p>
          </table:table-cell>
          <table:table-cell table:formula="of:=SUM([.C59]+[.E59]+[.G59]+[.I59]+[.K59]+[.M59]+[.O59]+[.Q59]+[.S59]+[.U59]+[.W59]+[.Y59])" ns41:value-type="float" table:style-name="TL Data" office:value-type="float" office:value="549">
            <text:p>549</text:p>
          </table:table-cell>
          <table:table-cell table:formula="of:=SUM([.Z59]+[.X59]+[.V59]+[.T59]+[.R59]+[.P59]+[.N59]+[.L59]+[.J59]+[.H59]+[.F59]+[.D59])" ns41:value-type="float" table:style-name="TL Data" office:value-type="float" office:value="553">
            <text:p>55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Krabbendijke</text:p>
          </table:table-cell>
          <table:table-cell table:style-name="ce14"/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591" office:value-type="float">
            <text:p>591</text:p>
          </table:table-cell>
          <table:table-cell table:style-name="TL Data" table:number-columns-repeated="4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5"/>
          <table:table-cell table:style-name="TL Data" table:number-columns-repeated="3"/>
          <table:table-cell table:formula="of:=SUM([.C60]+[.E60]+[.G60]+[.I60]+[.K60]+[.M60]+[.O60]+[.Q60]+[.S60]+[.U60]+[.W60]+[.Y60])" ns41:value-type="float" table:style-name="TL Data" office:value-type="float" office:value="663">
            <text:p>663</text:p>
          </table:table-cell>
          <table:table-cell table:formula="of:=SUM([.Z60]+[.X60]+[.V60]+[.T60]+[.R60]+[.P60]+[.N60]+[.L60]+[.J60]+[.H60]+[.F60]+[.D60])" ns41:value-type="float" table:style-name="TL Data" office:value-type="float" office:value="727">
            <text:p>72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Kruiningen</text:p>
          </table:table-cell>
          <table:table-cell table:style-name="ce14"/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994" office:value-type="float">
            <text:p>994</text:p>
          </table:table-cell>
          <table:table-cell table:style-name="TL Data" table:number-columns-repeated="4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 table:number-columns-repeated="6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formula="of:=SUM([.C61]+[.E61]+[.G61]+[.I61]+[.K61]+[.M61]+[.O61]+[.Q61]+[.S61]+[.U61]+[.W61]+[.Y61])" ns41:value-type="float" table:style-name="TL Data" office:value-type="float" office:value="1243">
            <text:p>1243</text:p>
          </table:table-cell>
          <table:table-cell table:formula="of:=SUM([.Z61]+[.X61]+[.V61]+[.T61]+[.R61]+[.P61]+[.N61]+[.L61]+[.J61]+[.H61]+[.F61]+[.D61])" ns41:value-type="float" table:style-name="TL Data" office:value-type="float" office:value="1265">
            <text:p>126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Nisse</text:p>
          </table:table-cell>
          <table:table-cell table:style-name="ce14"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17" office:value-type="float">
            <text:p>217</text:p>
          </table:table-cell>
          <table:table-cell table:style-name="TL Data" table:number-columns-repeated="4"/>
          <table:table-cell ns41:value-type="float" office:value="63" table:style-name="TL Data" table:number-columns-repeated="2" office:value-type="float">
            <text:p>6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5"/>
          <table:table-cell table:style-name="TL Data" table:number-columns-repeated="3"/>
          <table:table-cell table:formula="of:=SUM([.C62]+[.E62]+[.G62]+[.I62]+[.K62]+[.M62]+[.O62]+[.Q62]+[.S62]+[.U62]+[.W62]+[.Y62])" ns41:value-type="float" table:style-name="TL Data" office:value-type="float" office:value="335">
            <text:p>335</text:p>
          </table:table-cell>
          <table:table-cell table:formula="of:=SUM([.Z62]+[.X62]+[.V62]+[.T62]+[.R62]+[.P62]+[.N62]+[.L62]+[.J62]+[.H62]+[.F62]+[.D62])" ns41:value-type="float" table:style-name="TL Data" office:value-type="float" office:value="334">
            <text:p>33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Oudelande</text:p>
          </table:table-cell>
          <table:table-cell table:style-name="ce14"/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70" office:value-type="float">
            <text:p>270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5"/>
          <table:table-cell table:style-name="TL Data" table:number-columns-repeated="3"/>
          <table:table-cell table:formula="of:=SUM([.C63]+[.E63]+[.G63]+[.I63]+[.K63]+[.M63]+[.O63]+[.Q63]+[.S63]+[.U63]+[.W63]+[.Y63])" ns41:value-type="float" table:style-name="TL Data" office:value-type="float" office:value="344">
            <text:p>344</text:p>
          </table:table-cell>
          <table:table-cell table:formula="of:=SUM([.Z63]+[.X63]+[.V63]+[.T63]+[.R63]+[.P63]+[.N63]+[.L63]+[.J63]+[.H63]+[.F63]+[.D63])" ns41:value-type="float" table:style-name="TL Data" office:value-type="float" office:value="332">
            <text:p>33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Ovezand</text:p>
          </table:table-cell>
          <table:table-cell table:style-name="ce14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40" office:value-type="float">
            <text:p>340</text:p>
          </table:table-cell>
          <table:table-cell table:style-name="TL Data" table:number-columns-repeated="5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C64]+[.E64]+[.G64]+[.I64]+[.K64]+[.M64]+[.O64]+[.Q64]+[.S64]+[.U64]+[.W64]+[.Y64])" ns41:value-type="float" table:style-name="TL Data" office:value-type="float" office:value="453">
            <text:p>453</text:p>
          </table:table-cell>
          <table:table-cell table:formula="of:=SUM([.Z64]+[.X64]+[.V64]+[.T64]+[.R64]+[.P64]+[.N64]+[.L64]+[.J64]+[.H64]+[.F64]+[.D64])" ns41:value-type="float" table:style-name="TL Data" office:value-type="float" office:value="449">
            <text:p>44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Rilland-Bath</text:p>
          </table:table-cell>
          <table:table-cell table:style-name="ce14"/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46" office:value-type="float">
            <text:p>446</text:p>
          </table:table-cell>
          <table:table-cell table:style-name="TL Data" table:number-columns-repeated="4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 table:number-columns-repeated="6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4" office:value-type="float">
            <text:p>54</text:p>
          </table:table-cell>
          <table:table-cell table:formula="of:=SUM([.C65]+[.E65]+[.G65]+[.I65]+[.K65]+[.M65]+[.O65]+[.Q65]+[.S65]+[.U65]+[.W65]+[.Y65])" ns41:value-type="float" table:style-name="TL Data" office:value-type="float" office:value="753">
            <text:p>753</text:p>
          </table:table-cell>
          <table:table-cell table:formula="of:=SUM([.Z65]+[.X65]+[.V65]+[.T65]+[.R65]+[.P65]+[.N65]+[.L65]+[.J65]+[.H65]+[.F65]+[.D65])" ns41:value-type="float" table:style-name="TL Data" office:value-type="float" office:value="678">
            <text:p>67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chore</text:p>
          </table:table-cell>
          <table:table-cell table:style-name="ce14"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330" office:value-type="float">
            <text:p>330</text:p>
          </table:table-cell>
          <table:table-cell table:style-name="TL Data" table:number-columns-repeated="4"/>
          <table:table-cell ns41:value-type="float" office:value="28" table:style-name="TL Data" table:number-columns-repeated="2" office:value-type="float">
            <text:p>28</text:p>
          </table:table-cell>
          <table:table-cell table:style-name="TL Data" table:number-columns-repeated="6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5"/>
          <table:table-cell table:style-name="TL Data"/>
          <table:table-cell ns41:value-type="float" office:value="8" table:style-name="TL Data" table:number-columns-repeated="2" office:value-type="float">
            <text:p>8</text:p>
          </table:table-cell>
          <table:table-cell table:formula="of:=SUM([.C66]+[.E66]+[.G66]+[.I66]+[.K66]+[.M66]+[.O66]+[.Q66]+[.S66]+[.U66]+[.W66]+[.Y66])" ns41:value-type="float" table:style-name="TL Data" office:value-type="float" office:value="352">
            <text:p>352</text:p>
          </table:table-cell>
          <table:table-cell table:formula="of:=SUM([.Z66]+[.X66]+[.V66]+[.T66]+[.R66]+[.P66]+[.N66]+[.L66]+[.J66]+[.H66]+[.F66]+[.D66])" ns41:value-type="float" table:style-name="TL Data" office:value-type="float" office:value="386">
            <text:p>38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aarde</text:p>
          </table:table-cell>
          <table:table-cell table:style-name="ce14"/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20" office:value-type="float">
            <text:p>320</text:p>
          </table:table-cell>
          <table:table-cell table:style-name="TL Data" table:number-columns-repeated="4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5"/>
          <table:table-cell table:style-name="TL Data" table:number-columns-repeated="3"/>
          <table:table-cell table:formula="of:=SUM([.C67]+[.E67]+[.G67]+[.I67]+[.K67]+[.M67]+[.O67]+[.Q67]+[.S67]+[.U67]+[.W67]+[.Y67])" ns41:value-type="float" table:style-name="TL Data" office:value-type="float" office:value="393">
            <text:p>393</text:p>
          </table:table-cell>
          <table:table-cell table:formula="of:=SUM([.Z67]+[.X67]+[.V67]+[.T67]+[.R67]+[.P67]+[.N67]+[.L67]+[.J67]+[.H67]+[.F67]+[.D67])" ns41:value-type="float" table:style-name="TL Data" office:value-type="float" office:value="379">
            <text:p>37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meldinge</text:p>
          </table:table-cell>
          <table:table-cell table:style-name="ce14"/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774" office:value-type="float">
            <text:p>774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5"/>
          <table:table-cell table:style-name="TL Data" table:number-columns-repeated="3"/>
          <table:table-cell table:formula="of:=SUM([.C68]+[.E68]+[.G68]+[.I68]+[.K68]+[.M68]+[.O68]+[.Q68]+[.S68]+[.U68]+[.W68]+[.Y68])" ns41:value-type="float" table:style-name="TL Data" office:value-type="float" office:value="763">
            <text:p>763</text:p>
          </table:table-cell>
          <table:table-cell table:formula="of:=SUM([.Z68]+[.X68]+[.V68]+[.T68]+[.R68]+[.P68]+[.N68]+[.L68]+[.J68]+[.H68]+[.F68]+[.D68])" ns41:value-type="float" table:style-name="TL Data" office:value-type="float" office:value="789">
            <text:p>78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olfaartsdijk</text:p>
          </table:table-cell>
          <table:table-cell table:style-name="ce14"/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906" office:value-type="float">
            <text:p>906</text:p>
          </table:table-cell>
          <table:table-cell table:style-name="TL Data" table:number-columns-repeated="4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31" office:value-type="float">
            <text:p>13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table:formula="of:=SUM([.C69]+[.E69]+[.G69]+[.I69]+[.K69]+[.M69]+[.O69]+[.Q69]+[.S69]+[.U69]+[.W69]+[.Y69])" ns41:value-type="float" table:style-name="TL Data" office:value-type="float" office:value="1043">
            <text:p>1043</text:p>
          </table:table-cell>
          <table:table-cell table:formula="of:=SUM([.Z69]+[.X69]+[.V69]+[.T69]+[.R69]+[.P69]+[.N69]+[.L69]+[.J69]+[.H69]+[.F69]+[.D69])" ns41:value-type="float" table:style-name="TL Data" office:value-type="float" office:value="1062">
            <text:p>106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IJerseke</text:p>
          </table:table-cell>
          <table:table-cell table:style-name="ce14"/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839" office:value-type="float">
            <text:p>839</text:p>
          </table:table-cell>
          <table:table-cell table:style-name="TL Data" table:number-columns-repeated="4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44" office:value-type="float">
            <text:p>14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5"/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formula="of:=SUM([.C70]+[.E70]+[.G70]+[.I70]+[.K70]+[.M70]+[.O70]+[.Q70]+[.S70]+[.U70]+[.W70]+[.Y70])" ns41:value-type="float" table:style-name="TL Data" office:value-type="float" office:value="1031">
            <text:p>1031</text:p>
          </table:table-cell>
          <table:table-cell table:formula="of:=SUM([.Z70]+[.X70]+[.V70]+[.T70]+[.R70]+[.P70]+[.N70]+[.L70]+[.J70]+[.H70]+[.F70]+[.D70])" ns41:value-type="float" table:style-name="TL Data" office:value-type="float" office:value="1000">
            <text:p>100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 table:style-name="ce14"/>
          <table:table-cell table:formula="of:=SUM([.C46:.C70])" ns41:value-type="float" table:style-name="TL Data" office:value-type="float" office:value="12559">
            <text:p>12559</text:p>
          </table:table-cell>
          <table:table-cell table:formula="of:=SUM([.D46:.D70])" ns41:value-type="float" table:style-name="TL Data" office:value-type="float" office:value="13028">
            <text:p>13028</text:p>
          </table:table-cell>
          <table:table-cell table:formula="of:=SUM([.E46:.E70])" ns41:value-type="float" table:style-name="TL Data" office:value-type="float" office:value="4">
            <text:p>4</text:p>
          </table:table-cell>
          <table:table-cell table:formula="of:=SUM([.F46:.F70])" ns41:value-type="float" table:style-name="TL Data" office:value-type="float" office:value="2">
            <text:p>2</text:p>
          </table:table-cell>
          <table:table-cell table:formula="of:=SUM([.G46:.G70])" ns41:value-type="float" table:style-name="TL Data" office:value-type="float" office:value="1">
            <text:p>1</text:p>
          </table:table-cell>
          <table:table-cell table:formula="of:=SUM([.H46:.H70])" ns41:value-type="float" table:style-name="TL Data" office:value-type="float" office:value="1">
            <text:p>1</text:p>
          </table:table-cell>
          <table:table-cell table:formula="of:=SUM([.I46:.I70])" ns41:value-type="float" table:style-name="TL Data" office:value-type="float" office:value="1919">
            <text:p>1919</text:p>
          </table:table-cell>
          <table:table-cell table:formula="of:=SUM([.J46:.J70])" ns41:value-type="float" table:style-name="TL Data" office:value-type="float" office:value="1795">
            <text:p>1795</text:p>
          </table:table-cell>
          <table:table-cell table:formula="of:=SUM([.K46:.K70])" ns41:value-type="float" table:style-name="TL Data" office:value-type="float" office:value="6">
            <text:p>6</text:p>
          </table:table-cell>
          <table:table-cell table:formula="of:=SUM([.L46:.L70])" ns41:value-type="float" table:style-name="TL Data" office:value-type="float" office:value="9">
            <text:p>9</text:p>
          </table:table-cell>
          <table:table-cell table:formula="of:=SUM([.M46:.M70])" ns41:value-type="float" table:style-name="TL Data" office:value-type="float" office:value="13">
            <text:p>13</text:p>
          </table:table-cell>
          <table:table-cell table:formula="of:=SUM([.N46:.N70])" ns41:value-type="float" table:style-name="TL Data" office:value-type="float" office:value="19">
            <text:p>19</text:p>
          </table:table-cell>
          <table:table-cell table:formula="of:=SUM([.O46:.O70])" ns41:value-type="float" table:style-name="TL Data" office:value-type="float" office:value="0">
            <text:p>0</text:p>
          </table:table-cell>
          <table:table-cell table:formula="of:=SUM([.P46:.P70])" ns41:value-type="float" table:style-name="TL Data" office:value-type="float" office:value="1">
            <text:p>1</text:p>
          </table:table-cell>
          <table:table-cell table:formula="of:=SUM([.Q46:.Q70])" ns41:value-type="float" table:style-name="TL Data" office:value-type="float" office:value="3067">
            <text:p>3067</text:p>
          </table:table-cell>
          <table:table-cell table:formula="of:=SUM([.R46:.R70])" ns41:value-type="float" table:style-name="TL Data" office:value-type="float" office:value="3018">
            <text:p>3018</text:p>
          </table:table-cell>
          <table:table-cell table:formula="of:=SUM([.S46:.S70])" ns41:value-type="float" table:style-name="TL Data" office:value-type="float" office:value="0">
            <text:p>0</text:p>
          </table:table-cell>
          <table:table-cell table:formula="of:=SUM([.T46:.T70])" ns41:value-type="float" table:style-name="TL Data" office:value-type="float" office:value="0">
            <text:p>0</text:p>
          </table:table-cell>
          <table:table-cell table:formula="of:=SUM([.U46:.U70])" ns41:value-type="float" table:style-name="TL Data" office:value-type="float" office:value="34">
            <text:p>34</text:p>
          </table:table-cell>
          <table:table-cell table:formula="of:=SUM([.V46:.V70])" ns41:value-type="float" table:style-name="TL Data" office:value-type="float" office:value="33">
            <text:p>33</text:p>
          </table:table-cell>
          <table:table-cell table:formula="of:=SUM([.W46:.W70])" ns41:value-type="float" table:style-name="TL Data" office:value-type="float" office:value="0">
            <text:p>0</text:p>
          </table:table-cell>
          <table:table-cell table:formula="of:=SUM([.X46:.X70])" ns41:value-type="float" table:style-name="TL Data" office:value-type="float" office:value="0">
            <text:p>0</text:p>
          </table:table-cell>
          <table:table-cell table:formula="of:=SUM([.Y46:.Y70])" ns41:value-type="float" table:style-name="TL Data" office:value-type="float" office:value="272">
            <text:p>272</text:p>
          </table:table-cell>
          <table:table-cell table:formula="of:=SUM([.Z46:.Z70])" ns41:value-type="float" table:style-name="TL Data" office:value-type="float" office:value="251">
            <text:p>251</text:p>
          </table:table-cell>
          <table:table-cell table:formula="of:=SUM([.AA46:.AA70])" ns41:value-type="float" table:style-name="TL Data" office:value-type="float" office:value="17875">
            <text:p>17875</text:p>
          </table:table-cell>
          <table:table-cell table:formula="of:=SUM([.AB46:.AB70])" ns41:value-type="float" table:style-name="TL Data" office:value-type="float" office:value="18157">
            <text:p>1815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style-name="ce54" table:number-columns-repeated="990"/>
        </table:table-row>
        <table:table-row table:style-name="ro2">
          <table:table-cell ns41:value-type="string" table:style-name="TL RowHeader" office:value-type="string">
            <text:p>Middelburg </text:p>
          </table:table-cell>
          <table:table-cell table:style-name="ce14"/>
          <table:table-cell ns41:value-type="float" table:style-name="TL Data" office:value="5711" office:value-type="float">
            <text:p>5711</text:p>
          </table:table-cell>
          <table:table-cell ns41:value-type="float" table:style-name="TL Data" office:value="6944" office:value-type="float">
            <text:p>694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0" office:value-type="float">
            <text:p>80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 table:number-columns-repeated="2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6" office:value-type="float">
            <text:p>66</text:p>
          </table:table-cell>
          <table:table-cell table:formula="of:=SUM([.C72]+[.E72]+[.G72]+[.I72]+[.K72]+[.M72]+[.O72]+[.Q72]+[.S72]+[.U72]+[.W72]+[.Y72])" ns41:value-type="float" table:style-name="TL Data" office:value-type="float" office:value="7307">
            <text:p>7307</text:p>
          </table:table-cell>
          <table:table-cell table:formula="of:=SUM([.Z72]+[.X72]+[.V72]+[.T72]+[.R72]+[.P72]+[.N72]+[.L72]+[.J72]+[.H72]+[.F72]+[.D72])" ns41:value-type="float" table:style-name="TL Data" office:value-type="float" office:value="8739">
            <text:p>873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4">
          <table:table-cell ns41:value-type="string" table:style-name="TL RowHeader" office:value-type="string">
            <text:p>Vlissingen</text:p>
          </table:table-cell>
          <table:table-cell table:style-name="ce14"/>
          <table:table-cell ns41:value-type="float" table:style-name="TL Data" office:value="3224" office:value-type="float">
            <text:p>3224</text:p>
          </table:table-cell>
          <table:table-cell ns41:value-type="float" table:style-name="TL Data" office:value="3480" office:value-type="float">
            <text:p>348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286" office:value-type="float">
            <text:p>1286</text:p>
          </table:table-cell>
          <table:table-cell ns41:value-type="float" table:style-name="TL Data" office:value="1367" office:value-type="float">
            <text:p>1367</text:p>
          </table:table-cell>
          <table:table-cell table:style-name="TL Data" table:number-columns-repeated="2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3" office:value-type="float">
            <text:p>13</text:p>
          </table:table-cell>
          <table:table-cell table:formula="of:=SUM([.C73]+[.E73]+[.G73]+[.I73]+[.K73]+[.M73]+[.O73]+[.Q73]+[.S73]+[.U73]+[.W73]+[.Y73])" ns41:value-type="float" table:style-name="TL Data" office:value-type="float" office:value="4859">
            <text:p>4859</text:p>
          </table:table-cell>
          <table:table-cell table:formula="of:=SUM([.Z73]+[.X73]+[.V73]+[.T73]+[.R73]+[.P73]+[.N73]+[.L73]+[.J73]+[.H73]+[.F73]+[.D73])" ns41:value-type="float" table:style-name="TL Data" office:value-type="float" office:value="5197">
            <text:p>519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 table:style-name="ce14"/>
          <table:table-cell table:formula="of:=SUM([.C72:.C73])" ns41:value-type="float" table:style-name="TL Data" office:value-type="float" office:value="8935">
            <text:p>8935</text:p>
          </table:table-cell>
          <table:table-cell table:formula="of:=SUM([.D72:.D73])" ns41:value-type="float" table:style-name="TL Data" office:value-type="float" office:value="10424">
            <text:p>10424</text:p>
          </table:table-cell>
          <table:table-cell table:formula="of:=SUM([.E72:.E73])" ns41:value-type="float" table:style-name="TL Data" office:value-type="float" office:value="96">
            <text:p>96</text:p>
          </table:table-cell>
          <table:table-cell table:formula="of:=SUM([.F72:.F73])" ns41:value-type="float" table:style-name="TL Data" office:value-type="float" office:value="83">
            <text:p>83</text:p>
          </table:table-cell>
          <table:table-cell table:formula="of:=SUM([.G72:.G73])" ns41:value-type="float" table:style-name="TL Data" office:value-type="float" office:value="10">
            <text:p>10</text:p>
          </table:table-cell>
          <table:table-cell table:formula="of:=SUM([.H72:.H73])" ns41:value-type="float" table:style-name="TL Data" office:value-type="float" office:value="9">
            <text:p>9</text:p>
          </table:table-cell>
          <table:table-cell table:formula="of:=SUM([.I72:.I73])" ns41:value-type="float" table:style-name="TL Data" office:value-type="float" office:value="448">
            <text:p>448</text:p>
          </table:table-cell>
          <table:table-cell table:formula="of:=SUM([.J72:.J73])" ns41:value-type="float" table:style-name="TL Data" office:value-type="float" office:value="523">
            <text:p>523</text:p>
          </table:table-cell>
          <table:table-cell table:formula="of:=SUM([.K72:.K73])" ns41:value-type="float" table:style-name="TL Data" office:value-type="float" office:value="93">
            <text:p>93</text:p>
          </table:table-cell>
          <table:table-cell table:formula="of:=SUM([.L72:.L73])" ns41:value-type="float" table:style-name="TL Data" office:value-type="float" office:value="137">
            <text:p>137</text:p>
          </table:table-cell>
          <table:table-cell table:formula="of:=SUM([.M72:.M73])" ns41:value-type="float" table:style-name="TL Data" office:value-type="float" office:value="276">
            <text:p>276</text:p>
          </table:table-cell>
          <table:table-cell table:formula="of:=SUM([.N72:.N73])" ns41:value-type="float" table:style-name="TL Data" office:value-type="float" office:value="335">
            <text:p>335</text:p>
          </table:table-cell>
          <table:table-cell table:formula="of:=SUM([.O72:.O73])" ns41:value-type="float" table:style-name="TL Data" office:value-type="float" office:value="3">
            <text:p>3</text:p>
          </table:table-cell>
          <table:table-cell table:formula="of:=SUM([.P72:.P73])" ns41:value-type="float" table:style-name="TL Data" office:value-type="float" office:value="8">
            <text:p>8</text:p>
          </table:table-cell>
          <table:table-cell table:formula="of:=SUM([.Q72:.Q73])" ns41:value-type="float" table:style-name="TL Data" office:value-type="float" office:value="2024">
            <text:p>2024</text:p>
          </table:table-cell>
          <table:table-cell table:formula="of:=SUM([.R72:.R73])" ns41:value-type="float" table:style-name="TL Data" office:value-type="float" office:value="2166">
            <text:p>2166</text:p>
          </table:table-cell>
          <table:table-cell table:formula="of:=SUM([.S72:.S73])" ns41:value-type="float" table:style-name="TL Data" office:value-type="float" office:value="5">
            <text:p>5</text:p>
          </table:table-cell>
          <table:table-cell table:formula="of:=SUM([.T72:.T73])" ns41:value-type="float" table:style-name="TL Data" office:value-type="float" office:value="2">
            <text:p>2</text:p>
          </table:table-cell>
          <table:table-cell table:formula="of:=SUM([.U72:.U73])" ns41:value-type="float" table:style-name="TL Data" office:value-type="float" office:value="167">
            <text:p>167</text:p>
          </table:table-cell>
          <table:table-cell table:formula="of:=SUM([.V72:.V73])" ns41:value-type="float" table:style-name="TL Data" office:value-type="float" office:value="170">
            <text:p>170</text:p>
          </table:table-cell>
          <table:table-cell table:formula="of:=SUM([.W72:.W73])" ns41:value-type="float" table:style-name="TL Data" office:value-type="float" office:value="0">
            <text:p>0</text:p>
          </table:table-cell>
          <table:table-cell table:formula="of:=SUM([.X72:.X73])" ns41:value-type="float" table:style-name="TL Data" office:value-type="float" office:value="0">
            <text:p>0</text:p>
          </table:table-cell>
          <table:table-cell table:formula="of:=SUM([.Y72:.Y73])" ns41:value-type="float" table:style-name="TL Data" office:value-type="float" office:value="109">
            <text:p>109</text:p>
          </table:table-cell>
          <table:table-cell table:formula="of:=SUM([.Z72:.Z73])" ns41:value-type="float" table:style-name="TL Data" office:value-type="float" office:value="79">
            <text:p>79</text:p>
          </table:table-cell>
          <table:table-cell table:formula="of:=SUM([.AA72:.AA73])" ns41:value-type="float" table:style-name="TL Data" office:value-type="float" office:value="12166">
            <text:p>12166</text:p>
          </table:table-cell>
          <table:table-cell table:formula="of:=SUM([.AB72:.AB73])" ns41:value-type="float" table:style-name="TL Data" office:value-type="float" office:value="13936">
            <text:p>1393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style-name="ce54" table:number-columns-repeated="990"/>
        </table:table-row>
        <table:table-row table:style-name="ro2">
          <table:table-cell ns41:value-type="string" table:style-name="TL RowHeader" office:value-type="string">
            <text:p>Aagtekerke</text:p>
          </table:table-cell>
          <table:table-cell table:style-name="ce14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23" office:value-type="float">
            <text:p>223</text:p>
          </table:table-cell>
          <table:table-cell table:style-name="TL Data" table:number-columns-repeated="4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16"/>
          <table:table-cell table:formula="of:=SUM([.C75]+[.E75]+[.G75]+[.I75]+[.K75]+[.M75]+[.O75]+[.Q75]+[.S75]+[.U75]+[.W75]+[.Y75])" ns41:value-type="float" table:style-name="TL Data" office:value-type="float" office:value="258">
            <text:p>258</text:p>
          </table:table-cell>
          <table:table-cell table:formula="of:=SUM([.Z75]+[.X75]+[.V75]+[.T75]+[.R75]+[.P75]+[.N75]+[.L75]+[.J75]+[.H75]+[.F75]+[.D75])" ns41:value-type="float" table:style-name="TL Data" office:value-type="float" office:value="267">
            <text:p>26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Arnemuiden</text:p>
          </table:table-cell>
          <table:table-cell table:style-name="ce14"/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6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8"/>
          <table:table-cell table:formula="of:=SUM([.C76]+[.E76]+[.G76]+[.I76]+[.K76]+[.M76]+[.O76]+[.Q76]+[.S76]+[.U76]+[.W76]+[.Y76])" ns41:value-type="float" table:style-name="TL Data" office:value-type="float" office:value="833">
            <text:p>833</text:p>
          </table:table-cell>
          <table:table-cell table:formula="of:=SUM([.Z76]+[.X76]+[.V76]+[.T76]+[.R76]+[.P76]+[.N76]+[.L76]+[.J76]+[.H76]+[.F76]+[.D76])" ns41:value-type="float" table:style-name="TL Data" office:value-type="float" office:value="954">
            <text:p>95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iggekerke</text:p>
          </table:table-cell>
          <table:table-cell table:style-name="ce14"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91" office:value-type="float">
            <text:p>291</text:p>
          </table:table-cell>
          <table:table-cell table:style-name="TL Data" table:number-columns-repeated="4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16"/>
          <table:table-cell table:formula="of:=SUM([.C77]+[.E77]+[.G77]+[.I77]+[.K77]+[.M77]+[.O77]+[.Q77]+[.S77]+[.U77]+[.W77]+[.Y77])" ns41:value-type="float" table:style-name="TL Data" office:value-type="float" office:value="351">
            <text:p>351</text:p>
          </table:table-cell>
          <table:table-cell table:formula="of:=SUM([.Z77]+[.X77]+[.V77]+[.T77]+[.R77]+[.P77]+[.N77]+[.L77]+[.J77]+[.H77]+[.F77]+[.D77])" ns41:value-type="float" table:style-name="TL Data" office:value-type="float" office:value="346">
            <text:p>34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Domburg</text:p>
          </table:table-cell>
          <table:table-cell table:style-name="ce14"/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formula="of:=SUM([.C78]+[.E78]+[.G78]+[.I78]+[.K78]+[.M78]+[.O78]+[.Q78]+[.S78]+[.U78]+[.W78]+[.Y78])" ns41:value-type="float" table:style-name="TL Data" office:value-type="float" office:value="450">
            <text:p>450</text:p>
          </table:table-cell>
          <table:table-cell table:formula="of:=SUM([.Z78]+[.X78]+[.V78]+[.T78]+[.R78]+[.P78]+[.N78]+[.L78]+[.J78]+[.H78]+[.F78]+[.D78])" ns41:value-type="float" table:style-name="TL Data" office:value-type="float" office:value="450">
            <text:p>45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Grijpskerke</text:p>
          </table:table-cell>
          <table:table-cell table:style-name="ce14"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96" office:value-type="float">
            <text:p>296</text:p>
          </table:table-cell>
          <table:table-cell table:style-name="TL Data" table:number-columns-repeated="4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1" office:value-type="float">
            <text:p>8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79]+[.E79]+[.G79]+[.I79]+[.K79]+[.M79]+[.O79]+[.Q79]+[.S79]+[.U79]+[.W79]+[.Y79])" ns41:value-type="float" table:style-name="TL Data" office:value-type="float" office:value="358">
            <text:p>358</text:p>
          </table:table-cell>
          <table:table-cell table:formula="of:=SUM([.Z79]+[.X79]+[.V79]+[.T79]+[.R79]+[.P79]+[.N79]+[.L79]+[.J79]+[.H79]+[.F79]+[.D79])" ns41:value-type="float" table:style-name="TL Data" office:value-type="float" office:value="378">
            <text:p>37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4" office:value-type="float">
            <text:p>174</text:p>
          </table:table-cell>
          <table:table-cell ns41:value-type="float" table:style-name="ce45" office:value="175" office:value-type="float">
            <text:p>175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3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Koudekerke</text:p>
          </table:table-cell>
          <table:table-cell table:style-name="ce14"/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SUM([.C80]+[.E80]+[.G80]+[.I80]+[.K80]+[.M80]+[.O80]+[.Q80]+[.S80]+[.U80]+[.W80]+[.Y80])" ns41:value-type="float" table:style-name="TL Data" office:value-type="float" office:value="846">
            <text:p>846</text:p>
          </table:table-cell>
          <table:table-cell table:formula="of:=SUM([.Z80]+[.X80]+[.V80]+[.T80]+[.R80]+[.P80]+[.N80]+[.L80]+[.J80]+[.H80]+[.F80]+[.D80])" ns41:value-type="float" table:style-name="TL Data" office:value-type="float" office:value="874">
            <text:p>87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Meliskerke</text:p>
          </table:table-cell>
          <table:table-cell table:style-name="ce14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31" office:value-type="float">
            <text:p>231</text:p>
          </table:table-cell>
          <table:table-cell table:style-name="TL Data" table:number-columns-repeated="4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16"/>
          <table:table-cell table:formula="of:=SUM([.C81]+[.E81]+[.G81]+[.I81]+[.K81]+[.M81]+[.O81]+[.Q81]+[.S81]+[.U81]+[.W81]+[.Y81])" ns41:value-type="float" table:style-name="TL Data" office:value-type="float" office:value="285">
            <text:p>285</text:p>
          </table:table-cell>
          <table:table-cell table:formula="of:=SUM([.Z81]+[.X81]+[.V81]+[.T81]+[.R81]+[.P81]+[.N81]+[.L81]+[.J81]+[.H81]+[.F81]+[.D81])" ns41:value-type="float" table:style-name="TL Data" office:value-type="float" office:value="271">
            <text:p>27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Nieuw- en St. Joosland</text:p>
          </table:table-cell>
          <table:table-cell table:style-name="ce14"/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448" office:value-type="float">
            <text:p>44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SUM([.C82]+[.E82]+[.G82]+[.I82]+[.K82]+[.M82]+[.O82]+[.Q82]+[.S82]+[.U82]+[.W82]+[.Y82])" ns41:value-type="float" table:style-name="TL Data" office:value-type="float" office:value="472">
            <text:p>472</text:p>
          </table:table-cell>
          <table:table-cell table:formula="of:=SUM([.Z82]+[.X82]+[.V82]+[.T82]+[.R82]+[.P82]+[.N82]+[.L82]+[.J82]+[.H82]+[.F82]+[.D82])" ns41:value-type="float" table:style-name="TL Data" office:value-type="float" office:value="482">
            <text:p>48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Oostkapelle</text:p>
          </table:table-cell>
          <table:table-cell table:style-name="ce14"/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83]+[.E83]+[.G83]+[.I83]+[.K83]+[.M83]+[.O83]+[.Q83]+[.S83]+[.U83]+[.W83]+[.Y83])" ns41:value-type="float" table:style-name="TL Data" office:value-type="float" office:value="510">
            <text:p>510</text:p>
          </table:table-cell>
          <table:table-cell table:formula="of:=SUM([.Z83]+[.X83]+[.V83]+[.T83]+[.R83]+[.P83]+[.N83]+[.L83]+[.J83]+[.H83]+[.F83]+[.D83])" ns41:value-type="float" table:style-name="TL Data" office:value-type="float" office:value="558">
            <text:p>55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Oost- en West-Souburg</text:p>
          </table:table-cell>
          <table:table-cell table:style-name="ce14"/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620" office:value-type="float">
            <text:p>620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5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SUM([.C84]+[.E84]+[.G84]+[.I84]+[.K84]+[.M84]+[.O84]+[.Q84]+[.S84]+[.U84]+[.W84]+[.Y84])" ns41:value-type="float" table:style-name="TL Data" office:value-type="float" office:value="593">
            <text:p>593</text:p>
          </table:table-cell>
          <table:table-cell table:formula="of:=SUM([.Z84]+[.X84]+[.V84]+[.T84]+[.R84]+[.P84]+[.N84]+[.L84]+[.J84]+[.H84]+[.F84]+[.D84])" ns41:value-type="float" table:style-name="TL Data" office:value-type="float" office:value="643">
            <text:p>64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Ritthem</text:p>
          </table:table-cell>
          <table:table-cell table:style-name="ce14"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96" office:value-type="float">
            <text:p>296</text:p>
          </table:table-cell>
          <table:table-cell table:style-name="TL Data" table:number-columns-repeated="4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13"/>
          <table:table-cell table:style-name="TL Data" table:number-columns-repeated="3"/>
          <table:table-cell table:formula="of:=SUM([.C85]+[.E85]+[.G85]+[.I85]+[.K85]+[.M85]+[.O85]+[.Q85]+[.S85]+[.U85]+[.W85]+[.Y85])" ns41:value-type="float" table:style-name="TL Data" office:value-type="float" office:value="332">
            <text:p>332</text:p>
          </table:table-cell>
          <table:table-cell table:formula="of:=SUM([.Z85]+[.X85]+[.V85]+[.T85]+[.R85]+[.P85]+[.N85]+[.L85]+[.J85]+[.H85]+[.F85]+[.D85])" ns41:value-type="float" table:style-name="TL Data" office:value-type="float" office:value="313">
            <text:p>31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erooskerke</text:p>
          </table:table-cell>
          <table:table-cell table:style-name="ce14"/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98" office:value-type="float">
            <text:p>498</text:p>
          </table:table-cell>
          <table:table-cell table:style-name="TL Data" table:number-columns-repeated="4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table:style-name="TL Data" table:number-columns-repeated="3"/>
          <table:table-cell table:formula="of:=SUM([.C86]+[.E86]+[.G86]+[.I86]+[.K86]+[.M86]+[.O86]+[.Q86]+[.S86]+[.U86]+[.W86]+[.Y86])" ns41:value-type="float" table:style-name="TL Data" office:value-type="float" office:value="564">
            <text:p>564</text:p>
          </table:table-cell>
          <table:table-cell table:formula="of:=SUM([.Z86]+[.X86]+[.V86]+[.T86]+[.R86]+[.P86]+[.N86]+[.L86]+[.J86]+[.H86]+[.F86]+[.D86])" ns41:value-type="float" table:style-name="TL Data" office:value-type="float" office:value="596">
            <text:p>59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t. Laurens</text:p>
          </table:table-cell>
          <table:table-cell table:style-name="ce14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12" office:value-type="float">
            <text:p>212</text:p>
          </table:table-cell>
          <table:table-cell table:style-name="TL Data" table:number-columns-repeated="4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6"/>
          <table:table-cell table:style-name="TL Data"/>
          <table:table-cell table:style-name="TL Data" table:number-columns-repeated="6"/>
          <table:table-cell table:style-name="TL Data" table:number-columns-repeated="3"/>
          <table:table-cell table:formula="of:=SUM([.C87]+[.E87]+[.G87]+[.I87]+[.K87]+[.M87]+[.O87]+[.Q87]+[.S87]+[.U87]+[.W87]+[.Y87])" ns41:value-type="float" table:style-name="TL Data" office:value-type="float" office:value="258">
            <text:p>258</text:p>
          </table:table-cell>
          <table:table-cell table:formula="of:=SUM([.Z87]+[.X87]+[.V87]+[.T87]+[.R87]+[.P87]+[.N87]+[.L87]+[.J87]+[.H87]+[.F87]+[.D87])" ns41:value-type="float" table:style-name="TL Data" office:value-type="float" office:value="252">
            <text:p>25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Veere</text:p>
          </table:table-cell>
          <table:table-cell table:style-name="ce14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5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88]+[.E88]+[.G88]+[.I88]+[.K88]+[.M88]+[.O88]+[.Q88]+[.S88]+[.U88]+[.W88]+[.Y88])" ns41:value-type="float" table:style-name="TL Data" office:value-type="float" office:value="463">
            <text:p>463</text:p>
          </table:table-cell>
          <table:table-cell table:formula="of:=SUM([.Z88]+[.X88]+[.V88]+[.T88]+[.R88]+[.P88]+[.N88]+[.L88]+[.J88]+[.H88]+[.F88]+[.D88])" ns41:value-type="float" table:style-name="TL Data" office:value-type="float" office:value="492">
            <text:p>49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Vrouwepolder</text:p>
          </table:table-cell>
          <table:table-cell table:style-name="ce14"/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373" office:value-type="float">
            <text:p>373</text:p>
          </table:table-cell>
          <table:table-cell table:style-name="TL Data" table:number-columns-repeated="4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table:style-name="TL Data" table:number-columns-repeated="3"/>
          <table:table-cell table:formula="of:=SUM([.C89]+[.E89]+[.G89]+[.I89]+[.K89]+[.M89]+[.O89]+[.Q89]+[.S89]+[.U89]+[.W89]+[.Y89])" ns41:value-type="float" table:style-name="TL Data" office:value-type="float" office:value="490">
            <text:p>490</text:p>
          </table:table-cell>
          <table:table-cell table:formula="of:=SUM([.Z89]+[.X89]+[.V89]+[.T89]+[.R89]+[.P89]+[.N89]+[.L89]+[.J89]+[.H89]+[.F89]+[.D89])" ns41:value-type="float" table:style-name="TL Data" office:value-type="float" office:value="435">
            <text:p>43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estkapelle</text:p>
          </table:table-cell>
          <table:table-cell table:style-name="ce14"/>
          <table:table-cell ns41:value-type="float" table:style-name="TL Data" office:value="1086" office:value-type="float">
            <text:p>1086</text:p>
          </table:table-cell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style-name="TL Data" table:number-columns-repeated="3"/>
          <table:table-cell table:formula="of:=SUM([.C90]+[.E90]+[.G90]+[.I90]+[.K90]+[.M90]+[.O90]+[.Q90]+[.S90]+[.U90]+[.W90]+[.Y90])" ns41:value-type="float" table:style-name="TL Data" office:value-type="float" office:value="1095">
            <text:p>1095</text:p>
          </table:table-cell>
          <table:table-cell table:formula="of:=SUM([.Z90]+[.X90]+[.V90]+[.T90]+[.R90]+[.P90]+[.N90]+[.L90]+[.J90]+[.H90]+[.F90]+[.D90])" ns41:value-type="float" table:style-name="TL Data" office:value-type="float" office:value="1030">
            <text:p>103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Zoutelande</text:p>
          </table:table-cell>
          <table:table-cell table:style-name="ce14"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312" office:value-type="float">
            <text:p>312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table:style-name="TL Data" table:number-columns-repeated="3"/>
          <table:table-cell table:formula="of:=SUM([.C91]+[.E91]+[.G91]+[.I91]+[.K91]+[.M91]+[.O91]+[.Q91]+[.S91]+[.U91]+[.W91]+[.Y91])" ns41:value-type="float" table:style-name="TL Data" office:value-type="float" office:value="307">
            <text:p>307</text:p>
          </table:table-cell>
          <table:table-cell table:formula="of:=SUM([.Z91]+[.X91]+[.V91]+[.T91]+[.R91]+[.P91]+[.N91]+[.L91]+[.J91]+[.H91]+[.F91]+[.D91])" ns41:value-type="float" table:style-name="TL Data" office:value-type="float" office:value="320">
            <text:p>32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 table:style-name="ce14"/>
          <table:table-cell table:formula="of:=SUM([.C75:.C91])" ns41:value-type="float" table:style-name="TL Data" office:value-type="float" office:value="7626">
            <text:p>7626</text:p>
          </table:table-cell>
          <table:table-cell table:formula="of:=SUM([.D75:.D91])" ns41:value-type="float" table:style-name="TL Data" office:value-type="float" office:value="7826">
            <text:p>7826</text:p>
          </table:table-cell>
          <table:table-cell table:formula="of:=SUM([.E75:.E91])" ns41:value-type="float" table:style-name="TL Data" office:value-type="float" office:value="10">
            <text:p>10</text:p>
          </table:table-cell>
          <table:table-cell table:formula="of:=SUM([.F75:.F91])" ns41:value-type="float" table:style-name="TL Data" office:value-type="float" office:value="7">
            <text:p>7</text:p>
          </table:table-cell>
          <table:table-cell table:formula="of:=SUM([.G75:.G91])" ns41:value-type="float" table:style-name="TL Data" office:value-type="float" office:value="0">
            <text:p>0</text:p>
          </table:table-cell>
          <table:table-cell table:formula="of:=SUM([.H75:.H91])" ns41:value-type="float" table:style-name="TL Data" office:value-type="float" office:value="1">
            <text:p>1</text:p>
          </table:table-cell>
          <table:table-cell table:formula="of:=SUM([.I75:.I91])" ns41:value-type="float" table:style-name="TL Data" office:value-type="float" office:value="737">
            <text:p>737</text:p>
          </table:table-cell>
          <table:table-cell table:formula="of:=SUM([.J75:.J91])" ns41:value-type="float" table:style-name="TL Data" office:value-type="float" office:value="733">
            <text:p>733</text:p>
          </table:table-cell>
          <table:table-cell table:formula="of:=SUM([.K75:.K91])" ns41:value-type="float" table:style-name="TL Data" office:value-type="float" office:value="7">
            <text:p>7</text:p>
          </table:table-cell>
          <table:table-cell table:formula="of:=SUM([.L75:.L91])" ns41:value-type="float" table:style-name="TL Data" office:value-type="float" office:value="9">
            <text:p>9</text:p>
          </table:table-cell>
          <table:table-cell table:formula="of:=SUM([.M75:.M91])" ns41:value-type="float" table:style-name="TL Data" office:value-type="float" office:value="3">
            <text:p>3</text:p>
          </table:table-cell>
          <table:table-cell table:formula="of:=SUM([.N75:.N91])" ns41:value-type="float" table:style-name="TL Data" office:value-type="float" office:value="4">
            <text:p>4</text:p>
          </table:table-cell>
          <table:table-cell table:formula="of:=SUM([.O75:.O91])" ns41:value-type="float" table:style-name="TL Data" office:value-type="float" office:value="0">
            <text:p>0</text:p>
          </table:table-cell>
          <table:table-cell table:formula="of:=SUM([.P75:.P91])" ns41:value-type="float" table:style-name="TL Data" office:value-type="float" office:value="1">
            <text:p>1</text:p>
          </table:table-cell>
          <table:table-cell table:formula="of:=SUM([.Q75:.Q91])" ns41:value-type="float" table:style-name="TL Data" office:value-type="float" office:value="67">
            <text:p>67</text:p>
          </table:table-cell>
          <table:table-cell table:formula="of:=SUM([.R75:.R91])" ns41:value-type="float" table:style-name="TL Data" office:value-type="float" office:value="75">
            <text:p>75</text:p>
          </table:table-cell>
          <table:table-cell table:formula="of:=SUM([.S75:.S91])" ns41:value-type="float" table:style-name="TL Data" office:value-type="float" office:value="0">
            <text:p>0</text:p>
          </table:table-cell>
          <table:table-cell table:formula="of:=SUM([.T75:.T91])" ns41:value-type="float" table:style-name="TL Data" office:value-type="float" office:value="0">
            <text:p>0</text:p>
          </table:table-cell>
          <table:table-cell table:formula="of:=SUM([.U75:.U91])" ns41:value-type="float" table:style-name="TL Data" office:value-type="float" office:value="0">
            <text:p>0</text:p>
          </table:table-cell>
          <table:table-cell table:formula="of:=SUM([.V75:.V91])" ns41:value-type="float" table:style-name="TL Data" office:value-type="float" office:value="0">
            <text:p>0</text:p>
          </table:table-cell>
          <table:table-cell table:formula="of:=SUM([.W75:.W91])" ns41:value-type="float" table:style-name="TL Data" office:value-type="float" office:value="0">
            <text:p>0</text:p>
          </table:table-cell>
          <table:table-cell table:formula="of:=SUM([.X75:.X91])" ns41:value-type="float" table:style-name="TL Data" office:value-type="float" office:value="0">
            <text:p>0</text:p>
          </table:table-cell>
          <table:table-cell table:formula="of:=SUM([.Y75:.Y91])" ns41:value-type="float" table:style-name="TL Data" office:value-type="float" office:value="15">
            <text:p>15</text:p>
          </table:table-cell>
          <table:table-cell table:formula="of:=SUM([.Z75:.Z91])" ns41:value-type="float" table:style-name="TL Data" office:value-type="float" office:value="5">
            <text:p>5</text:p>
          </table:table-cell>
          <table:table-cell table:formula="of:=SUM([.AA75:.AA91])" ns41:value-type="float" table:style-name="TL Data" office:value-type="float" office:value="8465">
            <text:p>8465</text:p>
          </table:table-cell>
          <table:table-cell table:formula="of:=SUM([.AB75:.AB91])" ns41:value-type="float" table:style-name="TL Data" office:value-type="float" office:value="8661">
            <text:p>866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style-name="ce54" table:number-columns-repeated="990"/>
        </table:table-row>
        <table:table-row table:style-name="ro2">
          <table:table-cell ns41:value-type="string" table:style-name="TL RowHeader" office:value-type="string">
            <text:p>Cats</text:p>
          </table:table-cell>
          <table:table-cell table:style-name="ce14"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81" office:value-type="float">
            <text:p>28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13"/>
          <table:table-cell table:style-name="TL Data" table:number-columns-repeated="3"/>
          <table:table-cell table:formula="of:=SUM([.C93]+[.E93]+[.G93]+[.I93]+[.K93]+[.M93]+[.O93]+[.Q93]+[.S93]+[.U93]+[.W93]+[.Y93])" ns41:value-type="float" table:style-name="TL Data" office:value-type="float" office:value="295">
            <text:p>295</text:p>
          </table:table-cell>
          <table:table-cell table:formula="of:=SUM([.Z93]+[.X93]+[.V93]+[.T93]+[.R93]+[.P93]+[.N93]+[.L93]+[.J93]+[.H93]+[.F93]+[.D93])" ns41:value-type="float" table:style-name="TL Data" office:value-type="float" office:value="295">
            <text:p>29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Colijnsplaat</text:p>
          </table:table-cell>
          <table:table-cell table:style-name="ce14"/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895" office:value-type="float">
            <text:p>895</text:p>
          </table:table-cell>
          <table:table-cell table:style-name="TL Data" table:number-columns-repeated="4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33" office:value-type="float">
            <text:p>13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style-name="TL Data" table:number-columns-repeated="3"/>
          <table:table-cell table:formula="of:=SUM([.C94]+[.E94]+[.G94]+[.I94]+[.K94]+[.M94]+[.O94]+[.Q94]+[.S94]+[.U94]+[.W94]+[.Y94])" ns41:value-type="float" table:style-name="TL Data" office:value-type="float" office:value="1032">
            <text:p>1032</text:p>
          </table:table-cell>
          <table:table-cell table:formula="of:=SUM([.Z94]+[.X94]+[.V94]+[.T94]+[.R94]+[.P94]+[.N94]+[.L94]+[.J94]+[.H94]+[.F94]+[.D94])" ns41:value-type="float" table:style-name="TL Data" office:value-type="float" office:value="1028">
            <text:p>102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Cortgene</text:p>
          </table:table-cell>
          <table:table-cell table:style-name="ce14"/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541" office:value-type="float">
            <text:p>54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SUM([.C95]+[.E95]+[.G95]+[.I95]+[.K95]+[.M95]+[.O95]+[.Q95]+[.S95]+[.U95]+[.W95]+[.Y95])" ns41:value-type="float" table:style-name="TL Data" office:value-type="float" office:value="534">
            <text:p>534</text:p>
          </table:table-cell>
          <table:table-cell table:formula="of:=SUM([.Z95]+[.X95]+[.V95]+[.T95]+[.R95]+[.P95]+[.N95]+[.L95]+[.J95]+[.H95]+[.F95]+[.D95])" ns41:value-type="float" table:style-name="TL Data" office:value-type="float" office:value="542">
            <text:p>54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Wissekerke</text:p>
          </table:table-cell>
          <table:table-cell table:style-name="ce14"/>
          <table:table-cell ns41:value-type="float" table:style-name="TL Data" office:value="1451" office:value-type="float">
            <text:p>1451</text:p>
          </table:table-cell>
          <table:table-cell ns41:value-type="float" table:style-name="TL Data" office:value="1470" office:value-type="float">
            <text:p>1470</text:p>
          </table:table-cell>
          <table:table-cell table:style-name="TL Data" table:number-columns-repeated="4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23" office:value-type="float">
            <text:p>223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formula="of:=SUM([.C96]+[.E96]+[.G96]+[.I96]+[.K96]+[.M96]+[.O96]+[.Q96]+[.S96]+[.U96]+[.W96]+[.Y96])" ns41:value-type="float" table:style-name="TL Data" office:value-type="float" office:value="1682">
            <text:p>1682</text:p>
          </table:table-cell>
          <table:table-cell table:formula="of:=SUM([.Z96]+[.X96]+[.V96]+[.T96]+[.R96]+[.P96]+[.N96]+[.L96]+[.J96]+[.H96]+[.F96]+[.D96])" ns41:value-type="float" table:style-name="TL Data" office:value-type="float" office:value="1697">
            <text:p>169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 table:style-name="ce14"/>
          <table:table-cell table:formula="of:=SUM([.C93:.C96])" ns41:value-type="float" table:style-name="TL Data" office:value-type="float" office:value="3181">
            <text:p>3181</text:p>
          </table:table-cell>
          <table:table-cell table:formula="of:=SUM([.D93:.D96])" ns41:value-type="float" table:style-name="TL Data" office:value-type="float" office:value="3187">
            <text:p>3187</text:p>
          </table:table-cell>
          <table:table-cell table:formula="of:=SUM([.E93:.E96])" ns41:value-type="float" table:style-name="TL Data" office:value-type="float" office:value="0">
            <text:p>0</text:p>
          </table:table-cell>
          <table:table-cell table:formula="of:=SUM([.F93:.F96])" ns41:value-type="float" table:style-name="TL Data" office:value-type="float" office:value="0">
            <text:p>0</text:p>
          </table:table-cell>
          <table:table-cell table:formula="of:=SUM([.G93:.G96])" ns41:value-type="float" table:style-name="TL Data" office:value-type="float" office:value="0">
            <text:p>0</text:p>
          </table:table-cell>
          <table:table-cell table:formula="of:=SUM([.H93:.H96])" ns41:value-type="float" table:style-name="TL Data" office:value-type="float" office:value="0">
            <text:p>0</text:p>
          </table:table-cell>
          <table:table-cell table:formula="of:=SUM([.I93:.I96])" ns41:value-type="float" table:style-name="TL Data" office:value-type="float" office:value="354">
            <text:p>354</text:p>
          </table:table-cell>
          <table:table-cell table:formula="of:=SUM([.J93:.J96])" ns41:value-type="float" table:style-name="TL Data" office:value-type="float" office:value="370">
            <text:p>370</text:p>
          </table:table-cell>
          <table:table-cell table:formula="of:=SUM([.K93:.K96])" ns41:value-type="float" table:style-name="TL Data" office:value-type="float" office:value="0">
            <text:p>0</text:p>
          </table:table-cell>
          <table:table-cell table:formula="of:=SUM([.L93:.L96])" ns41:value-type="float" table:style-name="TL Data" office:value-type="float" office:value="0">
            <text:p>0</text:p>
          </table:table-cell>
          <table:table-cell table:formula="of:=SUM([.M93:.M96])" ns41:value-type="float" table:style-name="TL Data" office:value-type="float" office:value="1">
            <text:p>1</text:p>
          </table:table-cell>
          <table:table-cell table:formula="of:=SUM([.N93:.N96])" ns41:value-type="float" table:style-name="TL Data" office:value-type="float" office:value="0">
            <text:p>0</text:p>
          </table:table-cell>
          <table:table-cell table:formula="of:=SUM([.O93:.O96])" ns41:value-type="float" table:style-name="TL Data" office:value-type="float" office:value="0">
            <text:p>0</text:p>
          </table:table-cell>
          <table:table-cell table:formula="of:=SUM([.P93:.P96])" ns41:value-type="float" table:style-name="TL Data" office:value-type="float" office:value="0">
            <text:p>0</text:p>
          </table:table-cell>
          <table:table-cell table:formula="of:=SUM([.Q93:.Q96])" ns41:value-type="float" table:style-name="TL Data" office:value-type="float" office:value="3">
            <text:p>3</text:p>
          </table:table-cell>
          <table:table-cell table:formula="of:=SUM([.R93:.R96])" ns41:value-type="float" table:style-name="TL Data" office:value-type="float" office:value="0">
            <text:p>0</text:p>
          </table:table-cell>
          <table:table-cell table:formula="of:=SUM([.S93:.S96])" ns41:value-type="float" table:style-name="TL Data" office:value-type="float" office:value="1">
            <text:p>1</text:p>
          </table:table-cell>
          <table:table-cell table:formula="of:=SUM([.T93:.T96])" ns41:value-type="float" table:style-name="TL Data" office:value-type="float" office:value="0">
            <text:p>0</text:p>
          </table:table-cell>
          <table:table-cell table:formula="of:=SUM([.U93:.U96])" ns41:value-type="float" table:style-name="TL Data" office:value-type="float" office:value="0">
            <text:p>0</text:p>
          </table:table-cell>
          <table:table-cell table:formula="of:=SUM([.V93:.V96])" ns41:value-type="float" table:style-name="TL Data" office:value-type="float" office:value="0">
            <text:p>0</text:p>
          </table:table-cell>
          <table:table-cell table:formula="of:=SUM([.W93:.W96])" ns41:value-type="float" table:style-name="TL Data" office:value-type="float" office:value="0">
            <text:p>0</text:p>
          </table:table-cell>
          <table:table-cell table:formula="of:=SUM([.X93:.X96])" ns41:value-type="float" table:style-name="TL Data" office:value-type="float" office:value="0">
            <text:p>0</text:p>
          </table:table-cell>
          <table:table-cell table:formula="of:=SUM([.Y93:.Y96])" ns41:value-type="float" table:style-name="TL Data" office:value-type="float" office:value="3">
            <text:p>3</text:p>
          </table:table-cell>
          <table:table-cell table:formula="of:=SUM([.Z93:.Z96])" ns41:value-type="float" table:style-name="TL Data" office:value-type="float" office:value="5">
            <text:p>5</text:p>
          </table:table-cell>
          <table:table-cell table:formula="of:=SUM([.AA93:.AA96])" ns41:value-type="float" table:style-name="TL Data" office:value-type="float" office:value="3543">
            <text:p>3543</text:p>
          </table:table-cell>
          <table:table-cell table:formula="of:=SUM([.AB93:.AB96])" ns41:value-type="float" table:style-name="TL Data" office:value-type="float" office:value="3562">
            <text:p>356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style-name="ce54" table:number-columns-repeated="990"/>
        </table:table-row>
        <table:table-row table:style-name="ro2">
          <table:table-cell ns41:value-type="string" table:style-name="TL RowHeader" office:value-type="string">
            <text:p>Oud Vosmeer</text:p>
          </table:table-cell>
          <table:table-cell table:style-name="ce14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70" office:value-type="float">
            <text:p>470</text:p>
          </table:table-cell>
          <table:table-cell table:style-name="TL Data" table:number-columns-repeated="4"/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10" office:value-type="float">
            <text:p>310</text:p>
          </table:table-cell>
          <table:table-cell table:style-name="TL Data" table:number-columns-repeated="6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09" office:value-type="float">
            <text:p>209</text:p>
          </table:table-cell>
          <table:table-cell table:style-name="TL Data" table:number-columns-repeated="8"/>
          <table:table-cell table:formula="of:=SUM([.C98]+[.E98]+[.G98]+[.I98]+[.K98]+[.M98]+[.O98]+[.Q98]+[.S98]+[.U98]+[.W98]+[.Y98])" ns41:value-type="float" table:style-name="TL Data" office:value-type="float" office:value="972">
            <text:p>972</text:p>
          </table:table-cell>
          <table:table-cell table:formula="of:=SUM([.Z98]+[.X98]+[.V98]+[.T98]+[.R98]+[.P98]+[.N98]+[.L98]+[.J98]+[.H98]+[.F98]+[.D98])" ns41:value-type="float" table:style-name="TL Data" office:value-type="float" office:value="989">
            <text:p>98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Poortvliet</text:p>
          </table:table-cell>
          <table:table-cell table:style-name="ce14"/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706" office:value-type="float">
            <text:p>706</text:p>
          </table:table-cell>
          <table:table-cell table:style-name="TL Data" table:number-columns-repeated="4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3" office:value-type="float">
            <text:p>93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table:formula="of:=SUM([.C99]+[.E99]+[.G99]+[.I99]+[.K99]+[.M99]+[.O99]+[.Q99]+[.S99]+[.U99]+[.W99]+[.Y99])" ns41:value-type="float" table:style-name="TL Data" office:value-type="float" office:value="854">
            <text:p>854</text:p>
          </table:table-cell>
          <table:table-cell table:formula="of:=SUM([.Z99]+[.X99]+[.V99]+[.T99]+[.R99]+[.P99]+[.N99]+[.L99]+[.J99]+[.H99]+[.F99]+[.D99])" ns41:value-type="float" table:style-name="TL Data" office:value-type="float" office:value="808">
            <text:p>80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cherpenisse</text:p>
          </table:table-cell>
          <table:table-cell table:style-name="ce14"/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672" office:value-type="float">
            <text:p>672</text:p>
          </table:table-cell>
          <table:table-cell table:style-name="TL Data" table:number-columns-repeated="4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SUM([.C100]+[.E100]+[.G100]+[.I100]+[.K100]+[.M100]+[.O100]+[.Q100]+[.S100]+[.U100]+[.W100]+[.Y100])" ns41:value-type="float" table:style-name="TL Data" office:value-type="float" office:value="778">
            <text:p>778</text:p>
          </table:table-cell>
          <table:table-cell table:formula="of:=SUM([.Z100]+[.X100]+[.V100]+[.T100]+[.R100]+[.P100]+[.N100]+[.L100]+[.J100]+[.H100]+[.F100]+[.D100])" ns41:value-type="float" table:style-name="TL Data" office:value-type="float" office:value="716">
            <text:p>71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t. Annaland</text:p>
          </table:table-cell>
          <table:table-cell table:style-name="ce14"/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943" office:value-type="float">
            <text:p>943</text:p>
          </table:table-cell>
          <table:table-cell table:style-name="TL Data" table:number-columns-repeated="4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31" office:value-type="float">
            <text:p>231</text:p>
          </table:table-cell>
          <table:table-cell table:style-name="TL Data" table:number-columns-repeated="6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SUM([.C101]+[.E101]+[.G101]+[.I101]+[.K101]+[.M101]+[.O101]+[.Q101]+[.S101]+[.U101]+[.W101]+[.Y101])" ns41:value-type="float" table:style-name="TL Data" office:value-type="float" office:value="1152">
            <text:p>1152</text:p>
          </table:table-cell>
          <table:table-cell table:formula="of:=SUM([.Z101]+[.X101]+[.V101]+[.T101]+[.R101]+[.P101]+[.N101]+[.L101]+[.J101]+[.H101]+[.F101]+[.D101])" ns41:value-type="float" table:style-name="TL Data" office:value-type="float" office:value="1177">
            <text:p>117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t. Maartensdijk</text:p>
          </table:table-cell>
          <table:table-cell table:style-name="ce14"/>
          <table:table-cell ns41:value-type="float" table:style-name="TL Data" office:value="1253" office:value-type="float">
            <text:p>1253</text:p>
          </table:table-cell>
          <table:table-cell ns41:value-type="float" table:style-name="TL Data" office:value="1299" office:value-type="float">
            <text:p>1299</text:p>
          </table:table-cell>
          <table:table-cell table:style-name="TL Data" table:number-columns-repeated="4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SUM([.C102]+[.E102]+[.G102]+[.I102]+[.K102]+[.M102]+[.O102]+[.Q102]+[.S102]+[.U102]+[.W102]+[.Y102])" ns41:value-type="float" table:style-name="TL Data" office:value-type="float" office:value="1310">
            <text:p>1310</text:p>
          </table:table-cell>
          <table:table-cell table:formula="of:=SUM([.Z102]+[.X102]+[.V102]+[.T102]+[.R102]+[.P102]+[.N102]+[.L102]+[.J102]+[.H102]+[.F102]+[.D102])" ns41:value-type="float" table:style-name="TL Data" office:value-type="float" office:value="1350">
            <text:p>135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t. Philipsland</text:p>
          </table:table-cell>
          <table:table-cell table:style-name="ce14"/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294" office:value-type="float">
            <text:p>294</text:p>
          </table:table-cell>
          <table:table-cell table:style-name="TL Data" table:number-columns-repeated="4"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413" office:value-type="float">
            <text:p>413</text:p>
          </table:table-cell>
          <table:table-cell table:style-name="TL Data" table:number-columns-repeated="6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8"/>
          <table:table-cell table:formula="of:=SUM([.C103]+[.E103]+[.G103]+[.I103]+[.K103]+[.M103]+[.O103]+[.Q103]+[.S103]+[.U103]+[.W103]+[.Y103])" ns41:value-type="float" table:style-name="TL Data" office:value-type="float" office:value="736">
            <text:p>736</text:p>
          </table:table-cell>
          <table:table-cell table:formula="of:=SUM([.Z103]+[.X103]+[.V103]+[.T103]+[.R103]+[.P103]+[.N103]+[.L103]+[.J103]+[.H103]+[.F103]+[.D103])" ns41:value-type="float" table:style-name="TL Data" office:value-type="float" office:value="711">
            <text:p>71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tavenisse</text:p>
          </table:table-cell>
          <table:table-cell table:style-name="ce14"/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719" office:value-type="float">
            <text:p>719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 table:number-columns-repeated="16"/>
          <table:table-cell table:formula="of:=SUM([.C104]+[.E104]+[.G104]+[.I104]+[.K104]+[.M104]+[.O104]+[.Q104]+[.S104]+[.U104]+[.W104]+[.Y104])" ns41:value-type="float" table:style-name="TL Data" office:value-type="float" office:value="834">
            <text:p>834</text:p>
          </table:table-cell>
          <table:table-cell table:formula="of:=SUM([.Z104]+[.X104]+[.V104]+[.T104]+[.R104]+[.P104]+[.N104]+[.L104]+[.J104]+[.H104]+[.F104]+[.D104])" ns41:value-type="float" table:style-name="TL Data" office:value-type="float" office:value="771">
            <text:p>77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holen</text:p>
          </table:table-cell>
          <table:table-cell table:style-name="ce14"/>
          <table:table-cell ns41:value-type="float" table:style-name="TL Data" office:value="1027" office:value-type="float">
            <text:p>1027</text:p>
          </table:table-cell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73" office:value-type="float">
            <text:p>17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41" office:value-type="float">
            <text:p>141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table:formula="of:=SUM([.C105]+[.E105]+[.G105]+[.I105]+[.K105]+[.M105]+[.O105]+[.Q105]+[.S105]+[.U105]+[.W105]+[.Y105])" ns41:value-type="float" table:style-name="TL Data" office:value-type="float" office:value="1363">
            <text:p>1363</text:p>
          </table:table-cell>
          <table:table-cell table:formula="of:=SUM([.Z105]+[.X105]+[.V105]+[.T105]+[.R105]+[.P105]+[.N105]+[.L105]+[.J105]+[.H105]+[.F105]+[.D105])" ns41:value-type="float" table:style-name="TL Data" office:value-type="float" office:value="1416">
            <text:p>141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 table:style-name="ce14"/>
          <table:table-cell table:formula="of:=SUM([.C98:.C105])" ns41:value-type="float" table:style-name="TL Data" office:value-type="float" office:value="6246">
            <text:p>6246</text:p>
          </table:table-cell>
          <table:table-cell table:formula="of:=SUM([.D98:.D105])" ns41:value-type="float" table:style-name="TL Data" office:value-type="float" office:value="6199">
            <text:p>6199</text:p>
          </table:table-cell>
          <table:table-cell table:formula="of:=SUM([.E98:.E105])" ns41:value-type="float" table:style-name="TL Data" office:value-type="float" office:value="1">
            <text:p>1</text:p>
          </table:table-cell>
          <table:table-cell table:formula="of:=SUM([.F98:.F105])" ns41:value-type="float" table:style-name="TL Data" office:value-type="float" office:value="2">
            <text:p>2</text:p>
          </table:table-cell>
          <table:table-cell table:formula="of:=SUM([.G98:.G105])" ns41:value-type="float" table:style-name="TL Data" office:value-type="float" office:value="0">
            <text:p>0</text:p>
          </table:table-cell>
          <table:table-cell table:formula="of:=SUM([.H98:.H105])" ns41:value-type="float" table:style-name="TL Data" office:value-type="float" office:value="1">
            <text:p>1</text:p>
          </table:table-cell>
          <table:table-cell table:formula="of:=SUM([.I98:.I105])" ns41:value-type="float" table:style-name="TL Data" office:value-type="float" office:value="1359">
            <text:p>1359</text:p>
          </table:table-cell>
          <table:table-cell table:formula="of:=SUM([.J98:.J105])" ns41:value-type="float" table:style-name="TL Data" office:value-type="float" office:value="1351">
            <text:p>1351</text:p>
          </table:table-cell>
          <table:table-cell table:formula="of:=SUM([.K98:.K105])" ns41:value-type="float" table:style-name="TL Data" office:value-type="float" office:value="6">
            <text:p>6</text:p>
          </table:table-cell>
          <table:table-cell table:formula="of:=SUM([.L98:.L105])" ns41:value-type="float" table:style-name="TL Data" office:value-type="float" office:value="2">
            <text:p>2</text:p>
          </table:table-cell>
          <table:table-cell table:formula="of:=SUM([.M98:.M105])" ns41:value-type="float" table:style-name="TL Data" office:value-type="float" office:value="8">
            <text:p>8</text:p>
          </table:table-cell>
          <table:table-cell table:formula="of:=SUM([.N98:.N105])" ns41:value-type="float" table:style-name="TL Data" office:value-type="float" office:value="5">
            <text:p>5</text:p>
          </table:table-cell>
          <table:table-cell table:formula="of:=SUM([.O98:.O105])" ns41:value-type="float" table:style-name="TL Data" office:value-type="float" office:value="0">
            <text:p>0</text:p>
          </table:table-cell>
          <table:table-cell table:formula="of:=SUM([.P98:.P105])" ns41:value-type="float" table:style-name="TL Data" office:value-type="float" office:value="0">
            <text:p>0</text:p>
          </table:table-cell>
          <table:table-cell table:formula="of:=SUM([.Q98:.Q105])" ns41:value-type="float" table:style-name="TL Data" office:value-type="float" office:value="366">
            <text:p>366</text:p>
          </table:table-cell>
          <table:table-cell table:formula="of:=SUM([.R98:.R105])" ns41:value-type="float" table:style-name="TL Data" office:value-type="float" office:value="368">
            <text:p>368</text:p>
          </table:table-cell>
          <table:table-cell table:formula="of:=SUM([.S98:.S105])" ns41:value-type="float" table:style-name="TL Data" office:value-type="float" office:value="0">
            <text:p>0</text:p>
          </table:table-cell>
          <table:table-cell table:formula="of:=SUM([.T98:.T105])" ns41:value-type="float" table:style-name="TL Data" office:value-type="float" office:value="0">
            <text:p>0</text:p>
          </table:table-cell>
          <table:table-cell table:formula="of:=SUM([.U98:.U105])" ns41:value-type="float" table:style-name="TL Data" office:value-type="float" office:value="5">
            <text:p>5</text:p>
          </table:table-cell>
          <table:table-cell table:formula="of:=SUM([.V98:.V105])" ns41:value-type="float" table:style-name="TL Data" office:value-type="float" office:value="7">
            <text:p>7</text:p>
          </table:table-cell>
          <table:table-cell table:formula="of:=SUM([.W98:.W105])" ns41:value-type="float" table:style-name="TL Data" office:value-type="float" office:value="0">
            <text:p>0</text:p>
          </table:table-cell>
          <table:table-cell table:formula="of:=SUM([.X98:.X105])" ns41:value-type="float" table:style-name="TL Data" office:value-type="float" office:value="0">
            <text:p>0</text:p>
          </table:table-cell>
          <table:table-cell table:formula="of:=SUM([.Y98:.Y105])" ns41:value-type="float" table:style-name="TL Data" office:value-type="float" office:value="8">
            <text:p>8</text:p>
          </table:table-cell>
          <table:table-cell table:formula="of:=SUM([.Z98:.Z105])" ns41:value-type="float" table:style-name="TL Data" office:value-type="float" office:value="3">
            <text:p>3</text:p>
          </table:table-cell>
          <table:table-cell table:formula="of:=SUM([.AA98:.AA105])" ns41:value-type="float" table:style-name="TL Data" office:value-type="float" office:value="7999">
            <text:p>7999</text:p>
          </table:table-cell>
          <table:table-cell table:formula="of:=SUM([.AB98:.AB105])" ns41:value-type="float" table:style-name="TL Data" office:value-type="float" office:value="7938">
            <text:p>793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style-name="ce54" table:number-columns-repeated="990"/>
        </table:table-row>
        <table:table-row table:style-name="ro2">
          <table:table-cell ns41:value-type="string" table:style-name="TL RowHeader" office:value-type="string">
            <text:p>Brouwershaven</text:p>
          </table:table-cell>
          <table:table-cell table:style-name="ce14"/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853" office:value-type="float">
            <text:p>85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07]+[.E107]+[.G107]+[.I107]+[.K107]+[.M107]+[.O107]+[.Q107]+[.S107]+[.U107]+[.W107]+[.Y107])" ns41:value-type="float" table:style-name="TL Data" office:value-type="float" office:value="879">
            <text:p>879</text:p>
          </table:table-cell>
          <table:table-cell table:formula="of:=SUM([.Z107]+[.X107]+[.V107]+[.T107]+[.R107]+[.P107]+[.N107]+[.L107]+[.J107]+[.H107]+[.F107]+[.D107])" ns41:value-type="float" table:style-name="TL Data" office:value-type="float" office:value="900">
            <text:p>90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ruinisse</text:p>
          </table:table-cell>
          <table:table-cell table:style-name="ce14"/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930" office:value-type="float">
            <text:p>930</text:p>
          </table:table-cell>
          <table:table-cell table:style-name="TL Data" table:number-columns-repeated="4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table:formula="of:=SUM([.C108]+[.E108]+[.G108]+[.I108]+[.K108]+[.M108]+[.O108]+[.Q108]+[.S108]+[.U108]+[.W108]+[.Y108])" ns41:value-type="float" table:style-name="TL Data" office:value-type="float" office:value="1039">
            <text:p>1039</text:p>
          </table:table-cell>
          <table:table-cell table:formula="of:=SUM([.Z108]+[.X108]+[.V108]+[.T108]+[.R108]+[.P108]+[.N108]+[.L108]+[.J108]+[.H108]+[.F108]+[.D108])" ns41:value-type="float" table:style-name="TL Data" office:value-type="float" office:value="1059">
            <text:p>105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Burgh</text:p>
          </table:table-cell>
          <table:table-cell table:style-name="ce14"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12" office:value-type="float">
            <text:p>312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table:formula="of:=SUM([.C109]+[.E109]+[.G109]+[.I109]+[.K109]+[.M109]+[.O109]+[.Q109]+[.S109]+[.U109]+[.W109]+[.Y109])" ns41:value-type="float" table:style-name="TL Data" office:value-type="float" office:value="329">
            <text:p>329</text:p>
          </table:table-cell>
          <table:table-cell table:formula="of:=SUM([.Z109]+[.X109]+[.V109]+[.T109]+[.R109]+[.P109]+[.N109]+[.L109]+[.J109]+[.H109]+[.F109]+[.D109])" ns41:value-type="float" table:style-name="TL Data" office:value-type="float" office:value="333">
            <text:p>33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Dreischor</text:p>
          </table:table-cell>
          <table:table-cell table:style-name="ce14"/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553" office:value-type="float">
            <text:p>553</text:p>
          </table:table-cell>
          <table:table-cell table:style-name="TL Data" table:number-columns-repeated="22"/>
          <table:table-cell table:formula="of:=SUM([.C110]+[.E110]+[.G110]+[.I110]+[.K110]+[.M110]+[.O110]+[.Q110]+[.S110]+[.U110]+[.W110]+[.Y110])" ns41:value-type="float" table:style-name="TL Data" office:value-type="float" office:value="575">
            <text:p>575</text:p>
          </table:table-cell>
          <table:table-cell table:formula="of:=SUM([.Z110]+[.X110]+[.V110]+[.T110]+[.R110]+[.P110]+[.N110]+[.L110]+[.J110]+[.H110]+[.F110]+[.D110])" ns41:value-type="float" table:style-name="TL Data" office:value-type="float" office:value="553">
            <text:p>55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Duivendijke</text:p>
          </table:table-cell>
          <table:table-cell table:style-name="ce14"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42" office:value-type="float">
            <text:p>242</text:p>
          </table:table-cell>
          <table:table-cell table:style-name="TL Data" table:number-columns-repeated="4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formula="of:=SUM([.C111]+[.E111]+[.G111]+[.I111]+[.K111]+[.M111]+[.O111]+[.Q111]+[.S111]+[.U111]+[.W111]+[.Y111])" ns41:value-type="float" table:style-name="TL Data" office:value-type="float" office:value="331">
            <text:p>331</text:p>
          </table:table-cell>
          <table:table-cell table:formula="of:=SUM([.Z111]+[.X111]+[.V111]+[.T111]+[.R111]+[.P111]+[.N111]+[.L111]+[.J111]+[.H111]+[.F111]+[.D111])" ns41:value-type="float" table:style-name="TL Data" office:value-type="float" office:value="313">
            <text:p>31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6" office:value-type="float">
            <text:p>176</text:p>
          </table:table-cell>
          <table:table-cell ns41:value-type="float" table:style-name="ce45" office:value="177" office:value-type="float">
            <text:p>177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4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Elkerzee</text:p>
          </table:table-cell>
          <table:table-cell table:style-name="ce14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26" office:value-type="float">
            <text:p>226</text:p>
          </table:table-cell>
          <table:table-cell table:style-name="TL Data" table:number-columns-repeated="4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12]+[.E112]+[.G112]+[.I112]+[.K112]+[.M112]+[.O112]+[.Q112]+[.S112]+[.U112]+[.W112]+[.Y112])" ns41:value-type="float" table:style-name="TL Data" office:value-type="float" office:value="257">
            <text:p>257</text:p>
          </table:table-cell>
          <table:table-cell table:formula="of:=SUM([.Z112]+[.X112]+[.V112]+[.T112]+[.R112]+[.P112]+[.N112]+[.L112]+[.J112]+[.H112]+[.F112]+[.D112])" ns41:value-type="float" table:style-name="TL Data" office:value-type="float" office:value="271">
            <text:p>27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Ellemeet</text:p>
          </table:table-cell>
          <table:table-cell table:style-name="ce14"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42" office:value-type="float">
            <text:p>242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113]+[.E113]+[.G113]+[.I113]+[.K113]+[.M113]+[.O113]+[.Q113]+[.S113]+[.U113]+[.W113]+[.Y113])" ns41:value-type="float" table:style-name="TL Data" office:value-type="float" office:value="267">
            <text:p>267</text:p>
          </table:table-cell>
          <table:table-cell table:formula="of:=SUM([.Z113]+[.X113]+[.V113]+[.T113]+[.R113]+[.P113]+[.N113]+[.L113]+[.J113]+[.H113]+[.F113]+[.D113])" ns41:value-type="float" table:style-name="TL Data" office:value-type="float" office:value="249">
            <text:p>24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Haamstede </text:p>
          </table:table-cell>
          <table:table-cell table:style-name="ce14"/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91" office:value-type="float">
            <text:p>39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5"/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formula="of:=SUM([.C114]+[.E114]+[.G114]+[.I114]+[.K114]+[.M114]+[.O114]+[.Q114]+[.S114]+[.U114]+[.W114]+[.Y114])" ns41:value-type="float" table:style-name="TL Data" office:value-type="float" office:value="508">
            <text:p>508</text:p>
          </table:table-cell>
          <table:table-cell table:formula="of:=SUM([.Z114]+[.X114]+[.V114]+[.T114]+[.R114]+[.P114]+[.N114]+[.L114]+[.J114]+[.H114]+[.F114]+[.D114])" ns41:value-type="float" table:style-name="TL Data" office:value-type="float" office:value="489">
            <text:p>48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Kerkwerve</text:p>
          </table:table-cell>
          <table:table-cell table:style-name="ce14"/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73" office:value-type="float">
            <text:p>273</text:p>
          </table:table-cell>
          <table:table-cell table:style-name="TL Data" table:number-columns-repeated="4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C115]+[.E115]+[.G115]+[.I115]+[.K115]+[.M115]+[.O115]+[.Q115]+[.S115]+[.U115]+[.W115]+[.Y115])" ns41:value-type="float" table:style-name="TL Data" office:value-type="float" office:value="368">
            <text:p>368</text:p>
          </table:table-cell>
          <table:table-cell table:formula="of:=SUM([.Z115]+[.X115]+[.V115]+[.T115]+[.R115]+[.P115]+[.N115]+[.L115]+[.J115]+[.H115]+[.F115]+[.D115])" ns41:value-type="float" table:style-name="TL Data" office:value-type="float" office:value="331">
            <text:p>33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Nieuwerkerk</text:p>
          </table:table-cell>
          <table:table-cell table:style-name="ce14"/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451" office:value-type="float">
            <text:p>451</text:p>
          </table:table-cell>
          <table:table-cell table:style-name="TL Data" table:number-columns-repeated="4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style-name="TL Data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3" office:value-type="float">
            <text:p>33</text:p>
          </table:table-cell>
          <table:table-cell table:formula="of:=SUM([.C116]+[.E116]+[.G116]+[.I116]+[.K116]+[.M116]+[.O116]+[.Q116]+[.S116]+[.U116]+[.W116]+[.Y116])" ns41:value-type="float" table:style-name="TL Data" office:value-type="float" office:value="670">
            <text:p>670</text:p>
          </table:table-cell>
          <table:table-cell table:formula="of:=SUM([.Z116]+[.X116]+[.V116]+[.T116]+[.R116]+[.P116]+[.N116]+[.L116]+[.J116]+[.H116]+[.F116]+[.D116])" ns41:value-type="float" table:style-name="TL Data" office:value-type="float" office:value="622">
            <text:p>62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Noordgouwe</text:p>
          </table:table-cell>
          <table:table-cell table:style-name="ce14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5"/>
          <table:table-cell table:style-name="TL Data" table:number-columns-repeated="3"/>
          <table:table-cell table:formula="of:=SUM([.C117]+[.E117]+[.G117]+[.I117]+[.K117]+[.M117]+[.O117]+[.Q117]+[.S117]+[.U117]+[.W117]+[.Y117])" ns41:value-type="float" table:style-name="TL Data" office:value-type="float" office:value="388">
            <text:p>388</text:p>
          </table:table-cell>
          <table:table-cell table:formula="of:=SUM([.Z117]+[.X117]+[.V117]+[.T117]+[.R117]+[.P117]+[.N117]+[.L117]+[.J117]+[.H117]+[.F117]+[.D117])" ns41:value-type="float" table:style-name="TL Data" office:value-type="float" office:value="402">
            <text:p>40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Noordwelle</text:p>
          </table:table-cell>
          <table:table-cell table:style-name="ce14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46" office:value-type="float">
            <text:p>246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style-name="TL Data" table:number-columns-repeated="3"/>
          <table:table-cell table:formula="of:=SUM([.C118]+[.E118]+[.G118]+[.I118]+[.K118]+[.M118]+[.O118]+[.Q118]+[.S118]+[.U118]+[.W118]+[.Y118])" ns41:value-type="float" table:style-name="TL Data" office:value-type="float" office:value="236">
            <text:p>236</text:p>
          </table:table-cell>
          <table:table-cell table:formula="of:=SUM([.Z118]+[.X118]+[.V118]+[.T118]+[.R118]+[.P118]+[.N118]+[.L118]+[.J118]+[.H118]+[.F118]+[.D118])" ns41:value-type="float" table:style-name="TL Data" office:value-type="float" office:value="254">
            <text:p>25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Oosterland</text:p>
          </table:table-cell>
          <table:table-cell table:style-name="ce14"/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544" office:value-type="float">
            <text:p>544</text:p>
          </table:table-cell>
          <table:table-cell table:style-name="TL Data" table:number-columns-repeated="4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style-name="TL Data" table:number-columns-repeated="3"/>
          <table:table-cell table:formula="of:=SUM([.C119]+[.E119]+[.G119]+[.I119]+[.K119]+[.M119]+[.O119]+[.Q119]+[.S119]+[.U119]+[.W119]+[.Y119])" ns41:value-type="float" table:style-name="TL Data" office:value-type="float" office:value="697">
            <text:p>697</text:p>
          </table:table-cell>
          <table:table-cell table:formula="of:=SUM([.Z119]+[.X119]+[.V119]+[.T119]+[.R119]+[.P119]+[.N119]+[.L119]+[.J119]+[.H119]+[.F119]+[.D119])" ns41:value-type="float" table:style-name="TL Data" office:value-type="float" office:value="658">
            <text:p>65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Ouwekerk</text:p>
          </table:table-cell>
          <table:table-cell table:style-name="ce14"/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87" office:value-type="float">
            <text:p>387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formula="of:=SUM([.C120]+[.E120]+[.G120]+[.I120]+[.K120]+[.M120]+[.O120]+[.Q120]+[.S120]+[.U120]+[.W120]+[.Y120])" ns41:value-type="float" table:style-name="TL Data" office:value-type="float" office:value="386">
            <text:p>386</text:p>
          </table:table-cell>
          <table:table-cell table:formula="of:=SUM([.Z120]+[.X120]+[.V120]+[.T120]+[.R120]+[.P120]+[.N120]+[.L120]+[.J120]+[.H120]+[.F120]+[.D120])" ns41:value-type="float" table:style-name="TL Data" office:value-type="float" office:value="402">
            <text:p>40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Renesse</text:p>
          </table:table-cell>
          <table:table-cell table:style-name="ce14"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77" office:value-type="float">
            <text:p>277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21]+[.E121]+[.G121]+[.I121]+[.K121]+[.M121]+[.O121]+[.Q121]+[.S121]+[.U121]+[.W121]+[.Y121])" ns41:value-type="float" table:style-name="TL Data" office:value-type="float" office:value="314">
            <text:p>314</text:p>
          </table:table-cell>
          <table:table-cell table:formula="of:=SUM([.Z121]+[.X121]+[.V121]+[.T121]+[.R121]+[.P121]+[.N121]+[.L121]+[.J121]+[.H121]+[.F121]+[.D121])" ns41:value-type="float" table:style-name="TL Data" office:value-type="float" office:value="298">
            <text:p>29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Serooskerke</text:p>
          </table:table-cell>
          <table:table-cell table:style-name="ce14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64" office:value-type="float">
            <text:p>164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style-name="TL Data" table:number-columns-repeated="6"/>
          <table:table-cell table:style-name="TL Data"/>
          <table:table-cell table:style-name="TL Data" table:number-columns-repeated="3"/>
          <table:table-cell table:formula="of:=SUM([.C122]+[.E122]+[.G122]+[.I122]+[.K122]+[.M122]+[.O122]+[.Q122]+[.S122]+[.U122]+[.W122]+[.Y122])" ns41:value-type="float" table:style-name="TL Data" office:value-type="float" office:value="173">
            <text:p>173</text:p>
          </table:table-cell>
          <table:table-cell table:formula="of:=SUM([.Z122]+[.X122]+[.V122]+[.T122]+[.R122]+[.P122]+[.N122]+[.L122]+[.J122]+[.H122]+[.F122]+[.D122])" ns41:value-type="float" table:style-name="TL Data" office:value-type="float" office:value="165">
            <text:p>16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Zierikzee</text:p>
          </table:table-cell>
          <table:table-cell table:style-name="ce14"/>
          <table:table-cell ns41:value-type="float" table:style-name="TL Data" office:value="2322" office:value-type="float">
            <text:p>2322</text:p>
          </table:table-cell>
          <table:table-cell ns41:value-type="float" table:style-name="TL Data" office:value="2640" office:value-type="float">
            <text:p>264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 table:number-columns-repeated="2"/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718" office:value-type="float">
            <text:p>718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formula="of:=SUM([.C123]+[.E123]+[.G123]+[.I123]+[.K123]+[.M123]+[.O123]+[.Q123]+[.S123]+[.U123]+[.W123]+[.Y123])" ns41:value-type="float" table:style-name="TL Data" office:value-type="float" office:value="3362">
            <text:p>3362</text:p>
          </table:table-cell>
          <table:table-cell table:formula="of:=SUM([.Z123]+[.X123]+[.V123]+[.T123]+[.R123]+[.P123]+[.N123]+[.L123]+[.J123]+[.H123]+[.F123]+[.D123])" ns41:value-type="float" table:style-name="TL Data" office:value-type="float" office:value="3777">
            <text:p>377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Zonnemaire</text:p>
          </table:table-cell>
          <table:table-cell table:style-name="ce14"/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513" office:value-type="float">
            <text:p>513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3"/>
          <table:table-cell table:style-name="TL Data" table:number-columns-repeated="3"/>
          <table:table-cell table:formula="of:=SUM([.C124]+[.E124]+[.G124]+[.I124]+[.K124]+[.M124]+[.O124]+[.Q124]+[.S124]+[.U124]+[.W124]+[.Y124])" ns41:value-type="float" table:style-name="TL Data" office:value-type="float" office:value="534">
            <text:p>534</text:p>
          </table:table-cell>
          <table:table-cell table:formula="of:=SUM([.Z124]+[.X124]+[.V124]+[.T124]+[.R124]+[.P124]+[.N124]+[.L124]+[.J124]+[.H124]+[.F124]+[.D124])" ns41:value-type="float" table:style-name="TL Data" office:value-type="float" office:value="519">
            <text:p>51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number-columns-repeated="990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 table:style-name="ce14"/>
          <table:table-cell table:formula="of:=SUM([.C107:.C124])" ns41:value-type="float" table:style-name="TL Data" office:value-type="float" office:value="9418">
            <text:p>9418</text:p>
          </table:table-cell>
          <table:table-cell table:formula="of:=SUM([.D107:.D124])" ns41:value-type="float" table:style-name="TL Data" office:value-type="float" office:value="9617">
            <text:p>9617</text:p>
          </table:table-cell>
          <table:table-cell table:formula="of:=SUM([.E107:.E124])" ns41:value-type="float" table:style-name="TL Data" office:value-type="float" office:value="5">
            <text:p>5</text:p>
          </table:table-cell>
          <table:table-cell table:formula="of:=SUM([.F107:.F124])" ns41:value-type="float" table:style-name="TL Data" office:value-type="float" office:value="4">
            <text:p>4</text:p>
          </table:table-cell>
          <table:table-cell table:formula="of:=SUM([.G107:.G124])" ns41:value-type="float" table:style-name="TL Data" office:value-type="float" office:value="2">
            <text:p>2</text:p>
          </table:table-cell>
          <table:table-cell table:formula="of:=SUM([.H107:.H124])" ns41:value-type="float" table:style-name="TL Data" office:value-type="float" office:value="3">
            <text:p>3</text:p>
          </table:table-cell>
          <table:table-cell table:formula="of:=SUM([.I107:.I124])" ns41:value-type="float" table:style-name="TL Data" office:value-type="float" office:value="935">
            <text:p>935</text:p>
          </table:table-cell>
          <table:table-cell table:formula="of:=SUM([.J107:.J124])" ns41:value-type="float" table:style-name="TL Data" office:value-type="float" office:value="999">
            <text:p>999</text:p>
          </table:table-cell>
          <table:table-cell table:formula="of:=SUM([.K107:.K124])" ns41:value-type="float" table:style-name="TL Data" office:value-type="float" office:value="12">
            <text:p>12</text:p>
          </table:table-cell>
          <table:table-cell table:formula="of:=SUM([.L107:.L124])" ns41:value-type="float" table:style-name="TL Data" office:value-type="float" office:value="11">
            <text:p>11</text:p>
          </table:table-cell>
          <table:table-cell table:formula="of:=SUM([.M107:.M124])" ns41:value-type="float" table:style-name="TL Data" office:value-type="float" office:value="81">
            <text:p>81</text:p>
          </table:table-cell>
          <table:table-cell table:formula="of:=SUM([.N107:.N124])" ns41:value-type="float" table:style-name="TL Data" office:value-type="float" office:value="109">
            <text:p>109</text:p>
          </table:table-cell>
          <table:table-cell table:formula="of:=SUM([.O107:.O124])" ns41:value-type="float" table:style-name="TL Data" office:value-type="float" office:value="0">
            <text:p>0</text:p>
          </table:table-cell>
          <table:table-cell table:formula="of:=SUM([.P107:.P124])" ns41:value-type="float" table:style-name="TL Data" office:value-type="float" office:value="0">
            <text:p>0</text:p>
          </table:table-cell>
          <table:table-cell table:formula="of:=SUM([.Q107:.Q124])" ns41:value-type="float" table:style-name="TL Data" office:value-type="float" office:value="743">
            <text:p>743</text:p>
          </table:table-cell>
          <table:table-cell table:formula="of:=SUM([.R107:.R124])" ns41:value-type="float" table:style-name="TL Data" office:value-type="float" office:value="752">
            <text:p>752</text:p>
          </table:table-cell>
          <table:table-cell table:formula="of:=SUM([.S107:.S124])" ns41:value-type="float" table:style-name="TL Data" office:value-type="float" office:value="0">
            <text:p>0</text:p>
          </table:table-cell>
          <table:table-cell table:formula="of:=SUM([.T107:.T124])" ns41:value-type="float" table:style-name="TL Data" office:value-type="float" office:value="0">
            <text:p>0</text:p>
          </table:table-cell>
          <table:table-cell table:formula="of:=SUM([.U107:.U124])" ns41:value-type="float" table:style-name="TL Data" office:value-type="float" office:value="17">
            <text:p>17</text:p>
          </table:table-cell>
          <table:table-cell table:formula="of:=SUM([.V107:.V124])" ns41:value-type="float" table:style-name="TL Data" office:value-type="float" office:value="27">
            <text:p>27</text:p>
          </table:table-cell>
          <table:table-cell table:formula="of:=SUM([.W107:.W124])" ns41:value-type="float" table:style-name="TL Data" office:value-type="float" office:value="0">
            <text:p>0</text:p>
          </table:table-cell>
          <table:table-cell table:formula="of:=SUM([.X107:.X124])" ns41:value-type="float" table:style-name="TL Data" office:value-type="float" office:value="0">
            <text:p>0</text:p>
          </table:table-cell>
          <table:table-cell table:formula="of:=SUM([.Y107:.Y124])" ns41:value-type="float" table:style-name="TL Data" office:value-type="float" office:value="100">
            <text:p>100</text:p>
          </table:table-cell>
          <table:table-cell table:formula="of:=SUM([.Z107:.Z124])" ns41:value-type="float" table:style-name="TL Data" office:value-type="float" office:value="73">
            <text:p>73</text:p>
          </table:table-cell>
          <table:table-cell table:formula="of:=SUM([.AA107:.AA124])" ns41:value-type="float" table:style-name="TL Data" office:value-type="float" office:value="11313">
            <text:p>11313</text:p>
          </table:table-cell>
          <table:table-cell table:formula="of:=SUM([.AB107:.AB124])" ns41:value-type="float" table:style-name="TL Data" office:value-type="float" office:value="11595">
            <text:p>11595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style-name="ce54" table:number-columns-repeated="990"/>
        </table:table-row>
        <table:table-row table:style-name="ro2">
          <table:table-cell ns41:value-type="string" table:style-name="TL RowHeader" office:value-type="string">
            <text:p>Totaal der overige Gemeenten</text:p>
          </table:table-cell>
          <table:table-cell table:style-name="ce14"/>
          <table:table-cell table:formula="of:=SUM([.C92]+[.C97]+[.C106]+[.C125]+[.C71]+[.C45])" ns41:value-type="float" table:style-name="TL Data" office:value-type="float" office:value="51653">
            <text:p>51653</text:p>
          </table:table-cell>
          <table:table-cell table:formula="of:=SUM([.D92]+[.D97]+[.D106]+[.D125]+[.D71]+[.D45])" ns41:value-type="float" table:style-name="TL Data" office:value-type="float" office:value="53292">
            <text:p>53292</text:p>
          </table:table-cell>
          <table:table-cell table:formula="of:=SUM([.E92]+[.E97]+[.E106]+[.E125]+[.E71]+[.E45])" ns41:value-type="float" table:style-name="TL Data" office:value-type="float" office:value="22">
            <text:p>22</text:p>
          </table:table-cell>
          <table:table-cell table:formula="of:=SUM([.F92]+[.F97]+[.F106]+[.F125]+[.F71]+[.F45])" ns41:value-type="float" table:style-name="TL Data" office:value-type="float" office:value="19">
            <text:p>19</text:p>
          </table:table-cell>
          <table:table-cell table:formula="of:=SUM([.G92]+[.G97]+[.G106]+[.G125]+[.G71]+[.G45])" ns41:value-type="float" table:style-name="TL Data" office:value-type="float" office:value="5">
            <text:p>5</text:p>
          </table:table-cell>
          <table:table-cell table:formula="of:=SUM([.H92]+[.H97]+[.H106]+[.H125]+[.H71]+[.H45])" ns41:value-type="float" table:style-name="TL Data" office:value-type="float" office:value="6">
            <text:p>6</text:p>
          </table:table-cell>
          <table:table-cell table:formula="of:=SUM([.I92]+[.I97]+[.I106]+[.I125]+[.I71]+[.I45])" ns41:value-type="float" table:style-name="TL Data" office:value-type="float" office:value="5852">
            <text:p>5852</text:p>
          </table:table-cell>
          <table:table-cell table:formula="of:=SUM([.J92]+[.J97]+[.J106]+[.J125]+[.J71]+[.J45])" ns41:value-type="float" table:style-name="TL Data" office:value-type="float" office:value="5825">
            <text:p>5825</text:p>
          </table:table-cell>
          <table:table-cell table:formula="of:=SUM([.K92]+[.K97]+[.K106]+[.K125]+[.K71]+[.K45])" ns41:value-type="float" table:style-name="TL Data" office:value-type="float" office:value="75">
            <text:p>75</text:p>
          </table:table-cell>
          <table:table-cell table:formula="of:=SUM([.L92]+[.L97]+[.L106]+[.L125]+[.L71]+[.L45])" ns41:value-type="float" table:style-name="TL Data" office:value-type="float" office:value="74">
            <text:p>74</text:p>
          </table:table-cell>
          <table:table-cell table:formula="of:=SUM([.M92]+[.M97]+[.M106]+[.M125]+[.M71]+[.M45])" ns41:value-type="float" table:style-name="TL Data" office:value-type="float" office:value="169">
            <text:p>169</text:p>
          </table:table-cell>
          <table:table-cell table:formula="of:=SUM([.N92]+[.N97]+[.N106]+[.N125]+[.N71]+[.N45])" ns41:value-type="float" table:style-name="TL Data" office:value-type="float" office:value="197">
            <text:p>197</text:p>
          </table:table-cell>
          <table:table-cell table:formula="of:=SUM([.O92]+[.O97]+[.O106]+[.O125]+[.O71]+[.O45])" ns41:value-type="float" table:style-name="TL Data" office:value-type="float" office:value="0">
            <text:p>0</text:p>
          </table:table-cell>
          <table:table-cell table:formula="of:=SUM([.P92]+[.P97]+[.P106]+[.P125]+[.P71]+[.P45])" ns41:value-type="float" table:style-name="TL Data" office:value-type="float" office:value="3">
            <text:p>3</text:p>
          </table:table-cell>
          <table:table-cell table:formula="of:=SUM([.Q92]+[.Q97]+[.Q106]+[.Q125]+[.Q71]+[.Q45])" ns41:value-type="float" table:style-name="TL Data" office:value-type="float" office:value="22094">
            <text:p>22094</text:p>
          </table:table-cell>
          <table:table-cell table:formula="of:=SUM([.R92]+[.R97]+[.R106]+[.R125]+[.R71]+[.R45])" ns41:value-type="float" table:style-name="TL Data" office:value-type="float" office:value="22221">
            <text:p>22221</text:p>
          </table:table-cell>
          <table:table-cell table:formula="of:=SUM([.S92]+[.S97]+[.S106]+[.S125]+[.S71]+[.S45])" ns41:value-type="float" table:style-name="TL Data" office:value-type="float" office:value="1">
            <text:p>1</text:p>
          </table:table-cell>
          <table:table-cell table:formula="of:=SUM([.T92]+[.T97]+[.T106]+[.T125]+[.T71]+[.T45])" ns41:value-type="float" table:style-name="TL Data" office:value-type="float" office:value="0">
            <text:p>0</text:p>
          </table:table-cell>
          <table:table-cell table:formula="of:=SUM([.U92]+[.U97]+[.U106]+[.U125]+[.U71]+[.U45])" ns41:value-type="float" table:style-name="TL Data" office:value-type="float" office:value="70">
            <text:p>70</text:p>
          </table:table-cell>
          <table:table-cell table:formula="of:=SUM([.V92]+[.V97]+[.V106]+[.V125]+[.V71]+[.V45])" ns41:value-type="float" table:style-name="TL Data" office:value-type="float" office:value="83">
            <text:p>83</text:p>
          </table:table-cell>
          <table:table-cell table:formula="of:=SUM([.W92]+[.W97]+[.W106]+[.W125]+[.W71]+[.W45])" ns41:value-type="float" table:style-name="TL Data" office:value-type="float" office:value="0">
            <text:p>0</text:p>
          </table:table-cell>
          <table:table-cell table:formula="of:=SUM([.X92]+[.X97]+[.X106]+[.X125]+[.X71]+[.X45])" ns41:value-type="float" table:style-name="TL Data" office:value-type="float" office:value="0">
            <text:p>0</text:p>
          </table:table-cell>
          <table:table-cell table:formula="of:=SUM([.Y92]+[.Y97]+[.Y106]+[.Y125]+[.Y71]+[.Y45])" ns41:value-type="float" table:style-name="TL Data" office:value-type="float" office:value="478">
            <text:p>478</text:p>
          </table:table-cell>
          <table:table-cell table:formula="of:=SUM([.Z92]+[.Z97]+[.Z106]+[.Z125]+[.Z71]+[.Z45])" ns41:value-type="float" table:style-name="TL Data" office:value-type="float" office:value="394">
            <text:p>394</text:p>
          </table:table-cell>
          <table:table-cell table:formula="of:=SUM([.AA92]+[.AA97]+[.AA106]+[.AA125]+[.AA71]+[.AA45])" ns41:value-type="float" table:style-name="TL Data" office:value-type="float" office:value="80419">
            <text:p>80419</text:p>
          </table:table-cell>
          <table:table-cell table:formula="of:=SUM([.AB92]+[.AB97]+[.AB106]+[.AB125]+[.AB71]+[.AB45])" ns41:value-type="float" table:style-name="TL Data" office:value-type="float" office:value="82114">
            <text:p>8211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78" office:value-type="float">
            <text:p>178</text:p>
          </table:table-cell>
          <table:table-cell ns41:value-type="float" table:style-name="ce45" office:value="179" office:value-type="float">
            <text:p>179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5</text:p>
          </table:table-cell>
          <table:table-cell table:style-name="ce54" table:number-columns-repeated="990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14"/>
          <table:table-cell table:formula="of:=SUM([.C125];[.C106];[.C97];[.C92];[.C74];[.C71];[.C45])" ns41:value-type="float" table:style-name="TL Data" office:value-type="float" office:value="60588">
            <text:p>60588</text:p>
          </table:table-cell>
          <table:table-cell table:formula="of:=SUM([.D125];[.D106];[.D97];[.D92];[.D74];[.D71];[.D45])" ns41:value-type="float" table:style-name="TL Data" office:value-type="float" office:value="63716">
            <text:p>63716</text:p>
          </table:table-cell>
          <table:table-cell table:formula="of:=SUM([.E125];[.E106];[.E97];[.E92];[.E74];[.E71];[.E45])" ns41:value-type="float" table:style-name="TL Data" office:value-type="float" office:value="118">
            <text:p>118</text:p>
          </table:table-cell>
          <table:table-cell table:formula="of:=SUM([.F125];[.F106];[.F97];[.F92];[.F74];[.F71];[.F45])" ns41:value-type="float" table:style-name="TL Data" office:value-type="float" office:value="102">
            <text:p>102</text:p>
          </table:table-cell>
          <table:table-cell table:formula="of:=SUM([.G125];[.G106];[.G97];[.G92];[.G74];[.G71];[.G45])" ns41:value-type="float" table:style-name="TL Data" office:value-type="float" office:value="15">
            <text:p>15</text:p>
          </table:table-cell>
          <table:table-cell table:formula="of:=SUM([.H125];[.H106];[.H97];[.H92];[.H74];[.H71];[.H45])" ns41:value-type="float" table:style-name="TL Data" office:value-type="float" office:value="15">
            <text:p>15</text:p>
          </table:table-cell>
          <table:table-cell table:formula="of:=SUM([.I125];[.I106];[.I97];[.I92];[.I74];[.I71];[.I45])" ns41:value-type="float" table:style-name="TL Data" office:value-type="float" office:value="6300">
            <text:p>6300</text:p>
          </table:table-cell>
          <table:table-cell table:formula="of:=SUM([.J125];[.J106];[.J97];[.J92];[.J74];[.J71];[.J45])" ns41:value-type="float" table:style-name="TL Data" office:value-type="float" office:value="6348">
            <text:p>6348</text:p>
          </table:table-cell>
          <table:table-cell table:formula="of:=SUM([.K125];[.K106];[.K97];[.K92];[.K74];[.K71];[.K45])" ns41:value-type="float" table:style-name="TL Data" office:value-type="float" office:value="168">
            <text:p>168</text:p>
          </table:table-cell>
          <table:table-cell table:formula="of:=SUM([.L125];[.L106];[.L97];[.L92];[.L74];[.L71];[.L45])" ns41:value-type="float" table:style-name="TL Data" office:value-type="float" office:value="211">
            <text:p>211</text:p>
          </table:table-cell>
          <table:table-cell table:formula="of:=SUM([.M125];[.M106];[.M97];[.M92];[.M74];[.M71];[.M45])" ns41:value-type="float" table:style-name="TL Data" office:value-type="float" office:value="445">
            <text:p>445</text:p>
          </table:table-cell>
          <table:table-cell table:formula="of:=SUM([.N125];[.N106];[.N97];[.N92];[.N74];[.N71];[.N45])" ns41:value-type="float" table:style-name="TL Data" office:value-type="float" office:value="532">
            <text:p>532</text:p>
          </table:table-cell>
          <table:table-cell table:formula="of:=SUM([.O125];[.O106];[.O97];[.O92];[.O74];[.O71];[.O45])" ns41:value-type="float" table:style-name="TL Data" office:value-type="float" office:value="3">
            <text:p>3</text:p>
          </table:table-cell>
          <table:table-cell table:formula="of:=SUM([.P125];[.P106];[.P97];[.P92];[.P74];[.P71];[.P45])" ns41:value-type="float" table:style-name="TL Data" office:value-type="float" office:value="11">
            <text:p>11</text:p>
          </table:table-cell>
          <table:table-cell table:formula="of:=SUM([.Q125];[.Q106];[.Q97];[.Q92];[.Q74];[.Q71];[.Q45])" ns41:value-type="float" table:style-name="TL Data" office:value-type="float" office:value="24118">
            <text:p>24118</text:p>
          </table:table-cell>
          <table:table-cell table:formula="of:=SUM([.R125];[.R106];[.R97];[.R92];[.R74];[.R71];[.R45])" ns41:value-type="float" table:style-name="TL Data" office:value-type="float" office:value="24387">
            <text:p>24387</text:p>
          </table:table-cell>
          <table:table-cell table:formula="of:=SUM([.S125];[.S106];[.S97];[.S92];[.S74];[.S71];[.S45])" ns41:value-type="float" table:style-name="TL Data" office:value-type="float" office:value="6">
            <text:p>6</text:p>
          </table:table-cell>
          <table:table-cell table:formula="of:=SUM([.T125];[.T106];[.T97];[.T92];[.T74];[.T71];[.T45])" ns41:value-type="float" table:style-name="TL Data" office:value-type="float" office:value="2">
            <text:p>2</text:p>
          </table:table-cell>
          <table:table-cell table:formula="of:=SUM([.U125];[.U106];[.U97];[.U92];[.U74];[.U71];[.U45])" ns41:value-type="float" table:style-name="TL Data" office:value-type="float" office:value="237">
            <text:p>237</text:p>
          </table:table-cell>
          <table:table-cell table:formula="of:=SUM([.V125];[.V106];[.V97];[.V92];[.V74];[.V71];[.V45])" ns41:value-type="float" table:style-name="TL Data" office:value-type="float" office:value="253">
            <text:p>253</text:p>
          </table:table-cell>
          <table:table-cell table:formula="of:=SUM([.W125];[.W106];[.W97];[.W92];[.W74];[.W71];[.W45])" ns41:value-type="float" table:style-name="TL Data" office:value-type="float" office:value="0">
            <text:p>0</text:p>
          </table:table-cell>
          <table:table-cell table:formula="of:=SUM([.X125];[.X106];[.X97];[.X92];[.X74];[.X71];[.X45])" ns41:value-type="float" table:style-name="TL Data" office:value-type="float" office:value="0">
            <text:p>0</text:p>
          </table:table-cell>
          <table:table-cell table:formula="of:=SUM([.Y125];[.Y106];[.Y97];[.Y92];[.Y74];[.Y71];[.Y45])" ns41:value-type="float" table:style-name="TL Data" office:value-type="float" office:value="587">
            <text:p>587</text:p>
          </table:table-cell>
          <table:table-cell table:formula="of:=SUM([.Z125];[.Z106];[.Z97];[.Z92];[.Z74];[.Z71];[.Z45])" ns41:value-type="float" table:style-name="TL Data" office:value-type="float" office:value="473">
            <text:p>473</text:p>
          </table:table-cell>
          <table:table-cell table:formula="of:=SUM([.AA125];[.AA106];[.AA97];[.AA92];[.AA74];[.AA71];[.AA45])" ns41:value-type="float" table:style-name="TL Data" office:value-type="float" office:value="92585">
            <text:p>92585</text:p>
          </table:table-cell>
          <table:table-cell table:formula="of:=SUM([.AB125];[.AB106];[.AB97];[.AB92];[.AB74];[.AB71];[.AB45])" ns41:value-type="float" table:style-name="TL Data" office:value-type="float" office:value="96050">
            <text:p>96050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38" office:value-type="string">
            <text:p>1879_06_H5</text:p>
          </table:table-cell>
          <table:table-cell ns41:value-type="float" table:style-name="ce46" office:value="178" office:value-type="float">
            <text:p>178</text:p>
          </table:table-cell>
          <table:table-cell ns41:value-type="float" table:style-name="ce46" office:value="179" office:value-type="float">
            <text:p>17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3" office:value-type="string">
            <text:p>35_0095</text:p>
          </table:table-cell>
          <table:table-cell table:style-name="ce54" table:number-columns-repeated="990"/>
        </table:table-row>
        <table:table-row table:style-name="ro2" table:number-rows-repeated="1072">
          <table:table-cell table:number-columns-repeated="20"/>
          <table:table-cell table:style-name="ce29" table:number-columns-repeated="2"/>
          <table:table-cell table:number-columns-repeated="1002"/>
        </table:table-row>
        <table:table-row table:style-name="ro2" table:number-rows-repeated="10473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Zeeland II">
        <table:table-column table:style-name="co11" table:default-cell-style-name="ce10"/>
        <table:table-column table:style-name="co12" table:default-cell-style-name="ce10"/>
        <table:table-column table:style-name="co3" table:default-cell-style-name="Default" table:number-columns-repeated="18"/>
        <table:table-column table:style-name="co13" table:default-cell-style-name="ce10"/>
        <table:table-column table:style-name="co14" table:default-cell-style-name="ce10"/>
        <table:table-column table:style-name="co3" table:default-cell-style-name="Default" table:number-columns-repeated="1002"/>
        <table:table-row table:style-name="ro1">
          <table:table-cell ns41:value-type="string" table:style-name="TL Title" office:value-type="string">
            <text:p>PROVINCIE ZEELAND VIJFDE GEDEELTE INDEELING NAAR DE KERKGENOOTSCHAPPEN</text:p>
          </table:table-cell>
          <table:table-cell table:style-name="ce6" table:number-columns-repeated="19"/>
          <table:table-cell table:style-name="ce33" table:number-columns-repeated="5"/>
          <table:table-cell table:style-name="ce47"/>
          <table:table-cell table:number-columns-repeated="998"/>
        </table:table-row>
        <table:table-row table:style-name="ro1">
          <table:table-cell table:style-name="ce2"/>
          <table:table-cell table:style-name="ce11" table:number-columns-repeated="19"/>
          <table:table-cell table:style-name="ce34" table:number-columns-repeated="6"/>
          <table:table-cell table:number-columns-repeated="998"/>
        </table:table-row>
        <table:table-row table:style-name="ro5">
          <table:table-cell ns41:value-type="string" table:number-rows-spanned="4" table:style-name="TL RowProperty" table:number-columns-spanned="1" office:value-type="string">
            <text:p>GEMEENTEN</text:p>
          </table:table-cell>
          <table:table-cell ns41:value-type="string" table:number-rows-spanned="4" table:style-name="ce12" table:number-columns-spanned="1" office:value-type="string">
            <text:p><text:s/></text:p>
          </table:table-cell>
          <table:table-cell ns41:value-type="string" table:number-rows-spanned="3" table:style-name="TL ColHeader" table:number-columns-spanned="2" office:value-type="string">
            <text:p>Engelsche Presbyterian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Anglicaanse Episcopal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Duitsche Evangeli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Evangeli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Vrije Evangeli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Apostolische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Geen Kerkgenootschap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kerkgenootschap onbekend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Totaal</text:p>
          </table:table-cell>
          <table:covered-table-cell table:style-name="ce22"/>
          <table:table-cell ns41:value-type="string" table:number-rows-spanned="4" table:style-name="ce35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1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8" table:number-columns-spanned="1" office:value-type="string">
            <text:p>Image nr.</text:p>
          </table:table-cell>
          <table:table-cell table:number-columns-repeated="998"/>
        </table:table-row>
        <table:table-row table:style-name="ro2">
          <table:covered-table-cell table:style-name="ce4"/>
          <table:covered-table-cell table:style-name="ce13"/>
          <table:covered-table-cell table:style-name="ce16"/>
          <table:covered-table-cell table:style-name="TL ColHeader" table:number-columns-repeated="17"/>
          <table:covered-table-cell table:style-name="ce36"/>
          <table:covered-table-cell table:style-name="ce42" table:number-columns-repeated="4"/>
          <table:covered-table-cell table:style-name="ce49"/>
          <table:table-cell table:number-columns-repeated="998"/>
        </table:table-row>
        <table:table-row table:style-name="ro2">
          <table:covered-table-cell table:style-name="ce4"/>
          <table:covered-table-cell table:style-name="ce13"/>
          <table:covered-table-cell table:style-name="ce16"/>
          <table:covered-table-cell table:style-name="TL ColHeader" table:number-columns-repeated="17"/>
          <table:covered-table-cell table:style-name="ce36"/>
          <table:covered-table-cell table:style-name="ce42" table:number-columns-repeated="4"/>
          <table:covered-table-cell table:style-name="ce49"/>
          <table:table-cell table:number-columns-repeated="998"/>
        </table:table-row>
        <table:table-row table:style-name="ro1">
          <table:covered-table-cell table:style-name="ce5"/>
          <table:covered-table-cell table:style-name="ce13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37"/>
          <table:covered-table-cell table:style-name="ce43" table:number-columns-repeated="4"/>
          <table:covered-table-cell table:style-name="ce50"/>
          <table:table-cell table:number-columns-repeated="998"/>
        </table:table-row>
        <table:table-row table:style-name="ro1">
          <table:table-cell table:number-columns-repeated="18"/>
          <table:table-cell table:style-name="ce63" table:number-columns-repeated="2"/>
          <table:table-cell table:number-columns-repeated="1004"/>
        </table:table-row>
        <table:table-row table:style-name="ro2">
          <table:table-cell ns41:value-type="string" table:style-name="TL RowHeader" office:value-type="string">
            <text:p>Middelburg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Q8]+[.O8]+[.M8]+[.K8]+[.I8]+[.G8]+[.E8]+[.C8])" ns41:value-type="float" table:style-name="TL Data" office:value-type="float" office:value="84">
            <text:p>84</text:p>
          </table:table-cell>
          <table:table-cell table:formula="of:=SUM([.R8]+[.P8]+[.N8]+[.L8]+[.J8]+[.H8]+[.F8]+[.D8])" ns41:value-type="float" table:style-name="TL Data" office:value-type="float" office:value="66">
            <text:p>66</text:p>
          </table:table-cell>
          <table:table-cell ns41:value-type="string" table:style-name="ce64" office:value-type="string">
            <text:p>VT</text:p>
          </table:table-cell>
          <table:table-cell ns41:value-type="string" table:style-name="ce65" office:value-type="string">
            <text:p>1879_06_H5</text:p>
          </table:table-cell>
          <table:table-cell ns41:value-type="float" table:style-name="ce66" office:value="180" office:value-type="float">
            <text:p>180</text:p>
          </table:table-cell>
          <table:table-cell ns41:value-type="float" table:style-name="ce66" office:value="181" office:value-type="float">
            <text:p>181</text:p>
          </table:table-cell>
          <table:table-cell ns41:value-type="string" table:style-name="ce66" office:value-type="string">
            <text:p>ZE</text:p>
          </table:table-cell>
          <table:table-cell ns41:value-type="string" table:style-name="ce67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Vlissing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Q9]+[.O9]+[.M9]+[.K9]+[.I9]+[.G9]+[.E9]+[.C9])" ns41:value-type="float" table:style-name="TL Data" office:value-type="float" office:value="25">
            <text:p>25</text:p>
          </table:table-cell>
          <table:table-cell table:formula="of:=SUM([.R9]+[.P9]+[.N9]+[.L9]+[.J9]+[.H9]+[.F9]+[.D9])" ns41:value-type="float" table:style-name="TL Data" office:value-type="float" office:value="13">
            <text:p>1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/>
          <table:table-cell table:formula="of:=SUM([.C8:.C9])" ns41:value-type="float" table:style-name="TL Data" office:value-type="float" office:value="31">
            <text:p>31</text:p>
          </table:table-cell>
          <table:table-cell table:formula="of:=SUM([.D8:.D9])" ns41:value-type="float" table:style-name="TL Data" office:value-type="float" office:value="31">
            <text:p>31</text:p>
          </table:table-cell>
          <table:table-cell table:formula="of:=SUM([.E8:.E9])" ns41:value-type="float" table:style-name="TL Data" office:value-type="float" office:value="0">
            <text:p>0</text:p>
          </table:table-cell>
          <table:table-cell table:formula="of:=SUM([.F8:.F9])" ns41:value-type="float" table:style-name="TL Data" office:value-type="float" office:value="3">
            <text:p>3</text:p>
          </table:table-cell>
          <table:table-cell table:formula="of:=SUM([.G8:.G9])" ns41:value-type="float" table:style-name="TL Data" office:value-type="float" office:value="0">
            <text:p>0</text:p>
          </table:table-cell>
          <table:table-cell table:formula="of:=SUM([.H8:.H9])" ns41:value-type="float" table:style-name="TL Data" office:value-type="float" office:value="0">
            <text:p>0</text:p>
          </table:table-cell>
          <table:table-cell table:formula="of:=SUM([.I8:.I9])" ns41:value-type="float" table:style-name="TL Data" office:value-type="float" office:value="0">
            <text:p>0</text:p>
          </table:table-cell>
          <table:table-cell table:formula="of:=SUM([.J8:.J9])" ns41:value-type="float" table:style-name="TL Data" office:value-type="float" office:value="0">
            <text:p>0</text:p>
          </table:table-cell>
          <table:table-cell table:formula="of:=SUM([.K8:.K9])" ns41:value-type="float" table:style-name="TL Data" office:value-type="float" office:value="0">
            <text:p>0</text:p>
          </table:table-cell>
          <table:table-cell table:formula="of:=SUM([.L8:.L9])" ns41:value-type="float" table:style-name="TL Data" office:value-type="float" office:value="0">
            <text:p>0</text:p>
          </table:table-cell>
          <table:table-cell table:formula="of:=SUM([.M8:.M9])" ns41:value-type="float" table:style-name="TL Data" office:value-type="float" office:value="0">
            <text:p>0</text:p>
          </table:table-cell>
          <table:table-cell table:formula="of:=SUM([.N8:.N9])" ns41:value-type="float" table:style-name="TL Data" office:value-type="float" office:value="0">
            <text:p>0</text:p>
          </table:table-cell>
          <table:table-cell table:formula="of:=SUM([.O8:.O9])" ns41:value-type="float" table:style-name="TL Data" office:value-type="float" office:value="77">
            <text:p>77</text:p>
          </table:table-cell>
          <table:table-cell table:formula="of:=SUM([.P8:.P9])" ns41:value-type="float" table:style-name="TL Data" office:value-type="float" office:value="44">
            <text:p>44</text:p>
          </table:table-cell>
          <table:table-cell table:formula="of:=SUM([.Q8:.Q9])" ns41:value-type="float" table:style-name="TL Data" office:value-type="float" office:value="1">
            <text:p>1</text:p>
          </table:table-cell>
          <table:table-cell table:formula="of:=SUM([.R8:.R9])" ns41:value-type="float" table:style-name="TL Data" office:value-type="float" office:value="1">
            <text:p>1</text:p>
          </table:table-cell>
          <table:table-cell table:formula="of:=SUM([.Q10]+[.O10]+[.M10]+[.K10]+[.I10]+[.G10]+[.E10]+[.C10])" ns41:value-type="float" table:style-name="TL Data" office:value-type="float" office:value="109">
            <text:p>109</text:p>
          </table:table-cell>
          <table:table-cell table:formula="of:=SUM([.R10]+[.P10]+[.N10]+[.L10]+[.J10]+[.H10]+[.F10]+[.D10])" ns41:value-type="float" table:style-name="TL Data" office:value-type="float" office:value="79">
            <text:p>7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Axel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Q11]+[.O11]+[.M11]+[.K11]+[.I11]+[.G11]+[.E11]+[.C11])" ns41:value-type="float" table:style-name="TL Data" office:value-type="float" office:value="1">
            <text:p>1</text:p>
          </table:table-cell>
          <table:table-cell table:formula="of:=SUM([.R11]+[.P11]+[.N11]+[.L11]+[.J11]+[.H11]+[.F11]+[.D11])" ns41:value-type="float" table:style-name="TL Data" office:value-type="float" office:value="3">
            <text:p>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Baarland</text:p>
          </table:table-cell>
          <table:table-cell/>
          <table:table-cell table:style-name="TL Data"/>
          <table:table-cell table:style-name="TL Data" table:number-columns-repeated="1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Q12]+[.O12]+[.M12]+[.K12]+[.I12]+[.G12]+[.E12]+[.C12])" ns41:value-type="float" table:style-name="TL Data" office:value-type="float" office:value="1">
            <text:p>1</text:p>
          </table:table-cell>
          <table:table-cell table:formula="of:=SUM([.R12]+[.P12]+[.N12]+[.L12]+[.J12]+[.H12]+[.F12]+[.D12])" ns41:value-type="float" table:style-name="TL Data" office:value-type="float" office:value="1">
            <text:p>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Bresken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table:formula="of:=SUM([.Q13]+[.O13]+[.M13]+[.K13]+[.I13]+[.G13]+[.E13]+[.C13])" ns41:value-type="float" table:style-name="TL Data" office:value-type="float" office:value="4">
            <text:p>4</text:p>
          </table:table-cell>
          <table:table-cell table:formula="of:=SUM([.R13]+[.P13]+[.N13]+[.L13]+[.J13]+[.H13]+[.F13]+[.D13])" ns41:value-type="float" table:style-name="TL Data" office:value-type="float" office:value="3">
            <text:p>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Brouwershaven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Q14]+[.O14]+[.M14]+[.K14]+[.I14]+[.G14]+[.E14]+[.C14])" ns41:value-type="float" table:style-name="TL Data" office:value-type="float" office:value="1">
            <text:p>1</text:p>
          </table:table-cell>
          <table:table-cell table:formula="of:=SUM([.R14]+[.P14]+[.N14]+[.L14]+[.J14]+[.H14]+[.F14]+[.D14])" ns41:value-type="float" table:style-name="TL Data" office:value-type="float" office:value="0">
            <text:p>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Bruinisse</text:p>
          </table:table-cell>
          <table:table-cell/>
          <table:table-cell table:style-name="TL Data"/>
          <table:table-cell table:style-name="TL Data" table:number-columns-repeated="9"/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Q15]+[.O15]+[.M15]+[.K15]+[.I15]+[.G15]+[.E15]+[.C15])" ns41:value-type="float" table:style-name="TL Data" office:value-type="float" office:value="18">
            <text:p>18</text:p>
          </table:table-cell>
          <table:table-cell table:formula="of:=SUM([.R15]+[.P15]+[.N15]+[.L15]+[.J15]+[.H15]+[.F15]+[.D15])" ns41:value-type="float" table:style-name="TL Data" office:value-type="float" office:value="9">
            <text:p>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Cadzand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formula="of:=SUM([.Q16]+[.O16]+[.M16]+[.K16]+[.I16]+[.G16]+[.E16]+[.C16])" ns41:value-type="float" table:style-name="TL Data" office:value-type="float" office:value="4">
            <text:p>4</text:p>
          </table:table-cell>
          <table:table-cell table:formula="of:=SUM([.R16]+[.P16]+[.N16]+[.L16]+[.J16]+[.H16]+[.F16]+[.D16])" ns41:value-type="float" table:style-name="TL Data" office:value-type="float" office:value="9">
            <text:p>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Clinge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Q17]+[.O17]+[.M17]+[.K17]+[.I17]+[.G17]+[.E17]+[.C17])" ns41:value-type="float" table:style-name="TL Data" office:value-type="float" office:value="0">
            <text:p>0</text:p>
          </table:table-cell>
          <table:table-cell table:formula="of:=SUM([.R17]+[.P17]+[.N17]+[.L17]+[.J17]+[.H17]+[.F17]+[.D17])" ns41:value-type="float" table:style-name="TL Data" office:value-type="float" office:value="1">
            <text:p>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Cortgene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Q18]+[.O18]+[.M18]+[.K18]+[.I18]+[.G18]+[.E18]+[.C18])" ns41:value-type="float" table:style-name="TL Data" office:value-type="float" office:value="0">
            <text:p>0</text:p>
          </table:table-cell>
          <table:table-cell table:formula="of:=SUM([.R18]+[.P18]+[.N18]+[.L18]+[.J18]+[.H18]+[.F18]+[.D18])" ns41:value-type="float" table:style-name="TL Data" office:value-type="float" office:value="1">
            <text:p>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Domburg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Q19]+[.O19]+[.M19]+[.K19]+[.I19]+[.G19]+[.E19]+[.C19])" ns41:value-type="float" table:style-name="TL Data" office:value-type="float" office:value="9">
            <text:p>9</text:p>
          </table:table-cell>
          <table:table-cell table:formula="of:=SUM([.R19]+[.P19]+[.N19]+[.L19]+[.J19]+[.H19]+[.F19]+[.D19])" ns41:value-type="float" table:style-name="TL Data" office:value-type="float" office:value="3">
            <text:p>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Driewegen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Q20]+[.O20]+[.M20]+[.K20]+[.I20]+[.G20]+[.E20]+[.C20])" ns41:value-type="float" table:style-name="TL Data" office:value-type="float" office:value="1">
            <text:p>1</text:p>
          </table:table-cell>
          <table:table-cell table:formula="of:=SUM([.R20]+[.P20]+[.N20]+[.L20]+[.J20]+[.H20]+[.F20]+[.D20])" ns41:value-type="float" table:style-name="TL Data" office:value-type="float" office:value="0">
            <text:p>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Duivendijke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SUM([.Q21]+[.O21]+[.M21]+[.K21]+[.I21]+[.G21]+[.E21]+[.C21])" ns41:value-type="float" table:style-name="TL Data" office:value-type="float" office:value="9">
            <text:p>9</text:p>
          </table:table-cell>
          <table:table-cell table:formula="of:=SUM([.R21]+[.P21]+[.N21]+[.L21]+[.J21]+[.H21]+[.F21]+[.D21])" ns41:value-type="float" table:style-name="TL Data" office:value-type="float" office:value="7">
            <text:p>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Elkerzee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Q22]+[.O22]+[.M22]+[.K22]+[.I22]+[.G22]+[.E22]+[.C22])" ns41:value-type="float" table:style-name="TL Data" office:value-type="float" office:value="1">
            <text:p>1</text:p>
          </table:table-cell>
          <table:table-cell table:formula="of:=SUM([.R22]+[.P22]+[.N22]+[.L22]+[.J22]+[.H22]+[.F22]+[.D22])" ns41:value-type="float" table:style-name="TL Data" office:value-type="float" office:value="0">
            <text:p>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Goe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table:formula="of:=SUM([.Q23]+[.O23]+[.M23]+[.K23]+[.I23]+[.G23]+[.E23]+[.C23])" ns41:value-type="float" table:style-name="TL Data" office:value-type="float" office:value="70">
            <text:p>70</text:p>
          </table:table-cell>
          <table:table-cell table:formula="of:=SUM([.R23]+[.P23]+[.N23]+[.L23]+[.J23]+[.H23]+[.F23]+[.D23])" ns41:value-type="float" table:style-name="TL Data" office:value-type="float" office:value="86">
            <text:p>8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Groe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Q24]+[.O24]+[.M24]+[.K24]+[.I24]+[.G24]+[.E24]+[.C24])" ns41:value-type="float" table:style-name="TL Data" office:value-type="float" office:value="11">
            <text:p>11</text:p>
          </table:table-cell>
          <table:table-cell table:formula="of:=SUM([.R24]+[.P24]+[.N24]+[.L24]+[.J24]+[.H24]+[.F24]+[.D24])" ns41:value-type="float" table:style-name="TL Data" office:value-type="float" office:value="6">
            <text:p>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Grijpskerke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Q25]+[.O25]+[.M25]+[.K25]+[.I25]+[.G25]+[.E25]+[.C25])" ns41:value-type="float" table:style-name="TL Data" office:value-type="float" office:value="4">
            <text:p>4</text:p>
          </table:table-cell>
          <table:table-cell table:formula="of:=SUM([.R25]+[.P25]+[.N25]+[.L25]+[.J25]+[.H25]+[.F25]+[.D25])" ns41:value-type="float" table:style-name="TL Data" office:value-type="float" office:value="3">
            <text:p>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Haamstede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table:formula="of:=SUM([.Q26]+[.O26]+[.M26]+[.K26]+[.I26]+[.G26]+[.E26]+[.C26])" ns41:value-type="float" table:style-name="TL Data" office:value-type="float" office:value="5">
            <text:p>5</text:p>
          </table:table-cell>
          <table:table-cell table:formula="of:=SUM([.R26]+[.P26]+[.N26]+[.L26]+[.J26]+[.H26]+[.F26]+[.D26])" ns41:value-type="float" table:style-name="TL Data" office:value-type="float" office:value="11">
            <text:p>1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s Heer Arendskerke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38" table:style-name="TL Data" table:number-columns-repeated="2" office:value-type="float">
            <text:p>38</text:p>
          </table:table-cell>
          <table:table-cell table:style-name="TL Data" table:number-columns-repeated="8"/>
          <table:table-cell table:formula="of:=SUM([.Q27]+[.O27]+[.M27]+[.K27]+[.I27]+[.G27]+[.E27]+[.C27])" ns41:value-type="float" table:style-name="TL Data" office:value-type="float" office:value="38">
            <text:p>38</text:p>
          </table:table-cell>
          <table:table-cell table:formula="of:=SUM([.R27]+[.P27]+[.N27]+[.L27]+[.J27]+[.H27]+[.F27]+[.D27])" ns41:value-type="float" table:style-name="TL Data" office:value-type="float" office:value="38">
            <text:p>3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Heinkenszand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Q28]+[.O28]+[.M28]+[.K28]+[.I28]+[.G28]+[.E28]+[.C28])" ns41:value-type="float" table:style-name="TL Data" office:value-type="float" office:value="1">
            <text:p>1</text:p>
          </table:table-cell>
          <table:table-cell table:formula="of:=SUM([.R28]+[.P28]+[.N28]+[.L28]+[.J28]+[.H28]+[.F28]+[.D28])" ns41:value-type="float" table:style-name="TL Data" office:value-type="float" office:value="0">
            <text:p>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Hulst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Q29]+[.O29]+[.M29]+[.K29]+[.I29]+[.G29]+[.E29]+[.C29])" ns41:value-type="float" table:style-name="TL Data" office:value-type="float" office:value="3">
            <text:p>3</text:p>
          </table:table-cell>
          <table:table-cell table:formula="of:=SUM([.R29]+[.P29]+[.N29]+[.L29]+[.J29]+[.H29]+[.F29]+[.D29])" ns41:value-type="float" table:style-name="TL Data" office:value-type="float" office:value="1">
            <text:p>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Kattendijke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Q30]+[.O30]+[.M30]+[.K30]+[.I30]+[.G30]+[.E30]+[.C30])" ns41:value-type="float" table:style-name="TL Data" office:value-type="float" office:value="1">
            <text:p>1</text:p>
          </table:table-cell>
          <table:table-cell table:formula="of:=SUM([.R30]+[.P30]+[.N30]+[.L30]+[.J30]+[.H30]+[.F30]+[.D30])" ns41:value-type="float" table:style-name="TL Data" office:value-type="float" office:value="0">
            <text:p>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Kerkwerve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Q31]+[.O31]+[.M31]+[.K31]+[.I31]+[.G31]+[.E31]+[.C31])" ns41:value-type="float" table:style-name="TL Data" office:value-type="float" office:value="2">
            <text:p>2</text:p>
          </table:table-cell>
          <table:table-cell table:formula="of:=SUM([.R31]+[.P31]+[.N31]+[.L31]+[.J31]+[.H31]+[.F31]+[.D31])" ns41:value-type="float" table:style-name="TL Data" office:value-type="float" office:value="1">
            <text:p>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Kloeting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8"/>
          <table:table-cell table:formula="of:=SUM([.Q32]+[.O32]+[.M32]+[.K32]+[.I32]+[.G32]+[.E32]+[.C32])" ns41:value-type="float" table:style-name="TL Data" office:value-type="float" office:value="41">
            <text:p>41</text:p>
          </table:table-cell>
          <table:table-cell table:formula="of:=SUM([.R32]+[.P32]+[.N32]+[.L32]+[.J32]+[.H32]+[.F32]+[.D32])" ns41:value-type="float" table:style-name="TL Data" office:value-type="float" office:value="36">
            <text:p>3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Kruiningen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Q33]+[.O33]+[.M33]+[.K33]+[.I33]+[.G33]+[.E33]+[.C33])" ns41:value-type="float" table:style-name="TL Data" office:value-type="float" office:value="8">
            <text:p>8</text:p>
          </table:table-cell>
          <table:table-cell table:formula="of:=SUM([.R33]+[.P33]+[.N33]+[.L33]+[.J33]+[.H33]+[.F33]+[.D33])" ns41:value-type="float" table:style-name="TL Data" office:value-type="float" office:value="6">
            <text:p>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Nieuw- en St. Joosland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Q34]+[.O34]+[.M34]+[.K34]+[.I34]+[.G34]+[.E34]+[.C34])" ns41:value-type="float" table:style-name="TL Data" office:value-type="float" office:value="0">
            <text:p>0</text:p>
          </table:table-cell>
          <table:table-cell table:formula="of:=SUM([.R34]+[.P34]+[.N34]+[.L34]+[.J34]+[.H34]+[.F34]+[.D34])" ns41:value-type="float" table:style-name="TL Data" office:value-type="float" office:value="1">
            <text:p>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Nieuwerkerk</text:p>
          </table:table-cell>
          <table:table-cell/>
          <table:table-cell table:style-name="TL Data"/>
          <table:table-cell table:style-name="TL Data" table:number-columns-repeated="9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 table:number-columns-repeated="4"/>
          <table:table-cell table:formula="of:=SUM([.Q35]+[.O35]+[.M35]+[.K35]+[.I35]+[.G35]+[.E35]+[.C35])" ns41:value-type="float" table:style-name="TL Data" office:value-type="float" office:value="48">
            <text:p>48</text:p>
          </table:table-cell>
          <table:table-cell table:formula="of:=SUM([.R35]+[.P35]+[.N35]+[.L35]+[.J35]+[.H35]+[.F35]+[.D35])" ns41:value-type="float" table:style-name="TL Data" office:value-type="float" office:value="33">
            <text:p>3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Oost- en West-Souburg</text:p>
          </table:table-cell>
          <table:table-cell/>
          <table:table-cell table:style-name="TL Data"/>
          <table:table-cell table:style-name="TL Data" table:number-columns-repeated="3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formula="of:=SUM([.Q36]+[.O36]+[.M36]+[.K36]+[.I36]+[.G36]+[.E36]+[.C36])" ns41:value-type="float" table:style-name="TL Data" office:value-type="float" office:value="0">
            <text:p>0</text:p>
          </table:table-cell>
          <table:table-cell table:formula="of:=SUM([.R36]+[.P36]+[.N36]+[.L36]+[.J36]+[.H36]+[.F36]+[.D36])" ns41:value-type="float" table:style-name="TL Data" office:value-type="float" office:value="1">
            <text:p>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Oosterland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formula="of:=SUM([.Q37]+[.O37]+[.M37]+[.K37]+[.I37]+[.G37]+[.E37]+[.C37])" ns41:value-type="float" table:style-name="TL Data" office:value-type="float" office:value="4">
            <text:p>4</text:p>
          </table:table-cell>
          <table:table-cell table:formula="of:=SUM([.R37]+[.P37]+[.N37]+[.L37]+[.J37]+[.H37]+[.F37]+[.D37])" ns41:value-type="float" table:style-name="TL Data" office:value-type="float" office:value="3">
            <text:p>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Oostkapelle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Q38]+[.O38]+[.M38]+[.K38]+[.I38]+[.G38]+[.E38]+[.C38])" ns41:value-type="float" table:style-name="TL Data" office:value-type="float" office:value="2">
            <text:p>2</text:p>
          </table:table-cell>
          <table:table-cell table:formula="of:=SUM([.R38]+[.P38]+[.N38]+[.L38]+[.J38]+[.H38]+[.F38]+[.D38])" ns41:value-type="float" table:style-name="TL Data" office:value-type="float" office:value="0">
            <text:p>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Ouwerkerk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Q39]+[.O39]+[.M39]+[.K39]+[.I39]+[.G39]+[.E39]+[.C39])" ns41:value-type="float" table:style-name="TL Data" office:value-type="float" office:value="1">
            <text:p>1</text:p>
          </table:table-cell>
          <table:table-cell table:formula="of:=SUM([.R39]+[.P39]+[.N39]+[.L39]+[.J39]+[.H39]+[.F39]+[.D39])" ns41:value-type="float" table:style-name="TL Data" office:value-type="float" office:value="0">
            <text:p>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Ovezande</text:p>
          </table:table-cell>
          <table:table-cell/>
          <table:table-cell table:style-name="TL Data"/>
          <table:table-cell table:style-name="TL Data" table:number-columns-repeated="13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Q40]+[.O40]+[.M40]+[.K40]+[.I40]+[.G40]+[.E40]+[.C40])" ns41:value-type="float" table:style-name="TL Data" office:value-type="float" office:value="3">
            <text:p>3</text:p>
          </table:table-cell>
          <table:table-cell table:formula="of:=SUM([.R40]+[.P40]+[.N40]+[.L40]+[.J40]+[.H40]+[.F40]+[.D40])" ns41:value-type="float" table:style-name="TL Data" office:value-type="float" office:value="0">
            <text:p>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Oostburg</text:p>
          </table:table-cell>
          <table:table-cell/>
          <table:table-cell table:style-name="TL Data"/>
          <table:table-cell table:style-name="TL Data" table:number-columns-repeated="15"/>
          <table:table-cell table:formula="of:=SUM([.Q41]+[.O41]+[.M41]+[.K41]+[.I41]+[.G41]+[.E41]+[.C41])" ns41:value-type="float" table:style-name="TL Data" office:value-type="float" office:value="0">
            <text:p>0</text:p>
          </table:table-cell>
          <table:table-cell table:formula="of:=SUM([.R41]+[.P41]+[.N41]+[.L41]+[.J41]+[.H41]+[.F41]+[.D41])" ns41:value-type="float" table:style-name="TL Data" office:value-type="float" office:value="0">
            <text:p>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Rilland-Bath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table:formula="of:=SUM([.Q42]+[.O42]+[.M42]+[.K42]+[.I42]+[.G42]+[.E42]+[.C42])" ns41:value-type="float" table:style-name="TL Data" office:value-type="float" office:value="68">
            <text:p>68</text:p>
          </table:table-cell>
          <table:table-cell table:formula="of:=SUM([.R42]+[.P42]+[.N42]+[.L42]+[.J42]+[.H42]+[.F42]+[.D42])" ns41:value-type="float" table:style-name="TL Data" office:value-type="float" office:value="54">
            <text:p>5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San van Grant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SUM([.Q43]+[.O43]+[.M43]+[.K43]+[.I43]+[.G43]+[.E43]+[.C43])" ns41:value-type="float" table:style-name="TL Data" office:value-type="float" office:value="2">
            <text:p>2</text:p>
          </table:table-cell>
          <table:table-cell table:formula="of:=SUM([.R43]+[.P43]+[.N43]+[.L43]+[.J43]+[.H43]+[.F43]+[.D43])" ns41:value-type="float" table:style-name="TL Data" office:value-type="float" office:value="0">
            <text:p>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Schoondijke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Q44]+[.O44]+[.M44]+[.K44]+[.I44]+[.G44]+[.E44]+[.C44])" ns41:value-type="float" table:style-name="TL Data" office:value-type="float" office:value="3">
            <text:p>3</text:p>
          </table:table-cell>
          <table:table-cell table:formula="of:=SUM([.R44]+[.P44]+[.N44]+[.L44]+[.J44]+[.H44]+[.F44]+[.D44])" ns41:value-type="float" table:style-name="TL Data" office:value-type="float" office:value="3">
            <text:p>3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Schore</text:p>
          </table:table-cell>
          <table:table-cell/>
          <table:table-cell table:style-name="TL Data"/>
          <table:table-cell table:style-name="TL Data" table:number-columns-repeated="7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table:formula="of:=SUM([.Q45]+[.O45]+[.M45]+[.K45]+[.I45]+[.G45]+[.E45]+[.C45])" ns41:value-type="float" table:style-name="TL Data" office:value-type="float" office:value="8">
            <text:p>8</text:p>
          </table:table-cell>
          <table:table-cell table:formula="of:=SUM([.R45]+[.P45]+[.N45]+[.L45]+[.J45]+[.H45]+[.F45]+[.D45])" ns41:value-type="float" table:style-name="TL Data" office:value-type="float" office:value="8">
            <text:p>8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St. Maartensdijk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Q46]+[.O46]+[.M46]+[.K46]+[.I46]+[.G46]+[.E46]+[.C46])" ns41:value-type="float" table:style-name="TL Data" office:value-type="float" office:value="0">
            <text:p>0</text:p>
          </table:table-cell>
          <table:table-cell table:formula="of:=SUM([.R46]+[.P46]+[.N46]+[.L46]+[.J46]+[.H46]+[.F46]+[.D46])" ns41:value-type="float" table:style-name="TL Data" office:value-type="float" office:value="1">
            <text:p>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Sluis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Q47]+[.O47]+[.M47]+[.K47]+[.I47]+[.G47]+[.E47]+[.C47])" ns41:value-type="float" table:style-name="TL Data" office:value-type="float" office:value="6">
            <text:p>6</text:p>
          </table:table-cell>
          <table:table-cell table:formula="of:=SUM([.R47]+[.P47]+[.N47]+[.L47]+[.J47]+[.H47]+[.F47]+[.D47])" ns41:value-type="float" table:style-name="TL Data" office:value-type="float" office:value="1">
            <text:p>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Ter Neuz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Q48]+[.O48]+[.M48]+[.K48]+[.I48]+[.G48]+[.E48]+[.C48])" ns41:value-type="float" table:style-name="TL Data" office:value-type="float" office:value="19">
            <text:p>19</text:p>
          </table:table-cell>
          <table:table-cell table:formula="of:=SUM([.R48]+[.P48]+[.N48]+[.L48]+[.J48]+[.H48]+[.F48]+[.D48])" ns41:value-type="float" table:style-name="TL Data" office:value-type="float" office:value="9">
            <text:p>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Thol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Q49]+[.O49]+[.M49]+[.K49]+[.I49]+[.G49]+[.E49]+[.C49])" ns41:value-type="float" table:style-name="TL Data" office:value-type="float" office:value="8">
            <text:p>8</text:p>
          </table:table-cell>
          <table:table-cell table:formula="of:=SUM([.R49]+[.P49]+[.N49]+[.L49]+[.J49]+[.H49]+[.F49]+[.D49])" ns41:value-type="float" table:style-name="TL Data" office:value-type="float" office:value="2">
            <text:p>2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Veere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SUM([.Q50]+[.O50]+[.M50]+[.K50]+[.I50]+[.G50]+[.E50]+[.C50])" ns41:value-type="float" table:style-name="TL Data" office:value-type="float" office:value="2">
            <text:p>2</text:p>
          </table:table-cell>
          <table:table-cell table:formula="of:=SUM([.R50]+[.P50]+[.N50]+[.L50]+[.J50]+[.H50]+[.F50]+[.D50])" ns41:value-type="float" table:style-name="TL Data" office:value-type="float" office:value="0">
            <text:p>0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Wissekerke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SUM([.Q51]+[.O51]+[.M51]+[.K51]+[.I51]+[.G51]+[.E51]+[.C51])" ns41:value-type="float" table:style-name="TL Data" office:value-type="float" office:value="3">
            <text:p>3</text:p>
          </table:table-cell>
          <table:table-cell table:formula="of:=SUM([.R51]+[.P51]+[.N51]+[.L51]+[.J51]+[.H51]+[.F51]+[.D51])" ns41:value-type="float" table:style-name="TL Data" office:value-type="float" office:value="4">
            <text:p>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Wolfaartsdijk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formula="of:=SUM([.Q52]+[.O52]+[.M52]+[.K52]+[.I52]+[.G52]+[.E52]+[.C52])" ns41:value-type="float" table:style-name="TL Data" office:value-type="float" office:value="22">
            <text:p>22</text:p>
          </table:table-cell>
          <table:table-cell table:formula="of:=SUM([.R52]+[.P52]+[.N52]+[.L52]+[.J52]+[.H52]+[.F52]+[.D52])" ns41:value-type="float" table:style-name="TL Data" office:value-type="float" office:value="16">
            <text:p>1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IJerzeke</text:p>
          </table:table-cell>
          <table:table-cell/>
          <table:table-cell table:style-name="TL Data"/>
          <table:table-cell table:style-name="TL Data" table:number-columns-repeated="11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Q53]+[.O53]+[.M53]+[.K53]+[.I53]+[.G53]+[.E53]+[.C53])" ns41:value-type="float" table:style-name="TL Data" office:value-type="float" office:value="7">
            <text:p>7</text:p>
          </table:table-cell>
          <table:table-cell table:formula="of:=SUM([.R53]+[.P53]+[.N53]+[.L53]+[.J53]+[.H53]+[.F53]+[.D53])" ns41:value-type="float" table:style-name="TL Data" office:value-type="float" office:value="6">
            <text:p>6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Zaamslag</text:p>
          </table:table-cell>
          <table:table-cell/>
          <table:table-cell table:style-name="TL Data"/>
          <table:table-cell table:style-name="TL Data" table:number-columns-repeated="7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table:formula="of:=SUM([.Q54]+[.O54]+[.M54]+[.K54]+[.I54]+[.G54]+[.E54]+[.C54])" ns41:value-type="float" table:style-name="TL Data" office:value-type="float" office:value="28">
            <text:p>28</text:p>
          </table:table-cell>
          <table:table-cell table:formula="of:=SUM([.R54]+[.P54]+[.N54]+[.L54]+[.J54]+[.H54]+[.F54]+[.D54])" ns41:value-type="float" table:style-name="TL Data" office:value-type="float" office:value="17">
            <text:p>17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Zierikzee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Q55]+[.O55]+[.M55]+[.K55]+[.I55]+[.G55]+[.E55]+[.C55])" ns41:value-type="float" table:style-name="TL Data" office:value-type="float" office:value="11">
            <text:p>11</text:p>
          </table:table-cell>
          <table:table-cell table:formula="of:=SUM([.R55]+[.P55]+[.N55]+[.L55]+[.J55]+[.H55]+[.F55]+[.D55])" ns41:value-type="float" table:style-name="TL Data" office:value-type="float" office:value="9">
            <text:p>9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Zuidzande</text:p>
          </table:table-cell>
          <table:table-cell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Q56]+[.O56]+[.M56]+[.K56]+[.I56]+[.G56]+[.E56]+[.C56])" ns41:value-type="float" table:style-name="TL Data" office:value-type="float" office:value="0">
            <text:p>0</text:p>
          </table:table-cell>
          <table:table-cell table:formula="of:=SUM([.R56]+[.P56]+[.N56]+[.L56]+[.J56]+[.H56]+[.F56]+[.D56])" ns41:value-type="float" table:style-name="TL Data" office:value-type="float" office:value="1">
            <text:p>1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2">
          <table:table-cell ns41:value-type="string" table:style-name="TL RowHeader" office:value-type="string">
            <text:p>Totaal der overige Gemeenten</text:p>
          </table:table-cell>
          <table:table-cell/>
          <table:table-cell table:formula="of:=SUM([.C11:.C56])" ns41:value-type="float" table:style-name="TL Data" office:value-type="float" office:value="2">
            <text:p>2</text:p>
          </table:table-cell>
          <table:table-cell table:formula="of:=SUM([.D11:.D56])" ns41:value-type="float" table:style-name="TL Data" office:value-type="float" office:value="1">
            <text:p>1</text:p>
          </table:table-cell>
          <table:table-cell table:formula="of:=SUM([.E11:.E56])" ns41:value-type="float" table:style-name="TL Data" office:value-type="float" office:value="4">
            <text:p>4</text:p>
          </table:table-cell>
          <table:table-cell table:formula="of:=SUM([.F11:.F56])" ns41:value-type="float" table:style-name="TL Data" office:value-type="float" office:value="1">
            <text:p>1</text:p>
          </table:table-cell>
          <table:table-cell table:formula="of:=SUM([.G11:.G56])" ns41:value-type="float" table:style-name="TL Data" office:value-type="float" office:value="0">
            <text:p>0</text:p>
          </table:table-cell>
          <table:table-cell table:formula="of:=SUM([.H11:.H56])" ns41:value-type="float" table:style-name="TL Data" office:value-type="float" office:value="1">
            <text:p>1</text:p>
          </table:table-cell>
          <table:table-cell table:formula="of:=SUM([.I11:.I56])" ns41:value-type="float" table:style-name="TL Data" office:value-type="float" office:value="146">
            <text:p>146</text:p>
          </table:table-cell>
          <table:table-cell table:formula="of:=SUM([.J11:.J56])" ns41:value-type="float" table:style-name="TL Data" office:value-type="float" office:value="128">
            <text:p>128</text:p>
          </table:table-cell>
          <table:table-cell table:formula="of:=SUM([.K11:.K56])" ns41:value-type="float" table:style-name="TL Data" office:value-type="float" office:value="70">
            <text:p>70</text:p>
          </table:table-cell>
          <table:table-cell table:formula="of:=SUM([.L11:.L56])" ns41:value-type="float" table:style-name="TL Data" office:value-type="float" office:value="66">
            <text:p>66</text:p>
          </table:table-cell>
          <table:table-cell table:formula="of:=SUM([.M11:.M56])" ns41:value-type="float" table:style-name="TL Data" office:value-type="float" office:value="58">
            <text:p>58</text:p>
          </table:table-cell>
          <table:table-cell table:formula="of:=SUM([.N11:.N56])" ns41:value-type="float" table:style-name="TL Data" office:value-type="float" office:value="45">
            <text:p>45</text:p>
          </table:table-cell>
          <table:table-cell table:formula="of:=SUM([.O11:.O56])" ns41:value-type="float" table:style-name="TL Data" office:value-type="float" office:value="180">
            <text:p>180</text:p>
          </table:table-cell>
          <table:table-cell table:formula="of:=SUM([.P11:.P56])" ns41:value-type="float" table:style-name="TL Data" office:value-type="float" office:value="138">
            <text:p>138</text:p>
          </table:table-cell>
          <table:table-cell table:formula="of:=SUM([.Q11:.Q56])" ns41:value-type="float" table:style-name="TL Data" office:value-type="float" office:value="18">
            <text:p>18</text:p>
          </table:table-cell>
          <table:table-cell table:formula="of:=SUM([.R11:.R56])" ns41:value-type="float" table:style-name="TL Data" office:value-type="float" office:value="14">
            <text:p>14</text:p>
          </table:table-cell>
          <table:table-cell table:formula="of:=SUM([.S11:.S56])" ns41:value-type="float" table:style-name="TL Data" office:value-type="float" office:value="478">
            <text:p>478</text:p>
          </table:table-cell>
          <table:table-cell table:formula="of:=SUM([.T11:.T56])" ns41:value-type="float" table:style-name="TL Data" office:value-type="float" office:value="394">
            <text:p>394</text:p>
          </table:table-cell>
          <table:table-cell ns41:value-type="string" table:style-name="ce39" office:value-type="string">
            <text:p>VT</text:p>
          </table:table-cell>
          <table:table-cell ns41:value-type="string" table:style-name="ce44" office:value-type="string">
            <text:p>1879_06_H5</text:p>
          </table:table-cell>
          <table:table-cell ns41:value-type="float" table:style-name="ce45" office:value="180" office:value-type="float">
            <text:p>180</text:p>
          </table:table-cell>
          <table:table-cell ns41:value-type="float" table:style-name="ce45" office:value="181" office:value-type="float">
            <text:p>181</text:p>
          </table:table-cell>
          <table:table-cell ns41:value-type="string" table:style-name="ce45" office:value-type="string">
            <text:p>ZE</text:p>
          </table:table-cell>
          <table:table-cell ns41:value-type="string" table:style-name="ce52" office:value-type="string">
            <text:p>35_0096</text:p>
          </table:table-cell>
          <table:table-cell table:number-columns-repeated="998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/>
          <table:table-cell table:formula="of:=SUM([.C57];[.C10])" ns41:value-type="float" table:style-name="TL Data" office:value-type="float" office:value="33">
            <text:p>33</text:p>
          </table:table-cell>
          <table:table-cell table:formula="of:=SUM([.D57];[.D10])" ns41:value-type="float" table:style-name="TL Data" office:value-type="float" office:value="32">
            <text:p>32</text:p>
          </table:table-cell>
          <table:table-cell table:formula="of:=SUM([.E57];[.E10])" ns41:value-type="float" table:style-name="TL Data" office:value-type="float" office:value="4">
            <text:p>4</text:p>
          </table:table-cell>
          <table:table-cell table:formula="of:=SUM([.F57];[.F10])" ns41:value-type="float" table:style-name="TL Data" office:value-type="float" office:value="4">
            <text:p>4</text:p>
          </table:table-cell>
          <table:table-cell table:formula="of:=SUM([.G57];[.G10])" ns41:value-type="float" table:style-name="TL Data" office:value-type="float" office:value="0">
            <text:p>0</text:p>
          </table:table-cell>
          <table:table-cell table:formula="of:=SUM([.H57];[.H10])" ns41:value-type="float" table:style-name="TL Data" office:value-type="float" office:value="1">
            <text:p>1</text:p>
          </table:table-cell>
          <table:table-cell table:formula="of:=SUM([.I57];[.I10])" ns41:value-type="float" table:style-name="TL Data" office:value-type="float" office:value="146">
            <text:p>146</text:p>
          </table:table-cell>
          <table:table-cell table:formula="of:=SUM([.J57];[.J10])" ns41:value-type="float" table:style-name="TL Data" office:value-type="float" office:value="128">
            <text:p>128</text:p>
          </table:table-cell>
          <table:table-cell table:formula="of:=SUM([.K57];[.K10])" ns41:value-type="float" table:style-name="TL Data" office:value-type="float" office:value="70">
            <text:p>70</text:p>
          </table:table-cell>
          <table:table-cell table:formula="of:=SUM([.L57];[.L10])" ns41:value-type="float" table:style-name="TL Data" office:value-type="float" office:value="66">
            <text:p>66</text:p>
          </table:table-cell>
          <table:table-cell table:formula="of:=SUM([.M57];[.M10])" ns41:value-type="float" table:style-name="TL Data" office:value-type="float" office:value="58">
            <text:p>58</text:p>
          </table:table-cell>
          <table:table-cell table:formula="of:=SUM([.N57];[.N10])" ns41:value-type="float" table:style-name="TL Data" office:value-type="float" office:value="45">
            <text:p>45</text:p>
          </table:table-cell>
          <table:table-cell table:formula="of:=SUM([.O57];[.O10])" ns41:value-type="float" table:style-name="TL Data" office:value-type="float" office:value="257">
            <text:p>257</text:p>
          </table:table-cell>
          <table:table-cell table:formula="of:=SUM([.P57];[.P10])" ns41:value-type="float" table:style-name="TL Data" office:value-type="float" office:value="182">
            <text:p>182</text:p>
          </table:table-cell>
          <table:table-cell table:formula="of:=SUM([.Q57];[.Q10])" ns41:value-type="float" table:style-name="TL Data" office:value-type="float" office:value="19">
            <text:p>19</text:p>
          </table:table-cell>
          <table:table-cell table:formula="of:=SUM([.R57];[.R10])" ns41:value-type="float" table:style-name="TL Data" office:value-type="float" office:value="15">
            <text:p>15</text:p>
          </table:table-cell>
          <table:table-cell table:formula="of:=SUM([.S57];[.S10])" ns41:value-type="float" table:style-name="TL Data" office:value-type="float" office:value="587">
            <text:p>587</text:p>
          </table:table-cell>
          <table:table-cell table:formula="of:=SUM([.T57];[.T10])" ns41:value-type="float" table:style-name="TL Data" office:value-type="float" office:value="473">
            <text:p>473</text:p>
          </table:table-cell>
          <table:table-cell ns41:value-type="string" table:style-name="ce40" office:value-type="string">
            <text:p>VT</text:p>
          </table:table-cell>
          <table:table-cell ns41:value-type="string" table:style-name="ce38" office:value-type="string">
            <text:p>1879_06_H5</text:p>
          </table:table-cell>
          <table:table-cell ns41:value-type="float" table:style-name="ce46" office:value="180" office:value-type="float">
            <text:p>180</text:p>
          </table:table-cell>
          <table:table-cell ns41:value-type="float" table:style-name="ce46" office:value="181" office:value-type="float">
            <text:p>18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3" office:value-type="string">
            <text:p>35_0096</text:p>
          </table:table-cell>
          <table:table-cell table:number-columns-repeated="998"/>
        </table:table-row>
        <table:table-row table:style-name="ro2">
          <table:table-cell table:style-name="ce28" table:number-columns-repeated="2"/>
          <table:table-cell table:number-columns-repeated="1022"/>
        </table:table-row>
        <table:table-row table:style-name="ro2" table:number-rows-repeated="6">
          <table:table-cell table:style-name="ce2"/>
          <table:table-cell table:style-name="ce28"/>
          <table:table-cell table:number-columns-repeated="1022"/>
        </table:table-row>
        <table:table-row table:style-name="ro2" table:number-rows-repeated="2">
          <table:table-cell table:style-name="ce28" table:number-columns-repeated="2"/>
          <table:table-cell table:number-columns-repeated="1022"/>
        </table:table-row>
        <table:table-row table:style-name="ro2">
          <table:table-cell table:style-name="ce2"/>
          <table:table-cell table:style-name="ce28"/>
          <table:table-cell table:number-columns-repeated="1022"/>
        </table:table-row>
        <table:table-row table:style-name="ro2" table:number-rows-repeated="2">
          <table:table-cell table:style-name="ce28" table:number-columns-repeated="2"/>
          <table:table-cell table:number-columns-repeated="1022"/>
        </table:table-row>
        <table:table-row table:style-name="ro2" table:number-rows-repeated="2">
          <table:table-cell table:style-name="ce2"/>
          <table:table-cell table:style-name="ce28"/>
          <table:table-cell table:number-columns-repeated="1022"/>
        </table:table-row>
        <table:table-row table:style-name="ro2">
          <table:table-cell table:style-name="ce28" table:number-columns-repeated="2"/>
          <table:table-cell table:number-columns-repeated="1022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I" style:page-layout-name="Mpm3" style:display-name="PageStyle_Zeeland I">
      <style:header style:display="false"/>
      <style:header-left style:display="false"/>
      <style:footer style:display="false"/>
      <style:footer-left style:display="false"/>
    </style:master-page>
    <style:master-page style:name="PageStyle_5f_Zeeland_20_II" style:page-layout-name="Mpm4" style:display-name="PageStyle_Zeeland II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27T12:55:23</meta:creation-date>
    <dc:creator>Yamit</dc:creator>
    <dc:date>2005-02-25T16:57:43</dc:date>
    <meta:document-statistic meta:object-count="0" meta:cell-count="2820" meta:table-count="2"/>
    <meta:generator>ODFPY/1.3.0dev</meta:generator>
  </office:meta>
</office:document-meta>
</file>